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40.26pt"/>
    </style:style>
    <style:style style:name="co2" style:family="table-column">
      <style:table-column-properties fo:break-before="auto" style:column-width="69.76pt"/>
    </style:style>
    <style:style style:name="co3" style:family="table-column">
      <style:table-column-properties fo:break-before="auto" style:column-width="75.74pt"/>
    </style:style>
    <style:style style:name="co4" style:family="table-column">
      <style:table-column-properties fo:break-before="auto" style:column-width="64.49pt"/>
    </style:style>
    <style:style style:name="co5" style:family="table-column">
      <style:table-column-properties fo:break-before="auto" style:column-width="74.24pt"/>
    </style:style>
    <style:style style:name="co6" style:family="table-column">
      <style:table-column-properties fo:break-before="auto" style:column-width="90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77.24pt"/>
    </style:style>
    <style:style style:name="co9" style:family="table-column">
      <style:table-column-properties fo:break-before="auto" style:column-width="76.51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67.49pt"/>
    </style:style>
    <style:style style:name="co12" style:family="table-column">
      <style:table-column-properties fo:break-before="auto" style:column-width="72.74pt"/>
    </style:style>
    <style:style style:name="co13" style:family="table-column">
      <style:table-column-properties fo:break-before="auto" style:column-width="75pt"/>
    </style:style>
    <style:style style:name="co14" style:family="table-column">
      <style:table-column-properties fo:break-before="auto" style:column-width="68.26pt"/>
    </style:style>
    <style:style style:name="co15" style:family="table-column">
      <style:table-column-properties fo:break-before="auto" style:column-width="70.5pt"/>
    </style:style>
    <style:style style:name="co16" style:family="table-column">
      <style:table-column-properties fo:break-before="auto" style:column-width="99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racle">
      <style:table-properties table:display="true" style:writing-mode="lr-tb"/>
    </style:style>
    <style:style style:name="ta2" style:family="table" style:master-page-name="PageStyle_5f_class-tests">
      <style:table-properties table:display="true" style:writing-mode="lr-tb"/>
    </style:style>
    <style:style style:name="ta3" style:family="table" style:master-page-name="PageStyle_5f_annotated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2]))&gt;0)" style:apply-style-name="ConditionalStyle_5f_1" style:base-cell-address="Oracle.A2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2]))&gt;0)" style:apply-style-name="ConditionalStyle_5f_1" style:base-cell-address="Oracle.A2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Oracle.A2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2]))&gt;0)" style:apply-style-name="ConditionalStyle_5f_1" style:base-cell-address="Oracle.A2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2]))&gt;0)" style:apply-style-name="ConditionalStyle_5f_1" style:base-cell-address="Oracle.A2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2]))&gt;0)" style:apply-style-name="ConditionalStyle_5f_1" style:base-cell-address="Oracle.A2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2]))&gt;0)" style:apply-style-name="ConditionalStyle_5f_1" style:base-cell-address="Oracle.A2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2]))&gt;0)" style:apply-style-name="ConditionalStyle_5f_1" style:base-cell-address="'class-tests'.A2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2]))&gt;0)" style:apply-style-name="ConditionalStyle_5f_1" style:base-cell-address="'class-tests'.A2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'class-tests'.A2"/>
    </style:style>
    <style:style style:name="ce23" style:family="table-cell" style:parent-style-name="Default">
      <style:table-cell-properties fo:border-bottom="none" fo:background-color="#ea99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2]))&gt;0)" style:apply-style-name="ConditionalStyle_5f_1" style:base-cell-address="'class-tests'.A2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2]))&gt;0)" style:apply-style-name="ConditionalStyle_5f_1" style:base-cell-address="'class-tests'.A2"/>
    </style:style>
    <style:style style:name="ce2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2]))&gt;0)" style:apply-style-name="ConditionalStyle_5f_1" style:base-cell-address="'class-tests'.A2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2]))&gt;0)" style:apply-style-name="ConditionalStyle_5f_1" style:base-cell-address="'class-tests'.A2"/>
    </style:style>
    <style:style style:name="ce3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ea99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2]))&gt;0)" style:apply-style-name="ConditionalStyle_5f_1" style:base-cell-address="annotated.A2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2]))&gt;0)" style:apply-style-name="ConditionalStyle_5f_1" style:base-cell-address="annotated.A2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annotated.A2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2]))&gt;0)" style:apply-style-name="ConditionalStyle_5f_1" style:base-cell-address="annotated.A2"/>
    </style:style>
    <style:style style:name="ce38" style:family="table-cell" style:parent-style-name="Default">
      <style:table-cell-properties fo:border-bottom="none" fo:background-color="#ffe5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2]))&gt;0)" style:apply-style-name="ConditionalStyle_5f_1" style:base-cell-address="annotated.A2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2]))&gt;0)" style:apply-style-name="ConditionalStyle_5f_1" style:base-cell-address="annotated.A2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2]))&gt;0)" style:apply-style-name="ConditionalStyle_5f_1" style:base-cell-address="annotated.A2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ac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6" table:number-columns-repeated="987" table:default-cell-style-name="Default"/>
        <table:table-row table:style-name="ro1">
          <table:table-cell table:style-name="ce1" office:value-type="string" calcext:value-type="string">
            <text:p>System:</text:p>
          </table:table-cell>
          <table:table-cell table:style-name="ce5" office:value-type="string" calcext:value-type="string">
            <text:p>inversifyJ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/>
          <table:table-cell table:style-name="ce6" office:value-type="string" calcext:value-type="string" table:number-columns-spanned="2" table:number-rows-spanned="1">
            <text:p>Resolver</text:p>
          </table:table-cell>
          <table:covered-table-cell table:style-name="ce10"/>
          <table:table-cell table:style-name="ce6" office:value-type="string" calcext:value-type="string" table:number-columns-spanned="2" table:number-rows-spanned="1">
            <text:p>KernelSnapshot</text:p>
          </table:table-cell>
          <table:covered-table-cell table:style-name="ce10"/>
          <table:table-cell table:style-name="ce14" office:value-type="string" calcext:value-type="string">
            <text:p>KernelModule</text:p>
          </table:table-cell>
          <table:table-cell table:style-name="ce14" office:value-type="string" calcext:value-type="string">
            <text:p>KeyValuePair</text:p>
          </table:table-cell>
          <table:table-cell table:style-name="ce6" office:value-type="string" calcext:value-type="string" table:number-columns-spanned="2" table:number-rows-spanned="1">
            <text:p>Lookup</text:p>
          </table:table-cell>
          <table:covered-table-cell table:style-name="ce10"/>
          <table:table-cell table:style-name="ce6" office:value-type="string" calcext:value-type="string" table:number-columns-spanned="2" table:number-rows-spanned="1">
            <text:p>Kernel</text:p>
          </table:table-cell>
          <table:covered-table-cell table:style-name="ce10"/>
          <table:table-cell table:style-name="ce6" office:value-type="string" calcext:value-type="string" table:number-columns-spanned="2" table:number-rows-spanned="1">
            <text:p>BindingToSyntax</text:p>
          </table:table-cell>
          <table:covered-table-cell table:style-name="ce10"/>
          <table:table-cell table:style-name="ce6" office:value-type="string" calcext:value-type="string" table:number-columns-spanned="2" table:number-rows-spanned="1">
            <text:p>BindingWhenSyntax</text:p>
          </table:table-cell>
          <table:covered-table-cell table:style-name="ce10"/>
          <table:table-cell table:style-name="ce6" office:value-type="string" calcext:value-type="string" table:number-columns-spanned="2" table:number-rows-spanned="1">
            <text:p>BindingWhenOnSyntax</text:p>
          </table:table-cell>
          <table:covered-table-cell table:style-name="ce10"/>
          <table:table-cell table:style-name="ce6" office:value-type="string" calcext:value-type="string" table:number-columns-spanned="2" table:number-rows-spanned="1">
            <text:p>BindingOnSyntax</text:p>
          </table:table-cell>
          <table:covered-table-cell table:style-name="ce10"/>
          <table:table-cell table:style-name="ce6" office:value-type="string" calcext:value-type="string" table:number-columns-spanned="2" table:number-rows-spanned="1">
            <text:p>BindingInSyntax</text:p>
          </table:table-cell>
          <table:covered-table-cell table:style-name="ce10"/>
          <table:table-cell table:style-name="ce6" office:value-type="string" calcext:value-type="string" table:number-columns-spanned="2" table:number-rows-spanned="1">
            <text:p>BindingInWhenOnSyntax</text:p>
          </table:table-cell>
          <table:covered-table-cell table:style-name="ce10"/>
          <table:table-cell table:style-name="ce15" office:value-type="string" calcext:value-type="string" table:number-columns-spanned="2" table:number-rows-spanned="1">
            <text:p>Binding</text:p>
          </table:table-cell>
          <table:covered-table-cell table:style-name="ce10"/>
          <table:table-cell table:style-name="ce6" office:value-type="string" calcext:value-type="string" table:number-columns-spanned="2" table:number-rows-spanned="1">
            <text:p>Request</text:p>
          </table:table-cell>
          <table:covered-table-cell table:style-name="ce10"/>
          <table:table-cell table:style-name="ce15" office:value-type="string" calcext:value-type="string" table:number-columns-spanned="2" table:number-rows-spanned="1">
            <text:p>Plan</text:p>
          </table:table-cell>
          <table:covered-table-cell table:style-name="ce10"/>
          <table:table-cell table:style-name="ce16" office:value-type="string" calcext:value-type="string">
            <text:p>QueryableString</text:p>
          </table:table-cell>
          <table:table-cell table:style-name="ce17" office:value-type="string" calcext:value-type="string">
            <text:p>Metadata</text:p>
          </table:table-cell>
          <table:table-cell table:style-name="ce6" office:value-type="string" calcext:value-type="string" table:number-columns-spanned="2" table:number-rows-spanned="1">
            <text:p>Target</text:p>
          </table:table-cell>
          <table:covered-table-cell table:style-name="ce10"/>
          <table:table-cell table:style-name="ce15" office:value-type="string" calcext:value-type="string" table:number-columns-spanned="2" table:number-rows-spanned="1">
            <text:p>Planner</text:p>
          </table:table-cell>
          <table:covered-table-cell table:style-name="ce10"/>
          <table:table-cell table:style-name="ce15" office:value-type="string" calcext:value-type="string" table:number-columns-spanned="2" table:number-rows-spanned="1">
            <text:p>Context</text:p>
          </table:table-cell>
          <table:covered-table-cell table:style-name="ce10"/>
          <table:table-cell table:style-name="ce16" table:number-columns-repeated="4"/>
          <table:table-cell table:number-columns-repeated="983"/>
        </table:table-row>
        <table:table-row table:style-name="ro1">
          <table:table-cell table:style-name="ce3"/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11" table:number-columns-repeated="2"/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11"/>
          <table:table-cell table:style-name="ce18"/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3" table:number-columns-repeated="4"/>
          <table:table-cell table:number-columns-repeated="983"/>
        </table:table-row>
        <table:table-row table:style-name="ro1">
          <table:table-cell table:style-name="ce4" office:value-type="string" calcext:value-type="string">
            <text:p>Resolver</text:p>
          </table:table-cell>
          <table:table-cell table:style-name="ce8"/>
          <table:table-cell table:style-name="ce12"/>
          <table:table-cell/>
          <table:table-cell table:style-name="ce13" table:number-columns-repeated="3"/>
          <table:table-cell/>
          <table:table-cell table:style-name="ce13"/>
          <table:table-cell table:style-name="ce4" office:value-type="float" office:value="1" calcext:value-type="float">
            <office:annotation draw:style-name="gr1" draw:text-style-name="P2" svg:width="293.24pt" svg:height="29.17pt" svg:x="838.49pt" svg:y="69.42pt" draw:caption-point-x="-11.54pt" draw:caption-point-y="-21.91pt">
              <dc:date>2017-01-05T00:00:00</dc:date>
              <text:p text:style-name="P1">kernel/kernel.ts: <text:s text:c="3"/>private _resolver: Resolver;</text:p>
              <text:p text:style-name="P1"/>
            </office:annotation>
            <text:p>1</text:p>
          </table:table-cell>
          <table:table-cell table:style-name="ce4" office:value-type="float" office:value="1" calcext:value-type="float">
            <office:annotation draw:style-name="gr1" draw:text-style-name="P2" svg:width="288pt" svg:height="29.17pt" svg:x="915pt" svg:y="69.42pt" draw:caption-point-x="-11.54pt" draw:caption-point-y="-21.91pt">
              <dc:date>2017-01-05T00:00:00</dc:date>
              <text:p text:style-name="P1">kernel/kernel.ts: <text:s text:c="7"/>this._resolver = new Resolver();</text:p>
              <text:p text:style-name="P1"/>
            </office:annotation>
            <text:p>1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KernelSnapshot</text:p>
          </table:table-cell>
          <table:table-cell table:style-name="ce8"/>
          <table:table-cell table:style-name="ce12"/>
          <table:table-cell/>
          <table:table-cell table:style-name="ce13" table:number-columns-repeated="3"/>
          <table:table-cell/>
          <table:table-cell table:style-name="ce13"/>
          <table:table-cell table:style-name="ce4" office:value-type="float" office:value="1" calcext:value-type="float">
            <office:annotation draw:style-name="gr1" draw:text-style-name="P2" svg:width="293.24pt" svg:height="40.9pt" svg:x="838.49pt" svg:y="79.31pt" draw:caption-point-x="-11.54pt" draw:caption-point-y="-16.04pt">
              <dc:date>2017-01-05T00:00:00</dc:date>
              <text:p text:style-name="P1">kernel/kernel.ts: <text:s text:c="3"/>private _snapshots: Array&lt;KernelSnapshot&gt;;</text:p>
              <text:p text:style-name="P1"/>
            </office:annotation>
            <text:p>1</text:p>
          </table:table-cell>
          <table:table-cell table:style-name="ce12" office:value-type="float" office:value="2" calcext:value-type="float">
            <office:annotation draw:style-name="gr1" draw:text-style-name="P2" svg:width="288pt" svg:height="40.9pt" svg:x="915pt" svg:y="79.31pt" draw:caption-point-x="-11.54pt" draw:caption-point-y="-16.04pt">
              <dc:date>2017-01-05T00:00:00</dc:date>
              <text:p text:style-name="P1">kernel/kernel.ts: <text:s text:c="7"/>this._snapshots.push(KernelSnapshot.of(this._bindingDictionary.clone(), this._middleware));</text:p>
            </office:annotation>
            <text:p>2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KernelModule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 table:number-columns-repeated="2"/>
          <table:table-cell table:style-name="ce9"/>
          <table:table-cell table:style-name="ce12" office:value-type="float" office:value="2" calcext:value-type="float">
            <office:annotation draw:style-name="gr2" draw:text-style-name="P2" svg:width="288pt" svg:height="64.37pt" svg:x="915pt" svg:y="83.31pt" draw:caption-point-x="-11.54pt" draw:caption-point-y="-4.28pt">
              <dc:date>2017-01-05T00:00:00</dc:date>
              <text:p text:style-name="P1">kernel/kernel.ts: <text:s text:c="3"/>public load(...modules: interfaces.KernelModule[]): void {</text:p>
              <text:p text:style-name="P1">kernel/kernel.ts: <text:s text:c="3"/>public unload(...modules: interfaces.KernelModule[]): void {</text:p>
              <text:p text:style-name="P1"/>
            </office:annotation>
            <text:p>2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KeyValuePair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 table:style-name="ce4" office:value-type="float" office:value="1" calcext:value-type="float">
            <office:annotation draw:style-name="gr1" draw:text-style-name="P2" svg:width="297.75pt" svg:height="40.9pt" svg:x="686.98pt" svg:y="110.81pt" draw:caption-point-x="-11.54pt" draw:caption-point-y="-16.04pt">
              <dc:date>2017-01-05T00:00:00</dc:date>
              <text:p text:style-name="P1">kernel/lookup.ts: <text:s text:c="3"/>private _dictionary: Array&lt;interfaces.KeyValuePair&lt;T&gt;&gt;;</text:p>
              <text:p text:style-name="P1"/>
            </office:annotation>
            <text:p>1</text:p>
          </table:table-cell>
          <table:table-cell table:style-name="ce12" office:value-type="float" office:value="3" calcext:value-type="float">
            <office:annotation draw:style-name="gr1" draw:text-style-name="P2" svg:width="293.98pt" svg:height="87.85pt" svg:x="764.25pt" svg:y="87.34pt" draw:caption-point-x="-11.54pt" draw:caption-point-y="7.43pt">
              <dc:date>2017-01-05T00:00:00</dc:date>
              <text:p text:style-name="P1">kernel/lookup.ts: <text:s text:c="7"/>this._dictionary.push(new KeyValuePair(serviceIdentifier, value));</text:p>
              <text:p text:style-name="P1">kernel/lookup.ts: <text:s text:c="7"/>this._dictionary.forEach((keyValuePair: KeyValuePair&lt;any&gt;) =&gt; {</text:p>
              <text:p text:style-name="P1">kernel/lookup.ts: <text:s text:c="7"/>this._dictionary = this._dictionary.filter((keyValuePair: KeyValuePair&lt;any&gt;) =&gt; {</text:p>
              <text:p text:style-name="P1"/>
            </office:annotation>
            <text:p>3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Lookup</text:p>
          </table:table-cell>
          <table:table-cell table:style-name="ce9"/>
          <table:table-cell table:style-name="ce13"/>
          <table:table-cell table:style-name="ce4" office:value-type="float" office:value="1" calcext:value-type="float">
            <office:annotation draw:style-name="gr1" draw:text-style-name="P2" svg:width="325.47pt" svg:height="40.9pt" svg:x="361.5pt" svg:y="126.57pt" draw:caption-point-x="-11.54pt" draw:caption-point-y="-16.04pt">
              <dc:date>2017-01-05T00:00:00</dc:date>
              <text:p text:style-name="P1">kernel/kernel_snapshot.ts: <text:s text:c="3"/>public bindings: interfaces.Lookup&lt;interfaces.Binding&lt;any&gt;&gt;;</text:p>
              <text:p text:style-name="P1"/>
            </office:annotation>
            <text:p>1</text:p>
          </table:table-cell>
          <table:table-cell table:style-name="ce12" office:value-type="float" office:value="1" calcext:value-type="float">
            <office:annotation draw:style-name="gr1" draw:text-style-name="P2" svg:width="328.51pt" svg:height="52.64pt" svg:x="435.74pt" svg:y="120.7pt" draw:caption-point-x="-11.54pt" draw:caption-point-y="-10.18pt">
              <dc:date>2017-01-05T00:00:00</dc:date>
              <text:p text:style-name="P1">kernel/kernel_snapshot.ts: <text:s text:c="3"/>public static of(bindings: interfaces.Lookup&lt;interfaces.Binding&lt;any&gt;&gt;, middleware: interfaces.PlanAndResolve&lt;any&gt;) {</text:p>
              <text:p text:style-name="P1"/>
            </office:annotation>
            <text:p>1</text:p>
          </table:table-cell>
          <table:table-cell table:style-name="ce13" table:number-columns-repeated="2"/>
          <table:table-cell/>
          <table:table-cell table:style-name="ce13"/>
          <table:table-cell table:style-name="ce4" office:value-type="float" office:value="1" calcext:value-type="float">
            <office:annotation draw:style-name="gr1" draw:text-style-name="P2" svg:width="293.24pt" svg:height="52.64pt" svg:x="838.49pt" svg:y="120.7pt" draw:caption-point-x="-11.54pt" draw:caption-point-y="-10.18pt">
              <dc:date>2017-01-05T00:00:00</dc:date>
              <text:p text:style-name="P1">kernel/kernel.ts: <text:s text:c="3"/>private _bindingDictionary: interfaces.Lookup&lt;Binding&lt;any&gt;&gt;;</text:p>
              <text:p text:style-name="P1"/>
              <text:p text:style-name="P1"/>
            </office:annotation>
            <text:p>1</text:p>
          </table:table-cell>
          <table:table-cell table:style-name="ce12" office:value-type="float" office:value="2" calcext:value-type="float">
            <office:annotation draw:style-name="gr1" draw:text-style-name="P2" svg:width="288pt" svg:height="64.37pt" svg:x="915pt" svg:y="114.83pt" draw:caption-point-x="-11.54pt" draw:caption-point-y="-4.31pt">
              <dc:date>2017-01-05T00:00:00</dc:date>
              <text:p text:style-name="P1">kernel/kernel.ts: <text:s text:c="7"/>this._bindingDictionary = new Lookup&lt;Binding&lt;any&gt;&gt;();</text:p>
              <text:p text:style-name="P1">kernel/kernel.ts: <text:s text:c="7"/>this._bindingDictionary = new Lookup&lt;Binding&lt;any&gt;&gt;();</text:p>
              <text:p text:style-name="P1"/>
            </office:annotation>
            <text:p>2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Kernel</text:p>
          </table:table-cell>
          <table:table-cell table:style-name="ce8"/>
          <table:table-cell table:style-name="ce12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 table:number-columns-repeated="2"/>
          <table:table-cell table:style-name="ce9"/>
          <table:table-cell table:style-name="ce4" office:value-type="float" office:value="2" calcext:value-type="float">
            <office:annotation draw:style-name="gr1" draw:text-style-name="P2" svg:width="329.24pt" svg:height="52.64pt" svg:x="2687.24pt" svg:y="136.43pt" draw:caption-point-x="-11.54pt" draw:caption-point-y="-10.15pt">
              <dc:date>2017-01-05T00:00:00</dc:date>
              <text:p text:style-name="P1">planning/planner.ts: <text:s text:c="3"/>public createContext(kernel: interfaces.Kernel): interfaces.Context {</text:p>
              <text:p text:style-name="P1">planning/planner.ts: <text:s text:c="7"/>kernel: interfaces.Kernel,</text:p>
              <text:p text:style-name="P1"/>
            </office:annotation>
            <text:p>2</text:p>
          </table:table-cell>
          <table:table-cell table:style-name="ce8" office:value-type="float" office:value="1" calcext:value-type="float">
            <office:annotation draw:style-name="gr1" draw:text-style-name="P2" svg:width="345.74pt" svg:height="29.17pt" svg:x="2760.75pt" svg:y="148.17pt" draw:caption-point-x="-11.54pt" draw:caption-point-y="-21.88pt">
              <dc:date>2017-01-05T00:00:00</dc:date>
              <text:p text:style-name="P1">planning/context.ts: <text:s text:c="3"/>public kernel: interfaces.Kernel;</text:p>
              <text:p text:style-name="P1"/>
            </office:annotation>
            <text:p>1</text:p>
          </table:table-cell>
          <table:table-cell table:style-name="ce12" office:value-type="float" office:value="1" calcext:value-type="float">
            <office:annotation draw:style-name="gr1" draw:text-style-name="P2" svg:width="360pt" svg:height="29.17pt" svg:x="2836.49pt" svg:y="148.17pt" draw:caption-point-x="-11.54pt" draw:caption-point-y="-21.88pt">
              <dc:date>2017-01-05T00:00:00</dc:date>
              <text:p text:style-name="P1">planning/context.ts: <text:s text:c="3"/>public constructor(kernel: interfaces.Kernel) {</text:p>
              <text:p text:style-name="P1"/>
            </office:annotation>
            <text:p>1</text:p>
          </table:table-cell>
          <table:table-cell table:number-columns-repeated="987"/>
        </table:table-row>
        <table:table-row table:style-name="ro1">
          <table:table-cell table:style-name="ce4" office:value-type="string" calcext:value-type="string">
            <text:p>BindingToSyntax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2" office:value-type="float" office:value="1" calcext:value-type="float">
            <office:annotation draw:style-name="gr1" draw:text-style-name="P2" svg:width="288pt" svg:height="40.9pt" svg:x="915pt" svg:y="158.06pt" draw:caption-point-x="-11.54pt" draw:caption-point-y="-16.04pt">
              <dc:date>2017-01-05T00:00:00</dc:date>
              <text:p text:style-name="P1">kernel/kernel.ts: <text:s text:c="7"/>return new BindingToSyntax&lt;T&gt;(binding);</text:p>
              <text:p text:style-name="P1"/>
            </office:annotation>
            <text:p>1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BindingWhenSyntax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4" office:value-type="float" office:value="1" calcext:value-type="float">
            <office:annotation draw:style-name="gr2" draw:text-style-name="P2" svg:width="287.26pt" svg:height="40.9pt" svg:x="1277.23pt" svg:y="173.79pt" draw:caption-point-x="-11.54pt" draw:caption-point-y="-16.02pt">
              <dc:date>2017-01-05T00:00:00</dc:date>
              <text:p text:style-name="P1">syntax/binding_when_on_syntax.ts: <text:s text:c="3"/>private _bindingWhenSyntax: interfaces.BindingWhenSyntax&lt;T&gt;;</text:p>
              <text:p text:style-name="P1"/>
            </office:annotation>
            <text:p>1</text:p>
          </table:table-cell>
          <table:table-cell table:style-name="ce12" office:value-type="float" office:value="1" calcext:value-type="float">
            <office:annotation draw:style-name="gr2" draw:text-style-name="P2" svg:width="288pt" svg:height="52.64pt" svg:x="1350.74pt" svg:y="167.92pt" draw:caption-point-x="-11.54pt" draw:caption-point-y="-10.15pt">
              <dc:date>2017-01-05T00:00:00</dc:date>
              <text:p text:style-name="P1">syntax/binding_when_on_syntax.ts: <text:s text:c="7"/>this._bindingWhenSyntax = new BindingWhenSyntax&lt;T&gt;(this._binding);</text:p>
              <text:p text:style-name="P1"/>
            </office:annotation>
            <text:p>1</text:p>
          </table:table-cell>
          <table:table-cell/>
          <table:table-cell table:style-name="ce12" office:value-type="float" office:value="1" calcext:value-type="float">
            <office:annotation draw:style-name="gr2" draw:text-style-name="P2" svg:width="291.77pt" svg:height="76.11pt" svg:x="1491.73pt" svg:y="156.19pt" draw:caption-point-x="-11.54pt" draw:caption-point-y="1.59pt">
              <dc:date>2017-01-05T00:00:00</dc:date>
              <text:p text:style-name="P1">syntax/binding_on_syntax.ts: <text:s text:c="3"/>public onActivation(handler: (context: interfaces.Context, injectable: T) =&gt; T): interfaces.BindingWhenSyntax&lt;T&gt; {</text:p>
              <text:p text:style-name="P1">syntax/binding_on_syntax.ts: <text:s text:c="7"/>return new BindingWhenSyntax&lt;T&gt;(this._binding);</text:p>
              <text:p text:style-name="P1"/>
            </office:annotation>
            <text:p>1</text:p>
          </table:table-cell>
          <table:table-cell/>
          <table:table-cell table:style-name="ce13"/>
          <table:table-cell table:style-name="ce4" office:value-type="float" office:value="1" calcext:value-type="float">
            <office:annotation draw:style-name="gr2" draw:text-style-name="P2" svg:width="287.23pt" svg:height="40.9pt" svg:x="1708.5pt" svg:y="173.79pt" draw:caption-point-x="-11.54pt" draw:caption-point-y="-16.02pt">
              <dc:date>2017-01-05T00:00:00</dc:date>
              <text:p text:style-name="P1">syntax/binding_in_when_on_syntax.ts: <text:s text:c="3"/>private _bindingWhenSyntax: interfaces.BindingWhenSyntax&lt;T&gt;;</text:p>
              <text:p text:style-name="P1"/>
            </office:annotation>
            <text:p>1</text:p>
          </table:table-cell>
          <table:table-cell table:style-name="ce12" office:value-type="float" office:value="1" calcext:value-type="float">
            <office:annotation draw:style-name="gr2" draw:text-style-name="P2" svg:width="287.23pt" svg:height="52.64pt" svg:x="1783.5pt" svg:y="167.92pt" draw:caption-point-x="-11.54pt" draw:caption-point-y="-10.15pt">
              <dc:date>2017-01-05T00:00:00</dc:date>
              <text:p text:style-name="P1">syntax/binding_in_when_on_syntax.ts: <text:s text:c="7"/>this._bindingWhenSyntax = new BindingWhenSyntax&lt;T&gt;(this._binding);</text:p>
              <text:p text:style-name="P1"/>
            </office:annotation>
            <text:p>1</text:p>
          </table:table-cell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BindingWhenOnSyntax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/>
          <table:table-cell/>
          <table:table-cell table:style-name="ce12" office:value-type="float" office:value="6" calcext:value-type="float">
            <office:annotation draw:style-name="gr1" draw:text-style-name="P2" svg:width="292.51pt" svg:height="158.26pt" svg:x="1058.23pt" svg:y="130.88pt" draw:caption-point-x="-11.54pt" draw:caption-point-y="42.63pt">
              <dc:date>2017-01-05T00:00:00</dc:date>
              <text:p text:style-name="P1">syntax/binding_to_syntax.ts: <text:s text:c="7"/>return new BindingWhenOnSyntax&lt;T&gt;(this._binding);</text:p>
              <text:p text:style-name="P1">syntax/binding_to_syntax.ts: <text:s text:c="7"/>return new BindingWhenOnSyntax&lt;T&gt;(this._binding);</text:p>
              <text:p text:style-name="P1">syntax/binding_to_syntax.ts: <text:s text:c="7"/>return new BindingWhenOnSyntax&lt;T&gt;(this._binding);</text:p>
              <text:p text:style-name="P1">syntax/binding_to_syntax.ts: <text:s text:c="3"/>public toFunction(func: T): interfaces.BindingWhenOnSyntax&lt;T&gt; {</text:p>
              <text:p text:style-name="P1">syntax/binding_to_syntax.ts: <text:s text:c="7"/>return new BindingWhenOnSyntax&lt;T&gt;(this._binding);</text:p>
              <text:p text:style-name="P1">syntax/binding_to_syntax.ts: <text:s text:c="7"/>return new BindingWhenOnSyntax&lt;T&gt;(this._binding);</text:p>
              <text:p text:style-name="P1"/>
            </office:annotation>
            <text:p>6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4" office:value-type="float" office:value="2" calcext:value-type="float">
            <office:annotation draw:style-name="gr1" draw:text-style-name="P2" svg:width="287.26pt" svg:height="64.37pt" svg:x="1638.74pt" svg:y="177.82pt" draw:caption-point-x="-11.54pt" draw:caption-point-y="-4.31pt">
              <dc:date>2017-01-05T00:00:00</dc:date>
              <text:p text:style-name="P1">syntax/binding_in_syntax.ts: <text:s text:c="7"/>return new BindingWhenOnSyntax&lt;T&gt;(this._binding);</text:p>
              <text:p text:style-name="P1">syntax/binding_in_syntax.ts: <text:s text:c="7"/>return new BindingWhenOnSyntax&lt;T&gt;(this._binding);</text:p>
              <text:p text:style-name="P1"/>
            </office:annotation>
            <text:p>2</text:p>
          </table:table-cell>
          <table:table-cell table:style-name="ce8"/>
          <table:table-cell table:style-name="ce12" office:value-type="float" office:value="2" calcext:value-type="float">
            <office:annotation draw:style-name="gr1" draw:text-style-name="P2" svg:width="287.23pt" svg:height="64.37pt" svg:x="1783.5pt" svg:y="177.82pt" draw:caption-point-x="-11.54pt" draw:caption-point-y="-4.31pt">
              <dc:date>2017-01-05T00:00:00</dc:date>
              <text:p text:style-name="P1">syntax/binding_in_when_on_syntax.ts: <text:s text:c="3"/>public inSingletonScope(): interfaces.BindingWhenOnSyntax&lt;T&gt; {</text:p>
              <text:p text:style-name="P1">syntax/binding_in_when_on_syntax.ts: <text:s text:c="3"/>public inTransientScope(): interfaces.BindingWhenOnSyntax&lt;T&gt; {</text:p>
              <text:p text:style-name="P1"/>
            </office:annotation>
            <text:p>2</text:p>
          </table:table-cell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BindingOnSyntax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2" office:value-type="float" office:value="14" calcext:value-type="float">
            <office:annotation draw:style-name="gr1" draw:text-style-name="P2" svg:width="288.74pt" svg:height="346.03pt" svg:x="1203pt" svg:y="52.75pt" draw:caption-point-x="-11.54pt" draw:caption-point-y="136.52pt">
              <dc:date>2017-01-05T00:00:00</dc:date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/>
            </office:annotation>
            <text:p>14</text:p>
          </table:table-cell>
          <table:table-cell table:style-name="ce4" office:value-type="float" office:value="1" calcext:value-type="float">
            <office:annotation draw:style-name="gr1" draw:text-style-name="P2" svg:width="287.26pt" svg:height="52.64pt" svg:x="1277.23pt" svg:y="199.45pt" draw:caption-point-x="-11.54pt" draw:caption-point-y="-10.18pt">
              <dc:date>2017-01-05T00:00:00</dc:date>
              <text:p text:style-name="P1">syntax/binding_when_on_syntax.ts: <text:s text:c="7"/>this._bindingOnSyntax = new BindingOnSyntax&lt;T&gt;(this._binding);</text:p>
              <text:p text:style-name="P1"/>
            </office:annotation>
            <text:p>1</text:p>
          </table:table-cell>
          <table:table-cell table:style-name="ce12" office:value-type="float" office:value="15" calcext:value-type="float">
            <office:annotation draw:style-name="gr1" draw:text-style-name="P2" svg:width="288pt" svg:height="557.26pt" svg:x="1350.74pt" svg:y="-52.87pt" draw:caption-point-x="-11.54pt" draw:caption-point-y="242.14pt">
              <dc:date>2017-01-05T00:00:00</dc:date>
              <text:p text:style-name="P1">syntax/binding_when_on_syntax.ts: <text:s text:c="7"/>this._bindingOnSyntax = new BindingOnSyntax&lt;T&gt;(this._binding);</text:p>
              <text:p text:style-name="P1">syntax/binding_when_on_syntax.ts: <text:s text:c="3"/>public when(constraint: (request: interfaces.Request) =&gt; boolean): interfaces.BindingOnSyntax&lt;T&gt; {</text:p>
              <text:p text:style-name="P1">syntax/binding_when_on_syntax.ts: <text:s text:c="3"/>public whenTargetNamed(name: string): interfaces.BindingOnSyntax&lt;T&gt; {</text:p>
              <text:p text:style-name="P1">syntax/binding_when_on_syntax.ts: <text:s text:c="3"/>public whenTargetTagged(tag: string, value: any): interfaces.BindingOnSyntax&lt;T&gt; {</text:p>
              <text:p text:style-name="P1">syntax/binding_when_on_syntax.ts: <text:s text:c="3"/>public whenInjectedInto(parent: (Function|string)): interfaces.BindingOnSyntax&lt;T&gt; {</text:p>
              <text:p text:style-name="P1">syntax/binding_when_on_syntax.ts: <text:s text:c="3"/>public whenParentNamed(name: string): interfaces.BindingOnSyntax&lt;T&gt; {</text:p>
              <text:p text:style-name="P1">syntax/binding_when_on_syntax.ts: <text:s text:c="3"/>public whenParentTagged(tag: string, value: any): interfaces.BindingOnSyntax&lt;T&gt; {</text:p>
              <text:p text:style-name="P1">syntax/binding_when_on_syntax.ts: <text:s text:c="3"/>public whenAnyAncestorIs(ancestor: (Function|string)): interfaces.BindingOnSyntax&lt;T&gt; {</text:p>
              <text:p text:style-name="P1">syntax/binding_when_on_syntax.ts: <text:s text:c="3"/>public whenNoAncestorIs(ancestor: (Function|string)): interfaces.BindingOnSyntax&lt;T&gt; {</text:p>
              <text:p text:style-name="P1">syntax/binding_when_on_syntax.ts: <text:s text:c="3"/>public whenAnyAncestorNamed(name: string): interfaces.BindingOnSyntax&lt;T&gt; {</text:p>
              <text:p text:style-name="P1">syntax/binding_when_on_syntax.ts: <text:s text:c="3"/>public whenAnyAncestorTagged(tag: string, value: any): interfaces.BindingOnSyntax&lt;T&gt; {</text:p>
              <text:p text:style-name="P1">syntax/binding_when_on_syntax.ts: <text:s text:c="3"/>public whenNoAncestorNamed(name: string): interfaces.BindingOnSyntax&lt;T&gt; {</text:p>
              <text:p text:style-name="P1">syntax/binding_when_on_syntax.ts: <text:s text:c="3"/>public whenNoAncestorTagged(tag: string, value: any): interfaces.BindingOnSyntax&lt;T&gt; {</text:p>
              <text:p text:style-name="P1">syntax/binding_when_on_syntax.ts: <text:s text:c="3"/>public whenAnyAncestorMatches(constraint: (request: interfaces.Request) =&gt; boolean): interfaces.BindingOnSyntax&lt;T&gt; {</text:p>
              <text:p text:style-name="P1">syntax/binding_when_on_syntax.ts: <text:s text:c="3"/>public whenNoAncestorMatches(constraint: (request: interfaces.Request) =&gt; boolean): interfaces.BindingOnSyntax&lt;T&gt; {</text:p>
              <text:p text:style-name="P1"/>
            </office:annotation>
            <text:p>15</text:p>
          </table:table-cell>
          <table:table-cell/>
          <table:table-cell table:style-name="ce13"/>
          <table:table-cell/>
          <table:table-cell table:style-name="ce13"/>
          <table:table-cell table:style-name="ce4" office:value-type="float" office:value="1" calcext:value-type="float">
            <office:annotation draw:style-name="gr1" draw:text-style-name="P2" svg:width="287.23pt" svg:height="40.9pt" svg:x="1708.5pt" svg:y="205.31pt" draw:caption-point-x="-11.54pt" draw:caption-point-y="-16.04pt">
              <dc:date>2017-01-05T00:00:00</dc:date>
              <text:p text:style-name="P1">syntax/binding_in_when_on_syntax.ts: <text:s text:c="3"/>private _bindingOnSyntax: interfaces.BindingOnSyntax&lt;T&gt;;</text:p>
              <text:p text:style-name="P1"/>
            </office:annotation>
            <text:p>1</text:p>
          </table:table-cell>
          <table:table-cell table:style-name="ce12" office:value-type="float" office:value="15" calcext:value-type="float">
            <office:annotation draw:style-name="gr1" draw:text-style-name="P2" svg:width="287.23pt" svg:height="569pt" svg:x="1783.5pt" svg:y="-58.73pt" draw:caption-point-x="-11.54pt" draw:caption-point-y="248pt">
              <dc:date>2017-01-05T00:00:00</dc:date>
              <text:p text:style-name="P1">syntax/binding_in_when_on_syntax.ts: <text:s text:c="7"/>this._bindingOnSyntax = new BindingOnSyntax&lt;T&gt;(this._binding);</text:p>
              <text:p text:style-name="P1">syntax/binding_in_when_on_syntax.ts: <text:s text:c="3"/>public when(constraint: (request: interfaces.Request) =&gt; boolean): interfaces.BindingOnSyntax&lt;T&gt; {</text:p>
              <text:p text:style-name="P1">syntax/binding_in_when_on_syntax.ts: <text:s text:c="3"/>public whenTargetNamed(name: string): interfaces.BindingOnSyntax&lt;T&gt; {</text:p>
              <text:p text:style-name="P1">syntax/binding_in_when_on_syntax.ts: <text:s text:c="3"/>public whenTargetTagged(tag: string, value: any): interfaces.BindingOnSyntax&lt;T&gt; {</text:p>
              <text:p text:style-name="P1">syntax/binding_in_when_on_syntax.ts: <text:s text:c="3"/>public whenInjectedInto(parent: (Function|string)): interfaces.BindingOnSyntax&lt;T&gt; {</text:p>
              <text:p text:style-name="P1">syntax/binding_in_when_on_syntax.ts: <text:s text:c="3"/>public whenParentNamed(name: string): interfaces.BindingOnSyntax&lt;T&gt; {</text:p>
              <text:p text:style-name="P1">syntax/binding_in_when_on_syntax.ts: <text:s text:c="3"/>public whenParentTagged(tag: string, value: any): interfaces.BindingOnSyntax&lt;T&gt; {</text:p>
              <text:p text:style-name="P1">syntax/binding_in_when_on_syntax.ts: <text:s text:c="3"/>public whenAnyAncestorIs(ancestor: (Function|string)): interfaces.BindingOnSyntax&lt;T&gt; {</text:p>
              <text:p text:style-name="P1">syntax/binding_in_when_on_syntax.ts: <text:s text:c="3"/>public whenNoAncestorIs(ancestor: (Function|string)): interfaces.BindingOnSyntax&lt;T&gt; {</text:p>
              <text:p text:style-name="P1">syntax/binding_in_when_on_syntax.ts: <text:s text:c="3"/>public whenAnyAncestorNamed(name: string): interfaces.BindingOnSyntax&lt;T&gt; {</text:p>
              <text:p text:style-name="P1">syntax/binding_in_when_on_syntax.ts: <text:s text:c="3"/>public whenAnyAncestorTagged(tag: string, value: any): interfaces.BindingOnSyntax&lt;T&gt; {</text:p>
              <text:p text:style-name="P1">syntax/binding_in_when_on_syntax.ts: <text:s text:c="3"/>public whenNoAncestorNamed(name: string): interfaces.BindingOnSyntax&lt;T&gt; {</text:p>
              <text:p text:style-name="P1">syntax/binding_in_when_on_syntax.ts: <text:s text:c="3"/>public whenNoAncestorTagged(tag: string, value: any): interfaces.BindingOnSyntax&lt;T&gt; {</text:p>
              <text:p text:style-name="P1">syntax/binding_in_when_on_syntax.ts: <text:s text:c="3"/>public whenAnyAncestorMatches(constraint: (request: interfaces.Request) =&gt; boolean): interfaces.BindingOnSyntax&lt;T&gt; {</text:p>
              <text:p text:style-name="P1">syntax/binding_in_when_on_syntax.ts: <text:s text:c="3"/>public whenNoAncestorMatches(constraint: (request: interfaces.Request) =&gt; boolean): interfaces.BindingOnSyntax&lt;T&gt; {</text:p>
              <text:p text:style-name="P1"/>
            </office:annotation>
            <text:p>15</text:p>
          </table:table-cell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BindingInSyntax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4" office:value-type="float" office:value="1" calcext:value-type="float">
            <office:annotation draw:style-name="gr2" draw:text-style-name="P2" svg:width="287.23pt" svg:height="40.9pt" svg:x="1708.5pt" svg:y="221.05pt" draw:caption-point-x="-11.54pt" draw:caption-point-y="-16.02pt">
              <dc:date>2017-01-05T00:00:00</dc:date>
              <text:p text:style-name="P1">syntax/binding_in_when_on_syntax.ts: <text:s text:c="3"/>private _bindingInSyntax: interfaces.BindingInSyntax&lt;T&gt;;</text:p>
              <text:p text:style-name="P1"/>
            </office:annotation>
            <text:p>1</text:p>
          </table:table-cell>
          <table:table-cell table:style-name="ce12" office:value-type="float" office:value="1" calcext:value-type="float">
            <office:annotation draw:style-name="gr2" draw:text-style-name="P2" svg:width="287.23pt" svg:height="40.9pt" svg:x="1783.5pt" svg:y="221.05pt" draw:caption-point-x="-11.54pt" draw:caption-point-y="-16.02pt">
              <dc:date>2017-01-05T00:00:00</dc:date>
              <text:p text:style-name="P1">syntax/binding_in_when_on_syntax.ts: <text:s text:c="7"/>this._bindingInSyntax = new BindingInSyntax&lt;T&gt;(binding);</text:p>
              <text:p text:style-name="P1"/>
            </office:annotation>
            <text:p>1</text:p>
          </table:table-cell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BindingInWhenOnSyntax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/>
          <table:table-cell/>
          <table:table-cell table:style-name="ce12" office:value-type="float" office:value="3" calcext:value-type="float">
            <office:annotation draw:style-name="gr1" draw:text-style-name="P2" svg:width="292.51pt" svg:height="87.85pt" svg:x="1058.23pt" svg:y="213.34pt" draw:caption-point-x="-11.54pt" draw:caption-point-y="7.43pt">
              <dc:date>2017-01-05T00:00:00</dc:date>
              <text:p text:style-name="P1">syntax/binding_to_syntax.ts: <text:s text:c="7"/>return new BindingInWhenOnSyntax&lt;T&gt;(this._binding);</text:p>
              <text:p text:style-name="P1">syntax/binding_to_syntax.ts: <text:s text:c="3"/>public toSelf(): interfaces.BindingInWhenOnSyntax&lt;T&gt; {</text:p>
              <text:p text:style-name="P1">syntax/binding_to_syntax.ts: <text:s text:c="7"/>return new BindingInWhenOnSyntax&lt;T&gt;(this._binding);</text:p>
              <text:p text:style-name="P1"/>
            </office:annotation>
            <text:p>3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Binding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2" office:value-type="float" office:value="2" calcext:value-type="float">
            <office:annotation draw:style-name="gr1" draw:text-style-name="P2" svg:width="288pt" svg:height="76.11pt" svg:x="915pt" svg:y="234.96pt" draw:caption-point-x="-11.54pt" draw:caption-point-y="1.56pt">
              <dc:date>2017-01-05T00:00:00</dc:date>
              <text:p text:style-name="P1">kernel/kernel.ts: <text:s text:c="7"/>let binding = new Binding&lt;T&gt;(serviceIdentifier);</text:p>
              <text:p text:style-name="P1">kernel/kernel.ts: <text:s text:c="3"/>private _createContext&lt;T&gt;(binding: interfaces.Binding&lt;T&gt;, target: interfaces.Target): interfaces.Context {</text:p>
              <text:p text:style-name="P1"/>
            </office:annotation>
            <text:p>2</text:p>
          </table:table-cell>
          <table:table-cell table:style-name="ce4" office:value-type="float" office:value="1" calcext:value-type="float">
            <office:annotation draw:style-name="gr1" draw:text-style-name="P2" svg:width="292.51pt" svg:height="52.64pt" svg:x="984.73pt" svg:y="246.7pt" draw:caption-point-x="-11.54pt" draw:caption-point-y="-10.18pt">
              <dc:date>2017-01-05T00:00:00</dc:date>
              <text:p text:style-name="P1">syntax/binding_to_syntax.ts: <text:s text:c="3"/>private _binding: interfaces.Binding&lt;T&gt;;</text:p>
              <text:p text:style-name="P1"/>
              <text:p text:style-name="P1"/>
            </office:annotation>
            <text:p>1</text:p>
          </table:table-cell>
          <table:table-cell table:style-name="ce12" office:value-type="float" office:value="1" calcext:value-type="float">
            <office:annotation draw:style-name="gr1" draw:text-style-name="P2" svg:width="292.51pt" svg:height="29.17pt" svg:x="1058.23pt" svg:y="258.43pt" draw:caption-point-x="-11.54pt" draw:caption-point-y="-21.91pt">
              <dc:date>2017-01-05T00:00:00</dc:date>
              <text:p text:style-name="P1">syntax/binding_to_syntax.ts: <text:s text:c="3"/>public constructor(binding: interfaces.Binding&lt;T&gt;) {</text:p>
            </office:annotation>
            <text:p>1</text:p>
          </table:table-cell>
          <table:table-cell table:style-name="ce4" office:value-type="float" office:value="1" calcext:value-type="float">
            <office:annotation draw:style-name="gr1" draw:text-style-name="P2" svg:width="286.5pt" svg:height="52.64pt" svg:x="1131.73pt" svg:y="246.7pt" draw:caption-point-x="-11.54pt" draw:caption-point-y="-10.18pt">
              <dc:date>2017-01-05T00:00:00</dc:date>
              <text:p text:style-name="P1">syntax/binding_when_syntax.ts: <text:s text:c="3"/>private _binding: interfaces.Binding&lt;T&gt;;</text:p>
              <text:p text:style-name="P1"/>
              <text:p text:style-name="P1"/>
            </office:annotation>
            <text:p>1</text:p>
          </table:table-cell>
          <table:table-cell table:style-name="ce12" office:value-type="float" office:value="1" calcext:value-type="float">
            <office:annotation draw:style-name="gr1" draw:text-style-name="P2" svg:width="288.74pt" svg:height="29.17pt" svg:x="1203pt" svg:y="258.43pt" draw:caption-point-x="-11.54pt" draw:caption-point-y="-21.91pt">
              <dc:date>2017-01-05T00:00:00</dc:date>
              <text:p text:style-name="P1">syntax/binding_when_syntax.ts: <text:s text:c="3"/>public constructor(binding: interfaces.Binding&lt;T&gt;) {</text:p>
            </office:annotation>
            <text:p>1</text:p>
          </table:table-cell>
          <table:table-cell table:style-name="ce4" office:value-type="float" office:value="1" calcext:value-type="float">
            <office:annotation draw:style-name="gr1" draw:text-style-name="P2" svg:width="287.26pt" svg:height="40.9pt" svg:x="1277.23pt" svg:y="252.57pt" draw:caption-point-x="-11.54pt" draw:caption-point-y="-16.04pt">
              <dc:date>2017-01-05T00:00:00</dc:date>
              <text:p text:style-name="P1">syntax/binding_when_on_syntax.ts: <text:s text:c="3"/>private _binding: interfaces.Binding&lt;T&gt;;</text:p>
              <text:p text:style-name="P1"/>
            </office:annotation>
            <text:p>1</text:p>
          </table:table-cell>
          <table:table-cell table:style-name="ce12" office:value-type="float" office:value="1" calcext:value-type="float">
            <office:annotation draw:style-name="gr1" draw:text-style-name="P2" svg:width="288pt" svg:height="40.9pt" svg:x="1350.74pt" svg:y="252.57pt" draw:caption-point-x="-11.54pt" draw:caption-point-y="-16.04pt">
              <dc:date>2017-01-05T00:00:00</dc:date>
              <text:p text:style-name="P1">syntax/binding_when_on_syntax.ts: <text:s text:c="3"/>public constructor(binding: interfaces.Binding&lt;T&gt;) {</text:p>
              <text:p text:style-name="P1"/>
            </office:annotation>
            <text:p>1</text:p>
          </table:table-cell>
          <table:table-cell table:style-name="ce4" office:value-type="float" office:value="1" calcext:value-type="float">
            <office:annotation draw:style-name="gr1" draw:text-style-name="P2" svg:width="290.27pt" svg:height="40.9pt" svg:x="1418.23pt" svg:y="252.57pt" draw:caption-point-x="-11.54pt" draw:caption-point-y="-16.04pt">
              <dc:date>2017-01-05T00:00:00</dc:date>
              <text:p text:style-name="P1">syntax/binding_on_syntax.ts: <text:s text:c="3"/>private _binding: interfaces.Binding&lt;T&gt;;</text:p>
              <text:p text:style-name="P1"/>
            </office:annotation>
            <text:p>1</text:p>
          </table:table-cell>
          <table:table-cell table:style-name="ce12" office:value-type="float" office:value="1" calcext:value-type="float">
            <office:annotation draw:style-name="gr1" draw:text-style-name="P2" svg:width="291.77pt" svg:height="40.9pt" svg:x="1491.73pt" svg:y="252.57pt" draw:caption-point-x="-11.54pt" draw:caption-point-y="-16.04pt">
              <dc:date>2017-01-05T00:00:00</dc:date>
              <text:p text:style-name="P1">syntax/binding_on_syntax.ts: <text:s text:c="3"/>public constructor(binding: interfaces.Binding&lt;T&gt;) {</text:p>
              <text:p text:style-name="P1"/>
            </office:annotation>
            <text:p>1</text:p>
          </table:table-cell>
          <table:table-cell table:style-name="ce4" office:value-type="float" office:value="1" calcext:value-type="float">
            <office:annotation draw:style-name="gr1" draw:text-style-name="P2" svg:width="287.23pt" svg:height="52.64pt" svg:x="1564.5pt" svg:y="246.7pt" draw:caption-point-x="-11.54pt" draw:caption-point-y="-10.18pt">
              <dc:date>2017-01-05T00:00:00</dc:date>
              <text:p text:style-name="P1">syntax/binding_in_syntax.ts: <text:s text:c="3"/>private _binding: interfaces.Binding&lt;T&gt;;</text:p>
              <text:p text:style-name="P1"/>
              <text:p text:style-name="P1"/>
            </office:annotation>
            <text:p>1</text:p>
          </table:table-cell>
          <table:table-cell table:style-name="ce12" office:value-type="float" office:value="1" calcext:value-type="float">
            <office:annotation draw:style-name="gr1" draw:text-style-name="P2" svg:width="287.26pt" svg:height="29.17pt" svg:x="1638.74pt" svg:y="258.43pt" draw:caption-point-x="-11.54pt" draw:caption-point-y="-21.91pt">
              <dc:date>2017-01-05T00:00:00</dc:date>
              <text:p text:style-name="P1">syntax/binding_in_syntax.ts: <text:s text:c="3"/>public constructor(binding: interfaces.Binding&lt;T&gt;) {</text:p>
            </office:annotation>
            <text:p>1</text:p>
          </table:table-cell>
          <table:table-cell table:style-name="ce4" office:value-type="float" office:value="1" calcext:value-type="float">
            <office:annotation draw:style-name="gr1" draw:text-style-name="P2" svg:width="287.23pt" svg:height="52.64pt" svg:x="1708.5pt" svg:y="246.7pt" draw:caption-point-x="-11.54pt" draw:caption-point-y="-10.18pt">
              <dc:date>2017-01-05T00:00:00</dc:date>
              <text:p text:style-name="P1">syntax/binding_in_when_on_syntax.ts: <text:s text:c="3"/>private _binding: interfaces.Binding&lt;T&gt;;</text:p>
              <text:p text:style-name="P1"/>
              <text:p text:style-name="P1"/>
            </office:annotation>
            <text:p>1</text:p>
          </table:table-cell>
          <table:table-cell table:style-name="ce12" office:value-type="float" office:value="1" calcext:value-type="float">
            <office:annotation draw:style-name="gr1" draw:text-style-name="P2" svg:width="287.23pt" svg:height="29.17pt" svg:x="1783.5pt" svg:y="258.43pt" draw:caption-point-x="-11.54pt" draw:caption-point-y="-21.91pt">
              <dc:date>2017-01-05T00:00:00</dc:date>
              <text:p text:style-name="P1">syntax/binding_in_when_on_syntax.ts: <text:s text:c="3"/>public constructor(binding: interfaces.Binding&lt;T&gt;) {</text:p>
            </office:annotation>
            <text:p>1</text:p>
          </table:table-cell>
          <table:table-cell table:style-name="ce9"/>
          <table:table-cell table:style-name="ce13"/>
          <table:table-cell table:style-name="ce4" office:value-type="float" office:value="1" calcext:value-type="float">
            <office:annotation draw:style-name="gr1" draw:text-style-name="P2" svg:width="318.76pt" svg:height="29.17pt" svg:x="1995.73pt" svg:y="258.43pt" draw:caption-point-x="-11.54pt" draw:caption-point-y="-21.91pt">
              <dc:date>2017-01-05T00:00:00</dc:date>
              <text:p text:style-name="P1">planning/request.ts: <text:s text:c="3"/>public bindings: interfaces.Binding&lt;any&gt;[];</text:p>
              <text:p text:style-name="P1"/>
            </office:annotation>
            <text:p>1</text:p>
          </table:table-cell>
          <table:table-cell table:style-name="ce12" office:value-type="float" office:value="1" calcext:value-type="float">
            <office:annotation draw:style-name="gr1" draw:text-style-name="P2" svg:width="333.75pt" svg:height="64.37pt" svg:x="2070.74pt" svg:y="240.83pt" draw:caption-point-x="-11.54pt" draw:caption-point-y="-4.31pt">
              <dc:date>2017-01-05T00:00:00</dc:date>
              <text:p text:style-name="P1">planning/request.ts: <text:s text:c="7"/>bindings: (interfaces.Binding&lt;any&gt;|interfaces.Binding&lt;any&gt;[]),</text:p>
              <text:p text:style-name="P1">planning/request.ts: <text:s text:c="7"/>bindings: (interfaces.Binding&lt;any&gt;|interfaces.Binding&lt;any&gt;[]),</text:p>
              <text:p text:style-name="P1"/>
            </office:annotation>
            <text:p>1</text:p>
          </table:table-cell>
          <table:table-cell table:style-name="ce9"/>
          <table:table-cell table:style-name="ce13" table:number-columns-repeated="2"/>
          <table:table-cell table:style-name="ce19"/>
          <table:table-cell table:number-columns-repeated="2"/>
          <table:table-cell table:style-name="ce9"/>
          <table:table-cell table:style-name="ce4" office:value-type="float" office:value="6" calcext:value-type="float">
            <office:annotation draw:style-name="gr1" draw:text-style-name="P2" svg:width="329.24pt" svg:height="111.32pt" svg:x="2687.24pt" svg:y="217.36pt" draw:caption-point-x="-11.54pt" draw:caption-point-y="19.16pt">
              <dc:date>2017-01-05T00:00:00</dc:date>
              <text:p text:style-name="P1">planning/planner.ts: <text:s text:c="7"/>binding: interfaces.Binding&lt;any&gt;,</text:p>
              <text:p text:style-name="P1">planning/planner.ts: <text:s text:c="3"/>): interfaces.Binding&lt;T&gt;[] {</text:p>
              <text:p text:style-name="P1">planning/planner.ts: <text:s text:c="7"/>let bindings: interfaces.Binding&lt;T&gt;[] = [];</text:p>
              <text:p text:style-name="P1">planning/planner.ts: <text:s text:c="3"/>): interfaces.Binding&lt;any&gt;[] {</text:p>
              <text:p text:style-name="P1">planning/planner.ts: <text:s text:c="7"/>let activeBindings: interfaces.Binding&lt;any&gt;[] = [];</text:p>
              <text:p text:style-name="P1">planning/planner.ts: <text:s text:c="7"/>bindings: interfaces.Binding&lt;any&gt;[]</text:p>
              <text:p text:style-name="P1"/>
              <text:p text:style-name="P1"/>
            </office:annotation>
            <text:p>6</text:p>
          </table:table-cell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Request</text:p>
          </table:table-cell>
          <table:table-cell table:style-name="ce9"/>
          <table:table-cell table:style-name="ce12" office:value-type="float" office:value="8" calcext:value-type="float">
            <office:annotation draw:style-name="gr1" draw:text-style-name="P2" svg:width="318.76pt" svg:height="240.41pt" svg:x="296.99pt" svg:y="168.55pt" draw:caption-point-x="-11.54pt" draw:caption-point-y="83.74pt">
              <dc:date>2017-01-05T00:00:00</dc:date>
              <text:p text:style-name="P1">resolution/resolver.ts: <text:s text:c="3"/>private _resolve(request: interfaces.Request): any {</text:p>
              <text:p text:style-name="P1">resolution/resolver.ts: <text:s text:c="11"/>return childRequests.map((childRequest: interfaces.Request) =&gt; { return this._resolve(childRequest); });</text:p>
              <text:p text:style-name="P1">resolution/resolver.ts: <text:s text:c="23"/>let constructorInjectionsRequests = childRequests.filter((childRequest: interfaces.Request) =&gt; {</text:p>
              <text:p text:style-name="P1">resolution/resolver.ts: <text:s text:c="23"/>let constructorInjections = constructorInjectionsRequests.map((childRequest: interfaces.Request) =&gt; {</text:p>
              <text:p text:style-name="P1">resolution/resolver.ts: <text:s text:c="3"/>private _injectProperties(instance: any, childRequests: interfaces.Request[]) {</text:p>
              <text:p text:style-name="P1">resolution/resolver.ts: <text:s text:c="7"/>let propertyInjectionsRequests = childRequests.filter((childRequest: interfaces.Request) =&gt; {</text:p>
              <text:p text:style-name="P1">resolution/resolver.ts: <text:s text:c="7"/>let propertyInjections = propertyInjectionsRequests.map((childRequest: interfaces.Request) =&gt; {</text:p>
              <text:p text:style-name="P1">resolution/resolver.ts: <text:s text:c="7"/>propertyInjectionsRequests.forEach((r: interfaces.Request, index: number) =&gt; {</text:p>
              <text:p text:style-name="P1"/>
            </office:annotation>
            <text:p>8</text:p>
          </table:table-cell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2" office:value-type="float" office:value="1" calcext:value-type="float">
            <office:annotation draw:style-name="gr1" draw:text-style-name="P2" svg:width="288pt" svg:height="29.17pt" svg:x="915pt" svg:y="274.17pt" draw:caption-point-x="-11.54pt" draw:caption-point-y="-21.88pt">
              <dc:date>2017-01-05T00:00:00</dc:date>
              <text:p text:style-name="P1">kernel/kernel.ts: <text:s text:c="11"/>let request = new Request(</text:p>
              <text:p text:style-name="P1"/>
            </office:annotation>
            <text:p>1</text:p>
          </table:table-cell>
          <table:table-cell/>
          <table:table-cell table:style-name="ce13"/>
          <table:table-cell/>
          <table:table-cell table:style-name="ce12" office:value-type="float" office:value="9" calcext:value-type="float">
            <office:annotation draw:style-name="gr1" draw:text-style-name="P2" svg:width="288.74pt" svg:height="287.35pt" svg:x="1203pt" svg:y="145.08pt" draw:caption-point-x="-11.54pt" draw:caption-point-y="107.21pt">
              <dc:date>2017-01-05T00:00:00</dc:date>
              <text:p text:style-name="P1">syntax/binding_when_syntax.ts: <text:s text:c="3"/>public when(constraint: (request: interfaces.Request) =&gt; boolean): interfaces.BindingOnSyntax&lt;T&gt; {</text:p>
              <text:p text:style-name="P1">syntax/binding_when_syntax.ts: <text:s text:c="7"/>this._binding.constraint = (request: interfaces.Request) =&gt; {</text:p>
              <text:p text:style-name="P1">syntax/binding_when_syntax.ts: <text:s text:c="7"/>this._binding.constraint = (request: interfaces.Request) =&gt; {</text:p>
              <text:p text:style-name="P1">syntax/binding_when_syntax.ts: <text:s text:c="7"/>this._binding.constraint = (request: interfaces.Request) =&gt; {</text:p>
              <text:p text:style-name="P1">syntax/binding_when_syntax.ts: <text:s text:c="7"/>this._binding.constraint = (request: interfaces.Request) =&gt; {</text:p>
              <text:p text:style-name="P1">syntax/binding_when_syntax.ts: <text:s text:c="3"/>public whenAnyAncestorMatches(constraint: (request: interfaces.Request) =&gt; boolean): interfaces.BindingOnSyntax&lt;T&gt; {</text:p>
              <text:p text:style-name="P1">syntax/binding_when_syntax.ts: <text:s text:c="7"/>this._binding.constraint = (request: interfaces.Request) =&gt; {</text:p>
              <text:p text:style-name="P1">syntax/binding_when_syntax.ts: <text:s text:c="3"/>public whenNoAncestorMatches(constraint: (request: interfaces.Request) =&gt; boolean): interfaces.BindingOnSyntax&lt;T&gt; {</text:p>
              <text:p text:style-name="P1">syntax/binding_when_syntax.ts: <text:s text:c="7"/>this._binding.constraint = (request: interfaces.Request) =&gt; {</text:p>
              <text:p text:style-name="P1"/>
            </office:annotation>
            <text:p>9</text:p>
          </table:table-cell>
          <table:table-cell/>
          <table:table-cell table:style-name="ce12" office:value-type="float" office:value="3" calcext:value-type="float">
            <office:annotation draw:style-name="gr1" draw:text-style-name="P2" svg:width="288pt" svg:height="146.52pt" svg:x="1350.74pt" svg:y="215.49pt" draw:caption-point-x="-11.54pt" draw:caption-point-y="36.79pt">
              <dc:date>2017-01-05T00:00:00</dc:date>
              <text:p text:style-name="P1">syntax/binding_when_on_syntax.ts: <text:s text:c="3"/>public when(constraint: (request: interfaces.Request) =&gt; boolean): interfaces.BindingOnSyntax&lt;T&gt; {</text:p>
              <text:p text:style-name="P1">syntax/binding_when_on_syntax.ts: <text:s text:c="3"/>public whenAnyAncestorMatches(constraint: (request: interfaces.Request) =&gt; boolean): interfaces.BindingOnSyntax&lt;T&gt; {</text:p>
              <text:p text:style-name="P1">syntax/binding_when_on_syntax.ts: <text:s text:c="3"/>public whenNoAncestorMatches(constraint: (request: interfaces.Request) =&gt; boolean): interfaces.BindingOnSyntax&lt;T&gt; {</text:p>
              <text:p text:style-name="P1"/>
            </office:annotation>
            <text:p>3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4" office:value-type="float" office:value="3" calcext:value-type="float">
            <office:annotation draw:style-name="gr1" draw:text-style-name="P2" svg:width="287.23pt" svg:height="146.52pt" svg:x="1783.5pt" svg:y="215.49pt" draw:caption-point-x="-11.54pt" draw:caption-point-y="36.79pt">
              <dc:date>2017-01-05T00:00:00</dc:date>
              <text:p text:style-name="P1">syntax/binding_in_when_on_syntax.ts: <text:s text:c="3"/>public when(constraint: (request: interfaces.Request) =&gt; boolean): interfaces.BindingOnSyntax&lt;T&gt; {</text:p>
              <text:p text:style-name="P1">syntax/binding_in_when_on_syntax.ts: <text:s text:c="3"/>public whenAnyAncestorMatches(constraint: (request: interfaces.Request) =&gt; boolean): interfaces.BindingOnSyntax&lt;T&gt; {</text:p>
              <text:p text:style-name="P1">syntax/binding_in_when_on_syntax.ts: <text:s text:c="3"/>public whenNoAncestorMatches(constraint: (request: interfaces.Request) =&gt; boolean): interfaces.BindingOnSyntax&lt;T&gt; {</text:p>
              <text:p text:style-name="P1"/>
            </office:annotation>
            <text:p>3</text:p>
          </table:table-cell>
          <table:table-cell table:style-name="ce9"/>
          <table:table-cell table:style-name="ce12" office:value-type="float" office:value="2" calcext:value-type="float">
            <office:annotation draw:style-name="gr1" draw:text-style-name="P2" svg:width="289.5pt" svg:height="64.37pt" svg:x="1926pt" svg:y="256.56pt" draw:caption-point-x="-11.54pt" draw:caption-point-y="-4.28pt">
              <dc:date>2017-01-05T00:00:00</dc:date>
              <text:p text:style-name="P1">bindings/binding.ts: <text:s text:c="3"/>public constraint: (request: interfaces.Request) =&gt; boolean;</text:p>
              <text:p text:style-name="P1">bindings/binding.ts: <text:s text:c="7"/>this.constraint = (request: interfaces.Request) =&gt; { return true; };</text:p>
              <text:p text:style-name="P1"/>
            </office:annotation>
            <text:p>2</text:p>
          </table:table-cell>
          <table:table-cell/>
          <table:table-cell table:style-name="ce13"/>
          <table:table-cell table:style-name="ce8" office:value-type="float" office:value="1" calcext:value-type="float">
            <office:annotation draw:style-name="gr1" draw:text-style-name="P2" svg:width="327.74pt" svg:height="29.17pt" svg:x="2141.23pt" svg:y="274.17pt" draw:caption-point-x="-11.54pt" draw:caption-point-y="-21.88pt">
              <dc:date>2017-01-05T00:00:00</dc:date>
              <text:p text:style-name="P1">planning/plan.ts: <text:s text:c="3"/>public rootRequest: interfaces.Request;</text:p>
              <text:p text:style-name="P1"/>
            </office:annotation>
            <text:p>1</text:p>
          </table:table-cell>
          <table:table-cell table:style-name="ce12" office:value-type="float" office:value="1" calcext:value-type="float">
            <office:annotation draw:style-name="gr1" draw:text-style-name="P2" svg:width="327.74pt" svg:height="40.9pt" svg:x="2215.5pt" svg:y="268.3pt" draw:caption-point-x="-11.54pt" draw:caption-point-y="-16.02pt">
              <dc:date>2017-01-05T00:00:00</dc:date>
              <text:p text:style-name="P1">planning/plan.ts: <text:s text:c="3"/>public constructor(parentContext: interfaces.Context, rootRequest: interfaces.Request) {</text:p>
              <text:p text:style-name="P1"/>
            </office:annotation>
            <text:p>1</text:p>
          </table:table-cell>
          <table:table-cell table:style-name="ce13"/>
          <table:table-cell table:style-name="ce19"/>
          <table:table-cell table:number-columns-repeated="2"/>
          <table:table-cell table:style-name="ce9"/>
          <table:table-cell table:style-name="ce4" office:value-type="float" office:value="3" calcext:value-type="float">
            <office:annotation draw:style-name="gr1" draw:text-style-name="P2" svg:width="329.24pt" svg:height="64.37pt" svg:x="2687.24pt" svg:y="256.56pt" draw:caption-point-x="-11.54pt" draw:caption-point-y="-4.28pt">
              <dc:date>2017-01-05T00:00:00</dc:date>
              <text:p text:style-name="P1">planning/planner.ts: <text:s text:c="7"/>let rootRequest = new Request(</text:p>
              <text:p text:style-name="P1">planning/planner.ts: <text:s text:c="15"/>let request = new Request(</text:p>
              <text:p text:style-name="P1">planning/planner.ts: <text:s text:c="3"/>private _createSubRequest(parentRequest: interfaces.Request, target: interfaces.Target) {</text:p>
              <text:p text:style-name="P1"/>
            </office:annotation>
            <text:p>3</text:p>
          </table:table-cell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Plan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 table:number-columns-repeated="2"/>
          <table:table-cell table:style-name="ce9"/>
          <table:table-cell table:style-name="ce4" office:value-type="float" office:value="1" calcext:value-type="float">
            <office:annotation draw:style-name="gr1" draw:text-style-name="P2" svg:width="329.24pt" svg:height="40.9pt" svg:x="2687.24pt" svg:y="284.06pt" draw:caption-point-x="-11.54pt" draw:caption-point-y="-16.04pt">
              <dc:date>2017-01-05T00:00:00</dc:date>
              <text:p text:style-name="P1">src/planning/planner.ts: <text:s text:c="7"/>let plan = new Plan(context, rootRequest);</text:p>
              <text:p text:style-name="P1"/>
            </office:annotation>
            <text:p>1</text:p>
          </table:table-cell>
          <table:table-cell table:style-name="ce8" office:value-type="float" office:value="1" calcext:value-type="float">
            <office:annotation draw:style-name="gr1" draw:text-style-name="P2" svg:width="345.74pt" svg:height="29.17pt" svg:x="2760.75pt" svg:y="289.93pt" draw:caption-point-x="-11.54pt" draw:caption-point-y="-21.91pt">
              <dc:date>2017-01-05T00:00:00</dc:date>
              <text:p text:style-name="P1">src/planning/context.ts: <text:s text:c="3"/>public plan: interfaces.Plan;</text:p>
              <text:p text:style-name="P1"/>
            </office:annotation>
            <text:p>1</text:p>
          </table:table-cell>
          <table:table-cell table:style-name="ce12" office:value-type="float" office:value="1" calcext:value-type="float">
            <office:annotation draw:style-name="gr1" draw:text-style-name="P2" svg:width="360pt" svg:height="29.17pt" svg:x="2836.49pt" svg:y="289.93pt" draw:caption-point-x="-11.54pt" draw:caption-point-y="-21.91pt">
              <dc:date>2017-01-05T00:00:00</dc:date>
              <text:p text:style-name="P1">src/planning/context.ts: <text:s text:c="3"/>public addPlan(plan: interfaces.Plan) {</text:p>
              <text:p text:style-name="P1"/>
            </office:annotation>
            <text:p>1</text:p>
          </table:table-cell>
          <table:table-cell table:number-columns-repeated="987"/>
        </table:table-row>
        <table:table-row table:style-name="ro1">
          <table:table-cell table:style-name="ce4" office:value-type="string" calcext:value-type="string">
            <text:p>QueryableString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 table:style-name="ce4" office:value-type="float" office:value="1" calcext:value-type="float">
            <office:annotation draw:style-name="gr2" draw:text-style-name="P2" svg:width="291.77pt" svg:height="40.9pt" svg:x="2468.98pt" svg:y="299.79pt" draw:caption-point-x="-11.54pt" draw:caption-point-y="-16.02pt">
              <dc:date>2017-01-05T00:00:00</dc:date>
              <text:p text:style-name="P1">src/planning/target.ts: <text:s text:c="3"/>public name: interfaces.QueryableString;</text:p>
              <text:p text:style-name="P1"/>
            </office:annotation>
            <text:p>1</text:p>
          </table:table-cell>
          <table:table-cell table:style-name="ce4" office:value-type="float" office:value="1" calcext:value-type="float">
            <office:annotation draw:style-name="gr2" draw:text-style-name="P2" svg:width="293.24pt" svg:height="40.9pt" svg:x="2543.24pt" svg:y="299.79pt" draw:caption-point-x="-11.54pt" draw:caption-point-y="-16.02pt">
              <dc:date>2017-01-05T00:00:00</dc:date>
              <text:p text:style-name="P1">src/planning/target.ts: <text:s text:c="7"/>this.name = new QueryableString(name || "");</text:p>
              <text:p text:style-name="P1"/>
            </office:annotation>
            <text:p>1</text:p>
          </table:table-cell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Metadata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2" office:value-type="float" office:value="2" calcext:value-type="float">
            <office:annotation draw:style-name="gr1" draw:text-style-name="P2" svg:width="288pt" svg:height="64.37pt" svg:x="915pt" svg:y="303.82pt" draw:caption-point-x="-11.54pt" draw:caption-point-y="-4.31pt">
              <dc:date>2017-01-05T00:00:00</dc:date>
              <text:p text:style-name="P1">src/kernel/kernel.ts: <text:s text:c="7"/>let metadata = new Metadata(key, value);</text:p>
              <text:p text:style-name="P1">src/kernel/kernel.ts: <text:s text:c="7"/>let metadata = new Metadata(key, value);</text:p>
              <text:p text:style-name="P1"/>
            </office:annotation>
            <text:p>2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 table:style-name="ce4" office:value-type="float" office:value="1" calcext:value-type="float">
            <office:annotation draw:style-name="gr1" draw:text-style-name="P2" svg:width="291.77pt" svg:height="29.17pt" svg:x="2468.98pt" svg:y="321.42pt" draw:caption-point-x="-11.54pt" draw:caption-point-y="-21.91pt">
              <dc:date>2017-01-05T00:00:00</dc:date>
              <text:p text:style-name="P1">src/planning/target.ts: <text:s text:c="3"/>public metadata: Array&lt;Metadata&gt;;</text:p>
              <text:p text:style-name="P1"/>
            </office:annotation>
            <text:p>1</text:p>
          </table:table-cell>
          <table:table-cell table:style-name="ce4" office:value-type="float" office:value="5" calcext:value-type="float">
            <office:annotation draw:style-name="gr1" draw:text-style-name="P2" svg:width="293.24pt" svg:height="134.79pt" svg:x="2543.24pt" svg:y="268.61pt" draw:caption-point-x="-11.54pt" draw:caption-point-y="30.9pt">
              <dc:date>2017-01-05T00:00:00</dc:date>
              <text:p text:style-name="P1">src/planning/target.ts: <text:s text:c="7"/>namedOrTagged?: (string|Metadata)</text:p>
              <text:p text:style-name="P1">src/planning/target.ts: <text:s text:c="7"/>this.metadata = new Array&lt;Metadata&gt;();</text:p>
              <text:p text:style-name="P1">src/planning/target.ts: <text:s text:c="7"/>let metadataItem: interfaces.Metadata = null;</text:p>
              <text:p text:style-name="P1">src/planning/target.ts: <text:s text:c="11"/>metadataItem = new Metadata(METADATA_KEY.NAMED_TAG, namedOrTagged);</text:p>
              <text:p text:style-name="P1">src/planning/target.ts: <text:s text:c="7"/>} else if (namedOrTagged instanceof Metadata) {</text:p>
              <text:p text:style-name="P1"/>
            </office:annotation>
            <text:p>5</text:p>
          </table:table-cell>
          <table:table-cell table:style-name="ce9"/>
          <table:table-cell table:style-name="ce4" office:value-type="float" office:value="2" calcext:value-type="float">
            <office:annotation draw:style-name="gr1" draw:text-style-name="P2" svg:width="329.24pt" svg:height="64.37pt" svg:x="2687.24pt" svg:y="303.82pt" draw:caption-point-x="-11.54pt" draw:caption-point-y="-4.31pt">
              <dc:date>2017-01-05T00:00:00</dc:date>
              <text:p text:style-name="P1">src/planning/planner.ts: <text:s text:c="7"/>targetMetadata.forEach((m: interfaces.Metadata) =&gt; {</text:p>
              <text:p text:style-name="P1">src/planning/planner.ts: <text:s text:c="15"/>return t.metadata.filter((m: interfaces.Metadata) =&gt; {</text:p>
              <text:p text:style-name="P1"/>
            </office:annotation>
            <text:p>2</text:p>
          </table:table-cell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Target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2" office:value-type="float" office:value="3" calcext:value-type="float">
            <office:annotation draw:style-name="gr1" draw:text-style-name="P2" svg:width="288pt" svg:height="111.32pt" svg:x="915pt" svg:y="296.11pt" draw:caption-point-x="-11.54pt" draw:caption-point-y="19.16pt">
              <dc:date>2017-01-05T00:00:00</dc:date>
              <text:p text:style-name="P1">src/kernel/kernel.ts: <text:s text:c="7"/>let target = new Target(TargetType.ConstructorArgument, null, serviceIdentifier, metadata);</text:p>
              <text:p text:style-name="P1">src/kernel/kernel.ts: <text:s text:c="7"/>let target = new Target(null, null, serviceIdentifier, metadata);</text:p>
              <text:p text:style-name="P1">src/kernel/kernel.ts: <text:s text:c="3"/>private _createContext&lt;T&gt;(binding: interfaces.Binding&lt;T&gt;, target: interfaces.Target): interfaces.Context {</text:p>
              <text:p text:style-name="P1"/>
            </office:annotation>
            <text:p>3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 table:style-name="ce4" office:value-type="float" office:value="1" calcext:value-type="float">
            <office:annotation draw:style-name="gr1" draw:text-style-name="P2" svg:width="318.76pt" svg:height="29.17pt" svg:x="1995.73pt" svg:y="337.18pt" draw:caption-point-x="-11.54pt" draw:caption-point-y="-21.91pt">
              <dc:date>2017-01-05T00:00:00</dc:date>
              <text:p text:style-name="P1">src/planning/request.ts: <text:s text:c="3"/>public target: interfaces.Target;</text:p>
              <text:p text:style-name="P1"/>
            </office:annotation>
            <text:p>1</text:p>
          </table:table-cell>
          <table:table-cell table:style-name="ce4" office:value-type="float" office:value="2" calcext:value-type="float">
            <office:annotation draw:style-name="gr1" draw:text-style-name="P2" svg:width="333.75pt" svg:height="40.9pt" svg:x="2070.74pt" svg:y="331.31pt" draw:caption-point-x="-11.54pt" draw:caption-point-y="-16.04pt">
              <dc:date>2017-01-05T00:00:00</dc:date>
              <text:p text:style-name="P1">src/planning/request.ts: <text:s text:c="7"/>target: interfaces.Target = null</text:p>
              <text:p text:style-name="P1">src/planning/request.ts: <text:s text:c="7"/>target: interfaces.Target</text:p>
              <text:p text:style-name="P1"/>
            </office:annotation>
            <text:p>2</text:p>
          </table:table-cell>
          <table:table-cell table:style-name="ce9"/>
          <table:table-cell table:style-name="ce13" table:number-columns-repeated="2"/>
          <table:table-cell table:style-name="ce19"/>
          <table:table-cell table:number-columns-repeated="2"/>
          <table:table-cell table:style-name="ce9"/>
          <table:table-cell table:style-name="ce4" office:value-type="float" office:value="7" calcext:value-type="float">
            <office:annotation draw:style-name="gr1" draw:text-style-name="P2" svg:width="329.24pt" svg:height="193.46pt" svg:x="2687.24pt" svg:y="255.03pt" draw:caption-point-x="-11.54pt" draw:caption-point-y="60.24pt">
              <dc:date>2017-01-05T00:00:00</dc:date>
              <text:p text:style-name="P1">src/planning/planner.ts: <text:s text:c="3"/>private _createSubRequest(parentRequest: interfaces.Request, target: interfaces.Target) {</text:p>
              <text:p text:style-name="P1">src/planning/planner.ts: <text:s text:c="3"/>private _getTargets(func: Function, isBaseClass: boolean): interfaces.Target[] {</text:p>
              <text:p text:style-name="P1">src/planning/planner.ts: <text:s text:c="11"/>let target = new Target(TargetType.ConstructorArgument, metadata.targetName, serviceIndentifier);</text:p>
              <text:p text:style-name="P1">src/planning/planner.ts: <text:s text:c="11"/>let target = new Target(TargetType.ClassProperty, targetName, serviceIndentifier);</text:p>
              <text:p text:style-name="P1">src/planning/planner.ts: <text:s text:c="3"/>private _getDependencies(func: Function): interfaces.Target[] {</text:p>
              <text:p text:style-name="P1">src/planning/planner.ts: <text:s text:c="7"/>let targets: interfaces.Target[] = this._getTargets(func, false);</text:p>
              <text:p text:style-name="P1">src/planning/planner.ts: <text:s text:c="11"/>let metadata: any[] = targets.map((t: interfaces.Target) =&gt; {</text:p>
              <text:p text:style-name="P1"/>
            </office:annotation>
            <text:p>7</text:p>
          </table:table-cell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Planner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 table:style-name="ce4" office:value-type="float" office:value="1" calcext:value-type="float">
            <office:annotation draw:style-name="gr2" draw:text-style-name="P2" svg:width="293.24pt" svg:height="29.17pt" svg:x="838.49pt" svg:y="352.91pt" draw:caption-point-x="-11.54pt" draw:caption-point-y="-21.88pt">
              <dc:date>2017-01-05T00:00:00</dc:date>
              <text:p text:style-name="P1">src/kernel/kernel.ts: <text:s text:c="3"/>private _planner: Planner;</text:p>
              <text:p text:style-name="P1"/>
            </office:annotation>
            <text:p>1</text:p>
          </table:table-cell>
          <table:table-cell table:style-name="ce12" office:value-type="float" office:value="1" calcext:value-type="float">
            <office:annotation draw:style-name="gr2" draw:text-style-name="P2" svg:width="288pt" svg:height="29.17pt" svg:x="915pt" svg:y="352.91pt" draw:caption-point-x="-11.54pt" draw:caption-point-y="-21.88pt">
              <dc:date>2017-01-05T00:00:00</dc:date>
              <text:p text:style-name="P1">src/kernel/kernel.ts: <text:s text:c="7"/>this._planner = new Planner();</text:p>
              <text:p text:style-name="P1"/>
            </office:annotation>
            <text:p>1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 table:number-columns-repeated="2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Context</text:p>
          </table:table-cell>
          <table:table-cell table:style-name="ce9"/>
          <table:table-cell table:style-name="ce12" office:value-type="float" office:value="1" calcext:value-type="float">
            <office:annotation draw:style-name="gr1" draw:text-style-name="P2" svg:width="318.76pt" svg:height="40.9pt" svg:x="296.99pt" svg:y="362.81pt" draw:caption-point-x="-11.54pt" draw:caption-point-y="-16.04pt">
              <dc:date>2017-01-05T00:00:00</dc:date>
              <text:p text:style-name="P1">src/resolution/resolver.ts: <text:s text:c="3"/>public resolve&lt;T&gt;(context: interfaces.Context): T {</text:p>
              <text:p text:style-name="P1"/>
            </office:annotation>
            <text:p>1</text:p>
          </table:table-cell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2" office:value-type="float" office:value="6" calcext:value-type="float">
            <office:annotation draw:style-name="gr1" draw:text-style-name="P2" svg:width="288pt" svg:height="169.99pt" svg:x="915pt" svg:y="298.26pt" draw:caption-point-x="-11.54pt" draw:caption-point-y="48.5pt">
              <dc:date>2017-01-05T00:00:00</dc:date>
              <text:p text:style-name="P1">src/kernel/kernel.ts: <text:s text:c="11"/>contextInterceptor: (context: interfaces.Context) =&gt; { return context; },</text:p>
              <text:p text:style-name="P1">src/kernel/kernel.ts: <text:s text:c="11"/>contextInterceptor: (context: interfaces.Context) =&gt; { return context; },</text:p>
              <text:p text:style-name="P1">src/kernel/kernel.ts: <text:s text:c="11"/>contextInterceptor: (context: interfaces.Context) =&gt; { return context; },</text:p>
              <text:p text:style-name="P1">src/kernel/kernel.ts: <text:s text:c="11"/>contextInterceptor: (context: interfaces.Context) =&gt; { return context; },</text:p>
              <text:p text:style-name="P1">src/kernel/kernel.ts: <text:s text:c="3"/>private _createContext&lt;T&gt;(binding: interfaces.Binding&lt;T&gt;, target: interfaces.Target): interfaces.Context {</text:p>
              <text:p text:style-name="P1">src/kernel/kernel.ts: <text:s text:c="7"/>contextInterceptor: (context: interfaces.Context) =&gt; interfaces.Context</text:p>
              <text:p text:style-name="P1"/>
            </office:annotation>
            <text:p>6</text:p>
          </table:table-cell>
          <table:table-cell/>
          <table:table-cell table:style-name="ce12" office:value-type="float" office:value="1" calcext:value-type="float">
            <office:annotation draw:style-name="gr1" draw:text-style-name="P2" svg:width="292.51pt" svg:height="52.64pt" svg:x="1058.23pt" svg:y="356.94pt" draw:caption-point-x="-11.54pt" draw:caption-point-y="-10.18pt">
              <dc:date>2017-01-05T00:00:00</dc:date>
              <text:p text:style-name="P1">src/syntax/binding_to_syntax.ts: <text:s text:c="3"/>public toDynamicValue(func: (context: interfaces.Context) =&gt; T): interfaces.BindingInWhenOnSyntax&lt;T&gt; {</text:p>
              <text:p text:style-name="P1"/>
            </office:annotation>
            <text:p>1</text:p>
          </table:table-cell>
          <table:table-cell/>
          <table:table-cell table:style-name="ce13"/>
          <table:table-cell/>
          <table:table-cell table:style-name="ce12" office:value-type="float" office:value="1" calcext:value-type="float">
            <office:annotation draw:style-name="gr1" draw:text-style-name="P2" svg:width="288pt" svg:height="52.64pt" svg:x="1350.74pt" svg:y="356.94pt" draw:caption-point-x="-11.54pt" draw:caption-point-y="-10.18pt">
              <dc:date>2017-01-05T00:00:00</dc:date>
              <text:p text:style-name="P1">src/syntax/binding_when_on_syntax.ts: <text:s text:c="3"/>public onActivation(handler: (context: interfaces.Context, injectable: T) =&gt; T): interfaces.BindingWhenSyntax&lt;T&gt; {</text:p>
              <text:p text:style-name="P1"/>
            </office:annotation>
            <text:p>1</text:p>
          </table:table-cell>
          <table:table-cell/>
          <table:table-cell table:style-name="ce12" office:value-type="float" office:value="1" calcext:value-type="float">
            <office:annotation draw:style-name="gr1" draw:text-style-name="P2" svg:width="291.77pt" svg:height="52.64pt" svg:x="1491.73pt" svg:y="356.94pt" draw:caption-point-x="-11.54pt" draw:caption-point-y="-10.18pt">
              <dc:date>2017-01-05T00:00:00</dc:date>
              <text:p text:style-name="P1">src/syntax/binding_on_syntax.ts: <text:s text:c="3"/>public onActivation(handler: (context: interfaces.Context, injectable: T) =&gt; T): interfaces.BindingWhenSyntax&lt;T&gt; {</text:p>
              <text:p text:style-name="P1"/>
            </office:annotation>
            <text:p>1</text:p>
          </table:table-cell>
          <table:table-cell/>
          <table:table-cell table:style-name="ce13"/>
          <table:table-cell/>
          <table:table-cell table:style-name="ce4" office:value-type="float" office:value="1" calcext:value-type="float">
            <office:annotation draw:style-name="gr1" draw:text-style-name="P2" svg:width="287.23pt" svg:height="52.64pt" svg:x="1783.5pt" svg:y="356.94pt" draw:caption-point-x="-11.54pt" draw:caption-point-y="-10.18pt">
              <dc:date>2017-01-05T00:00:00</dc:date>
              <text:p text:style-name="P1">src/syntax/binding_in_when_on_syntax.ts: <text:s text:c="3"/>public onActivation(handler: (context: interfaces.Context, injectable: T) =&gt; T): interfaces.BindingWhenSyntax&lt;T&gt; {</text:p>
              <text:p text:style-name="P1"/>
            </office:annotation>
            <text:p>1</text:p>
          </table:table-cell>
          <table:table-cell table:style-name="ce9"/>
          <table:table-cell table:style-name="ce13"/>
          <table:table-cell table:style-name="ce4" office:value-type="float" office:value="1" calcext:value-type="float">
            <office:annotation draw:style-name="gr1" draw:text-style-name="P2" svg:width="318.76pt" svg:height="29.17pt" svg:x="1995.73pt" svg:y="368.67pt" draw:caption-point-x="-11.54pt" draw:caption-point-y="-21.91pt">
              <dc:date>2017-01-05T00:00:00</dc:date>
              <text:p text:style-name="P1">src/planning/request.ts: <text:s text:c="3"/>public parentContext: interfaces.Context;</text:p>
              <text:p text:style-name="P1"/>
            </office:annotation>
            <text:p>1</text:p>
          </table:table-cell>
          <table:table-cell table:style-name="ce12" office:value-type="float" office:value="1" calcext:value-type="float">
            <office:annotation draw:style-name="gr1" draw:text-style-name="P2" svg:width="333.75pt" svg:height="29.17pt" svg:x="2070.74pt" svg:y="368.67pt" draw:caption-point-x="-11.54pt" draw:caption-point-y="-21.91pt">
              <dc:date>2017-01-05T00:00:00</dc:date>
              <text:p text:style-name="P1">src/planning/request.ts: <text:s text:c="7"/>parentContext: interfaces.Context,</text:p>
              <text:p text:style-name="P1"/>
            </office:annotation>
            <text:p>1</text:p>
          </table:table-cell>
          <table:table-cell table:style-name="ce8" office:value-type="float" office:value="1" calcext:value-type="float">
            <office:annotation draw:style-name="gr1" draw:text-style-name="P2" svg:width="327.74pt" svg:height="29.17pt" svg:x="2141.23pt" svg:y="368.67pt" draw:caption-point-x="-11.54pt" draw:caption-point-y="-21.91pt">
              <dc:date>2017-01-05T00:00:00</dc:date>
              <text:p text:style-name="P1">src/planning/plan.ts: <text:s text:c="3"/>public parentContext: interfaces.Context;</text:p>
              <text:p text:style-name="P1"/>
            </office:annotation>
            <text:p>1</text:p>
          </table:table-cell>
          <table:table-cell table:style-name="ce12" office:value-type="float" office:value="1" calcext:value-type="float">
            <office:annotation draw:style-name="gr1" draw:text-style-name="P2" svg:width="327.74pt" svg:height="40.9pt" svg:x="2215.5pt" svg:y="362.81pt" draw:caption-point-x="-11.54pt" draw:caption-point-y="-16.04pt">
              <dc:date>2017-01-05T00:00:00</dc:date>
              <text:p text:style-name="P1">src/planning/plan.ts: <text:s text:c="3"/>public constructor(parentContext: interfaces.Context, rootRequest: interfaces.Request) {</text:p>
              <text:p text:style-name="P1"/>
            </office:annotation>
            <text:p>1</text:p>
          </table:table-cell>
          <table:table-cell table:style-name="ce13"/>
          <table:table-cell table:style-name="ce19"/>
          <table:table-cell table:number-columns-repeated="2"/>
          <table:table-cell table:style-name="ce9"/>
          <table:table-cell table:style-name="ce4" office:value-type="float" office:value="1" calcext:value-type="float">
            <office:annotation draw:style-name="gr1" draw:text-style-name="P2" svg:width="329.24pt" svg:height="29.17pt" svg:x="2687.24pt" svg:y="368.67pt" draw:caption-point-x="-11.54pt" draw:caption-point-y="-21.91pt">
              <dc:date>2017-01-05T00:00:00</dc:date>
              <text:p text:style-name="P1">src/planning/planner.ts: <text:s text:c="7"/>return new Context(kernel);</text:p>
              <text:p text:style-name="P1"/>
            </office:annotation>
            <text:p>1</text:p>
          </table:table-cell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number-columns-repeated="21"/>
          <table:table-cell table:style-name="ce4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Total of Associations:</text:p>
          </table:table-cell>
          <table:table-cell table:formula="of:=SUM([.B4:.B23];[.D4:.D23];[.H4:.H23];[.J4:.J23];[.L4:.L23];[.N4:.N23];[.P4:.P23];[.R4:.R23];[.T4:.T23];[.V4:.V23];[.X4:.X23];[.Z4:.Z23];[.AB4:.AB23];[.AF4:.AF23];[.AH4:.AH23];[.AJ4:.AJ23])" office:value-type="string" office:string-value="26" calcext:value-type="string">
            <text:p>2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otal of Dependencies:</text:p>
          </table:table-cell>
          <table:table-cell table:formula="of:=SUM([.C4:.C23];[.E4:.E23];[.I4:.I23];[.K4:.K23];[.M4:.M23];[.O4:.O23];[.Q4:.Q23];[.S4:.S23];[.U4:.U23];[.W4:.W23];[.Y4:.Y23];[.AA4:.AA23];[.AC4:.AC23];[.AG4:.AG23];[.AI4:.AI23];[.AK4:.AK23])" office:value-type="string" office:string-value="160" calcext:value-type="string">
            <text:p>160</text:p>
          </table:table-cell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Oracle.A2:Oracle.AO2">
            <calcext:condition calcext:apply-style-name="ConditionalStyle_1" calcext:value="formula-is(LEN(TRIM([.A2]))&gt;0)" calcext:base-cell-address="Oracle.A2"/>
          </calcext:conditional-format>
        </calcext:conditional-formats>
      </table:table>
      <table:table table:name="class-tests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6" table:number-columns-repeated="987" table:default-cell-style-name="Default"/>
        <table:table-row table:style-name="ro1">
          <table:table-cell table:style-name="ce1" office:value-type="string" calcext:value-type="string">
            <text:p>System:</text:p>
          </table:table-cell>
          <table:table-cell table:style-name="ce5" office:value-type="string" calcext:value-type="string">
            <text:p>inversifyJ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0"/>
          <table:table-cell table:style-name="ce21" office:value-type="string" calcext:value-type="string" table:number-columns-spanned="2" table:number-rows-spanned="1">
            <text:p>Resolver</text:p>
          </table:table-cell>
          <table:covered-table-cell table:style-name="ce22"/>
          <table:table-cell table:style-name="ce21" office:value-type="string" calcext:value-type="string" table:number-columns-spanned="2" table:number-rows-spanned="1">
            <text:p>KernelSnapshot</text:p>
          </table:table-cell>
          <table:covered-table-cell table:style-name="ce22"/>
          <table:table-cell table:style-name="ce25" office:value-type="string" calcext:value-type="string">
            <text:p>KernelModule</text:p>
          </table:table-cell>
          <table:table-cell table:style-name="ce25" office:value-type="string" calcext:value-type="string">
            <text:p>KeyValuePair</text:p>
          </table:table-cell>
          <table:table-cell table:style-name="ce21" office:value-type="string" calcext:value-type="string" table:number-columns-spanned="2" table:number-rows-spanned="1">
            <text:p>Lookup</text:p>
          </table:table-cell>
          <table:covered-table-cell table:style-name="ce22"/>
          <table:table-cell table:style-name="ce21" office:value-type="string" calcext:value-type="string" table:number-columns-spanned="2" table:number-rows-spanned="1">
            <text:p>Kernel</text:p>
          </table:table-cell>
          <table:covered-table-cell table:style-name="ce22"/>
          <table:table-cell table:style-name="ce21" office:value-type="string" calcext:value-type="string" table:number-columns-spanned="2" table:number-rows-spanned="1">
            <text:p>BindingToSyntax</text:p>
          </table:table-cell>
          <table:covered-table-cell table:style-name="ce22"/>
          <table:table-cell table:style-name="ce21" office:value-type="string" calcext:value-type="string" table:number-columns-spanned="2" table:number-rows-spanned="1">
            <text:p>BindingWhenSyntax</text:p>
          </table:table-cell>
          <table:covered-table-cell table:style-name="ce22"/>
          <table:table-cell table:style-name="ce21" office:value-type="string" calcext:value-type="string" table:number-columns-spanned="2" table:number-rows-spanned="1">
            <text:p>BindingWhenOnSyntax</text:p>
          </table:table-cell>
          <table:covered-table-cell table:style-name="ce22"/>
          <table:table-cell table:style-name="ce21" office:value-type="string" calcext:value-type="string" table:number-columns-spanned="2" table:number-rows-spanned="1">
            <text:p>BindingOnSyntax</text:p>
          </table:table-cell>
          <table:covered-table-cell table:style-name="ce22"/>
          <table:table-cell table:style-name="ce21" office:value-type="string" calcext:value-type="string" table:number-columns-spanned="2" table:number-rows-spanned="1">
            <text:p>BindingInSyntax</text:p>
          </table:table-cell>
          <table:covered-table-cell table:style-name="ce22"/>
          <table:table-cell table:style-name="ce21" office:value-type="string" calcext:value-type="string" table:number-columns-spanned="2" table:number-rows-spanned="1">
            <text:p>BindingInWhenOnSyntax</text:p>
          </table:table-cell>
          <table:covered-table-cell table:style-name="ce22"/>
          <table:table-cell table:style-name="ce26" office:value-type="string" calcext:value-type="string" table:number-columns-spanned="2" table:number-rows-spanned="1">
            <text:p>Binding</text:p>
          </table:table-cell>
          <table:covered-table-cell table:style-name="ce22"/>
          <table:table-cell table:style-name="ce21" office:value-type="string" calcext:value-type="string" table:number-columns-spanned="2" table:number-rows-spanned="1">
            <text:p>Request</text:p>
          </table:table-cell>
          <table:covered-table-cell table:style-name="ce22"/>
          <table:table-cell table:style-name="ce26" office:value-type="string" calcext:value-type="string" table:number-columns-spanned="2" table:number-rows-spanned="1">
            <text:p>Plan</text:p>
          </table:table-cell>
          <table:covered-table-cell table:style-name="ce22"/>
          <table:table-cell table:style-name="ce30" office:value-type="string" calcext:value-type="string">
            <text:p>QueryableString</text:p>
          </table:table-cell>
          <table:table-cell table:style-name="ce31" office:value-type="string" calcext:value-type="string">
            <text:p>Metadata</text:p>
          </table:table-cell>
          <table:table-cell table:style-name="ce21" office:value-type="string" calcext:value-type="string" table:number-columns-spanned="2" table:number-rows-spanned="1">
            <text:p>Target</text:p>
          </table:table-cell>
          <table:covered-table-cell table:style-name="ce22"/>
          <table:table-cell table:style-name="ce26" office:value-type="string" calcext:value-type="string" table:number-columns-spanned="2" table:number-rows-spanned="1">
            <text:p>Planner</text:p>
          </table:table-cell>
          <table:covered-table-cell table:style-name="ce22"/>
          <table:table-cell table:style-name="ce26" office:value-type="string" calcext:value-type="string" table:number-columns-spanned="2" table:number-rows-spanned="1">
            <text:p>Context</text:p>
          </table:table-cell>
          <table:covered-table-cell table:style-name="ce22"/>
          <table:table-cell table:style-name="ce30" table:number-columns-repeated="4"/>
          <table:table-cell table:number-columns-repeated="983"/>
        </table:table-row>
        <table:table-row table:style-name="ro1">
          <table:table-cell table:style-name="ce3"/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11" table:number-columns-repeated="2"/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11"/>
          <table:table-cell table:style-name="ce18"/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3" table:number-columns-repeated="4"/>
          <table:table-cell table:number-columns-repeated="983"/>
        </table:table-row>
        <table:table-row table:style-name="ro1">
          <table:table-cell table:style-name="ce4" office:value-type="string" calcext:value-type="string">
            <text:p>Resolver</text:p>
          </table:table-cell>
          <table:table-cell table:style-name="ce8"/>
          <table:table-cell table:style-name="ce12"/>
          <table:table-cell/>
          <table:table-cell table:style-name="ce13" table:number-columns-repeated="3"/>
          <table:table-cell/>
          <table:table-cell table:style-name="ce13"/>
          <table:table-cell table:style-name="ce24" office:value-type="float" office:value="0" calcext:value-type="float">
            <office:annotation draw:style-name="gr1" draw:text-style-name="P2" svg:width="293.24pt" svg:height="29.17pt" svg:x="838.49pt" svg:y="69.42pt" draw:caption-point-x="-11.54pt" draw:caption-point-y="-21.91pt">
              <dc:date>2017-01-05T00:00:00</dc:date>
              <text:p text:style-name="P1">kernel/kernel.ts: <text:s text:c="3"/>private _resolver: Resolver;</text:p>
              <text:p text:style-name="P1"/>
            </office:annotation>
            <text:p>0</text:p>
          </table:table-cell>
          <table:table-cell table:style-name="ce24" office:value-type="float" office:value="0" calcext:value-type="float">
            <office:annotation draw:style-name="gr1" draw:text-style-name="P2" svg:width="288pt" svg:height="29.17pt" svg:x="915pt" svg:y="69.42pt" draw:caption-point-x="-11.54pt" draw:caption-point-y="-21.91pt">
              <dc:date>2017-01-05T00:00:00</dc:date>
              <text:p text:style-name="P1">kernel/kernel.ts: <text:s text:c="7"/>this._resolver = new Resolver();</text:p>
              <text:p text:style-name="P1"/>
            </office:annotation>
            <text:p>0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KernelSnapshot</text:p>
          </table:table-cell>
          <table:table-cell table:style-name="ce8"/>
          <table:table-cell table:style-name="ce12"/>
          <table:table-cell/>
          <table:table-cell table:style-name="ce13" table:number-columns-repeated="3"/>
          <table:table-cell/>
          <table:table-cell table:style-name="ce13"/>
          <table:table-cell table:style-name="ce24" office:value-type="float" office:value="0" calcext:value-type="float">
            <office:annotation draw:style-name="gr1" draw:text-style-name="P2" svg:width="293.24pt" svg:height="40.9pt" svg:x="838.49pt" svg:y="79.31pt" draw:caption-point-x="-11.54pt" draw:caption-point-y="-16.04pt">
              <dc:date>2017-01-05T00:00:00</dc:date>
              <text:p text:style-name="P1">kernel/kernel.ts: <text:s text:c="3"/>private _snapshots: Array&lt;KernelSnapshot&gt;;</text:p>
              <text:p text:style-name="P1"/>
            </office:annotation>
            <text:p>0</text:p>
          </table:table-cell>
          <table:table-cell table:style-name="ce23" office:value-type="float" office:value="0" calcext:value-type="float">
            <office:annotation draw:style-name="gr1" draw:text-style-name="P2" svg:width="288pt" svg:height="40.9pt" svg:x="915pt" svg:y="79.31pt" draw:caption-point-x="-11.54pt" draw:caption-point-y="-16.04pt">
              <dc:date>2017-01-05T00:00:00</dc:date>
              <text:p text:style-name="P1">kernel/kernel.ts: <text:s text:c="7"/>this._snapshots.push(KernelSnapshot.of(this._bindingDictionary.clone(), this._middleware));</text:p>
            </office:annotation>
            <text:p>0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KernelModule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 table:number-columns-repeated="2"/>
          <table:table-cell table:style-name="ce9"/>
          <table:table-cell table:style-name="ce23" office:value-type="float" office:value="0" calcext:value-type="float">
            <office:annotation draw:style-name="gr2" draw:text-style-name="P2" svg:width="288pt" svg:height="64.37pt" svg:x="915pt" svg:y="83.31pt" draw:caption-point-x="-11.54pt" draw:caption-point-y="-4.28pt">
              <dc:date>2017-01-05T00:00:00</dc:date>
              <text:p text:style-name="P1">kernel/kernel.ts: <text:s text:c="3"/>public load(...modules: interfaces.KernelModule[]): void {</text:p>
              <text:p text:style-name="P1">kernel/kernel.ts: <text:s text:c="3"/>public unload(...modules: interfaces.KernelModule[]): void {</text:p>
              <text:p text:style-name="P1"/>
            </office:annotation>
            <text:p>0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KeyValuePair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 table:style-name="ce24" office:value-type="float" office:value="0" calcext:value-type="float">
            <office:annotation draw:style-name="gr1" draw:text-style-name="P2" svg:width="297.75pt" svg:height="40.9pt" svg:x="686.98pt" svg:y="110.81pt" draw:caption-point-x="-11.54pt" draw:caption-point-y="-16.04pt">
              <dc:date>2017-01-05T00:00:00</dc:date>
              <text:p text:style-name="P1">kernel/lookup.ts: <text:s text:c="3"/>private _dictionary: Array&lt;interfaces.KeyValuePair&lt;T&gt;&gt;;</text:p>
              <text:p text:style-name="P1"/>
            </office:annotation>
            <text:p>0</text:p>
          </table:table-cell>
          <table:table-cell table:style-name="ce23" office:value-type="float" office:value="0" calcext:value-type="float">
            <office:annotation draw:style-name="gr1" draw:text-style-name="P2" svg:width="293.98pt" svg:height="87.85pt" svg:x="764.25pt" svg:y="87.34pt" draw:caption-point-x="-11.54pt" draw:caption-point-y="7.43pt">
              <dc:date>2017-01-05T00:00:00</dc:date>
              <text:p text:style-name="P1">kernel/lookup.ts: <text:s text:c="7"/>this._dictionary.push(new KeyValuePair(serviceIdentifier, value));</text:p>
              <text:p text:style-name="P1">kernel/lookup.ts: <text:s text:c="7"/>this._dictionary.forEach((keyValuePair: KeyValuePair&lt;any&gt;) =&gt; {</text:p>
              <text:p text:style-name="P1">kernel/lookup.ts: <text:s text:c="7"/>this._dictionary = this._dictionary.filter((keyValuePair: KeyValuePair&lt;any&gt;) =&gt; {</text:p>
              <text:p text:style-name="P1"/>
            </office:annotation>
            <text:p>0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Lookup</text:p>
          </table:table-cell>
          <table:table-cell table:style-name="ce9"/>
          <table:table-cell table:style-name="ce13"/>
          <table:table-cell table:style-name="ce24" office:value-type="float" office:value="0" calcext:value-type="float">
            <office:annotation draw:style-name="gr1" draw:text-style-name="P2" svg:width="325.47pt" svg:height="40.9pt" svg:x="361.5pt" svg:y="126.57pt" draw:caption-point-x="-11.54pt" draw:caption-point-y="-16.04pt">
              <dc:date>2017-01-05T00:00:00</dc:date>
              <text:p text:style-name="P1">kernel/kernel_snapshot.ts: <text:s text:c="3"/>public bindings: interfaces.Lookup&lt;interfaces.Binding&lt;any&gt;&gt;;</text:p>
              <text:p text:style-name="P1"/>
            </office:annotation>
            <text:p>0</text:p>
          </table:table-cell>
          <table:table-cell table:style-name="ce23" office:value-type="float" office:value="0" calcext:value-type="float">
            <office:annotation draw:style-name="gr1" draw:text-style-name="P2" svg:width="328.51pt" svg:height="52.64pt" svg:x="435.74pt" svg:y="120.7pt" draw:caption-point-x="-11.54pt" draw:caption-point-y="-10.18pt">
              <dc:date>2017-01-05T00:00:00</dc:date>
              <text:p text:style-name="P1">kernel/kernel_snapshot.ts: <text:s text:c="3"/>public static of(bindings: interfaces.Lookup&lt;interfaces.Binding&lt;any&gt;&gt;, middleware: interfaces.PlanAndResolve&lt;any&gt;) {</text:p>
              <text:p text:style-name="P1"/>
            </office:annotation>
            <text:p>0</text:p>
          </table:table-cell>
          <table:table-cell table:style-name="ce13" table:number-columns-repeated="2"/>
          <table:table-cell/>
          <table:table-cell table:style-name="ce13"/>
          <table:table-cell table:style-name="ce24" office:value-type="float" office:value="0" calcext:value-type="float">
            <office:annotation draw:style-name="gr1" draw:text-style-name="P2" svg:width="293.24pt" svg:height="52.64pt" svg:x="838.49pt" svg:y="120.7pt" draw:caption-point-x="-11.54pt" draw:caption-point-y="-10.18pt">
              <dc:date>2017-01-05T00:00:00</dc:date>
              <text:p text:style-name="P1">kernel/kernel.ts: <text:s text:c="3"/>private _bindingDictionary: interfaces.Lookup&lt;Binding&lt;any&gt;&gt;;</text:p>
              <text:p text:style-name="P1"/>
              <text:p text:style-name="P1"/>
            </office:annotation>
            <text:p>0</text:p>
          </table:table-cell>
          <table:table-cell table:style-name="ce23" office:value-type="float" office:value="0" calcext:value-type="float">
            <office:annotation draw:style-name="gr1" draw:text-style-name="P2" svg:width="288pt" svg:height="64.37pt" svg:x="915pt" svg:y="114.83pt" draw:caption-point-x="-11.54pt" draw:caption-point-y="-4.31pt">
              <dc:date>2017-01-05T00:00:00</dc:date>
              <text:p text:style-name="P1">kernel/kernel.ts: <text:s text:c="7"/>this._bindingDictionary = new Lookup&lt;Binding&lt;any&gt;&gt;();</text:p>
              <text:p text:style-name="P1">kernel/kernel.ts: <text:s text:c="7"/>this._bindingDictionary = new Lookup&lt;Binding&lt;any&gt;&gt;();</text:p>
              <text:p text:style-name="P1"/>
            </office:annotation>
            <text:p>0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Kernel</text:p>
          </table:table-cell>
          <table:table-cell table:style-name="ce8"/>
          <table:table-cell table:style-name="ce12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 table:number-columns-repeated="2"/>
          <table:table-cell table:style-name="ce9"/>
          <table:table-cell table:style-name="ce24" office:value-type="float" office:value="0" calcext:value-type="float">
            <office:annotation draw:style-name="gr1" draw:text-style-name="P2" svg:width="329.24pt" svg:height="52.64pt" svg:x="2687.24pt" svg:y="136.43pt" draw:caption-point-x="-11.54pt" draw:caption-point-y="-10.15pt">
              <dc:date>2017-01-05T00:00:00</dc:date>
              <text:p text:style-name="P1">planning/planner.ts: <text:s text:c="3"/>public createContext(kernel: interfaces.Kernel): interfaces.Context {</text:p>
              <text:p text:style-name="P1">planning/planner.ts: <text:s text:c="7"/>kernel: interfaces.Kernel,</text:p>
              <text:p text:style-name="P1"/>
            </office:annotation>
            <text:p>0</text:p>
          </table:table-cell>
          <table:table-cell table:style-name="ce29" office:value-type="float" office:value="1" calcext:value-type="float">
            <office:annotation draw:style-name="gr1" draw:text-style-name="P2" svg:width="345.74pt" svg:height="29.17pt" svg:x="2760.75pt" svg:y="148.17pt" draw:caption-point-x="-11.54pt" draw:caption-point-y="-21.88pt">
              <dc:date>2017-01-05T00:00:00</dc:date>
              <text:p text:style-name="P1">planning/context.ts: <text:s text:c="3"/>public kernel: interfaces.Kernel;</text:p>
              <text:p text:style-name="P1"/>
            </office:annotation>
            <text:p>1</text:p>
          </table:table-cell>
          <table:table-cell table:style-name="ce28" office:value-type="float" office:value="1" calcext:value-type="float">
            <office:annotation draw:style-name="gr1" draw:text-style-name="P2" svg:width="360pt" svg:height="29.17pt" svg:x="2836.49pt" svg:y="148.17pt" draw:caption-point-x="-11.54pt" draw:caption-point-y="-21.88pt">
              <dc:date>2017-01-05T00:00:00</dc:date>
              <text:p text:style-name="P1">planning/context.ts: <text:s text:c="3"/>public constructor(kernel: interfaces.Kernel) {</text:p>
              <text:p text:style-name="P1"/>
            </office:annotation>
            <text:p>1</text:p>
          </table:table-cell>
          <table:table-cell table:number-columns-repeated="987"/>
        </table:table-row>
        <table:table-row table:style-name="ro1">
          <table:table-cell table:style-name="ce4" office:value-type="string" calcext:value-type="string">
            <text:p>BindingToSyntax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23" office:value-type="float" office:value="0" calcext:value-type="float">
            <office:annotation draw:style-name="gr1" draw:text-style-name="P2" svg:width="288pt" svg:height="40.9pt" svg:x="915pt" svg:y="158.06pt" draw:caption-point-x="-11.54pt" draw:caption-point-y="-16.04pt">
              <dc:date>2017-01-05T00:00:00</dc:date>
              <text:p text:style-name="P1">kernel/kernel.ts: <text:s text:c="7"/>return new BindingToSyntax&lt;T&gt;(binding);</text:p>
              <text:p text:style-name="P1"/>
            </office:annotation>
            <text:p>0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BindingWhenSyntax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24" office:value-type="float" office:value="0" calcext:value-type="float">
            <office:annotation draw:style-name="gr2" draw:text-style-name="P2" svg:width="287.26pt" svg:height="40.9pt" svg:x="1277.23pt" svg:y="173.79pt" draw:caption-point-x="-11.54pt" draw:caption-point-y="-16.02pt">
              <dc:date>2017-01-05T00:00:00</dc:date>
              <text:p text:style-name="P1">syntax/binding_when_on_syntax.ts: <text:s text:c="3"/>private _bindingWhenSyntax: interfaces.BindingWhenSyntax&lt;T&gt;;</text:p>
              <text:p text:style-name="P1"/>
            </office:annotation>
            <text:p>0</text:p>
          </table:table-cell>
          <table:table-cell table:style-name="ce23" office:value-type="float" office:value="0" calcext:value-type="float">
            <office:annotation draw:style-name="gr2" draw:text-style-name="P2" svg:width="288pt" svg:height="52.64pt" svg:x="1350.74pt" svg:y="167.92pt" draw:caption-point-x="-11.54pt" draw:caption-point-y="-10.15pt">
              <dc:date>2017-01-05T00:00:00</dc:date>
              <text:p text:style-name="P1">syntax/binding_when_on_syntax.ts: <text:s text:c="7"/>this._bindingWhenSyntax = new BindingWhenSyntax&lt;T&gt;(this._binding);</text:p>
              <text:p text:style-name="P1"/>
            </office:annotation>
            <text:p>0</text:p>
          </table:table-cell>
          <table:table-cell/>
          <table:table-cell table:style-name="ce23" office:value-type="float" office:value="0" calcext:value-type="float">
            <office:annotation draw:style-name="gr2" draw:text-style-name="P2" svg:width="291.77pt" svg:height="76.11pt" svg:x="1491.73pt" svg:y="156.19pt" draw:caption-point-x="-11.54pt" draw:caption-point-y="1.59pt">
              <dc:date>2017-01-05T00:00:00</dc:date>
              <text:p text:style-name="P1">syntax/binding_on_syntax.ts: <text:s text:c="3"/>public onActivation(handler: (context: interfaces.Context, injectable: T) =&gt; T): interfaces.BindingWhenSyntax&lt;T&gt; {</text:p>
              <text:p text:style-name="P1">syntax/binding_on_syntax.ts: <text:s text:c="7"/>return new BindingWhenSyntax&lt;T&gt;(this._binding);</text:p>
              <text:p text:style-name="P1"/>
            </office:annotation>
            <text:p>0</text:p>
          </table:table-cell>
          <table:table-cell/>
          <table:table-cell table:style-name="ce13"/>
          <table:table-cell table:style-name="ce24" office:value-type="float" office:value="0" calcext:value-type="float">
            <office:annotation draw:style-name="gr2" draw:text-style-name="P2" svg:width="287.23pt" svg:height="40.9pt" svg:x="1708.5pt" svg:y="173.79pt" draw:caption-point-x="-11.54pt" draw:caption-point-y="-16.02pt">
              <dc:date>2017-01-05T00:00:00</dc:date>
              <text:p text:style-name="P1">syntax/binding_in_when_on_syntax.ts: <text:s text:c="3"/>private _bindingWhenSyntax: interfaces.BindingWhenSyntax&lt;T&gt;;</text:p>
              <text:p text:style-name="P1"/>
            </office:annotation>
            <text:p>0</text:p>
          </table:table-cell>
          <table:table-cell table:style-name="ce23" office:value-type="float" office:value="0" calcext:value-type="float">
            <office:annotation draw:style-name="gr2" draw:text-style-name="P2" svg:width="287.23pt" svg:height="52.64pt" svg:x="1783.5pt" svg:y="167.92pt" draw:caption-point-x="-11.54pt" draw:caption-point-y="-10.15pt">
              <dc:date>2017-01-05T00:00:00</dc:date>
              <text:p text:style-name="P1">syntax/binding_in_when_on_syntax.ts: <text:s text:c="7"/>this._bindingWhenSyntax = new BindingWhenSyntax&lt;T&gt;(this._binding);</text:p>
              <text:p text:style-name="P1"/>
            </office:annotation>
            <text:p>0</text:p>
          </table:table-cell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BindingWhenOnSyntax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/>
          <table:table-cell/>
          <table:table-cell table:style-name="ce23" office:value-type="float" office:value="0" calcext:value-type="float">
            <office:annotation draw:style-name="gr1" draw:text-style-name="P2" svg:width="292.51pt" svg:height="158.26pt" svg:x="1058.23pt" svg:y="130.88pt" draw:caption-point-x="-11.54pt" draw:caption-point-y="42.63pt">
              <dc:date>2017-01-05T00:00:00</dc:date>
              <text:p text:style-name="P1">syntax/binding_to_syntax.ts: <text:s text:c="7"/>return new BindingWhenOnSyntax&lt;T&gt;(this._binding);</text:p>
              <text:p text:style-name="P1">syntax/binding_to_syntax.ts: <text:s text:c="7"/>return new BindingWhenOnSyntax&lt;T&gt;(this._binding);</text:p>
              <text:p text:style-name="P1">syntax/binding_to_syntax.ts: <text:s text:c="7"/>return new BindingWhenOnSyntax&lt;T&gt;(this._binding);</text:p>
              <text:p text:style-name="P1">syntax/binding_to_syntax.ts: <text:s text:c="3"/>public toFunction(func: T): interfaces.BindingWhenOnSyntax&lt;T&gt; {</text:p>
              <text:p text:style-name="P1">syntax/binding_to_syntax.ts: <text:s text:c="7"/>return new BindingWhenOnSyntax&lt;T&gt;(this._binding);</text:p>
              <text:p text:style-name="P1">syntax/binding_to_syntax.ts: <text:s text:c="7"/>return new BindingWhenOnSyntax&lt;T&gt;(this._binding);</text:p>
              <text:p text:style-name="P1"/>
            </office:annotation>
            <text:p>0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24" office:value-type="float" office:value="0" calcext:value-type="float">
            <office:annotation draw:style-name="gr1" draw:text-style-name="P2" svg:width="287.26pt" svg:height="64.37pt" svg:x="1638.74pt" svg:y="177.82pt" draw:caption-point-x="-11.54pt" draw:caption-point-y="-4.31pt">
              <dc:date>2017-01-05T00:00:00</dc:date>
              <text:p text:style-name="P1">syntax/binding_in_syntax.ts: <text:s text:c="7"/>return new BindingWhenOnSyntax&lt;T&gt;(this._binding);</text:p>
              <text:p text:style-name="P1">syntax/binding_in_syntax.ts: <text:s text:c="7"/>return new BindingWhenOnSyntax&lt;T&gt;(this._binding);</text:p>
              <text:p text:style-name="P1"/>
            </office:annotation>
            <text:p>0</text:p>
          </table:table-cell>
          <table:table-cell table:style-name="ce8"/>
          <table:table-cell table:style-name="ce23" office:value-type="float" office:value="0" calcext:value-type="float">
            <office:annotation draw:style-name="gr1" draw:text-style-name="P2" svg:width="287.23pt" svg:height="64.37pt" svg:x="1783.5pt" svg:y="177.82pt" draw:caption-point-x="-11.54pt" draw:caption-point-y="-4.31pt">
              <dc:date>2017-01-05T00:00:00</dc:date>
              <text:p text:style-name="P1">syntax/binding_in_when_on_syntax.ts: <text:s text:c="3"/>public inSingletonScope(): interfaces.BindingWhenOnSyntax&lt;T&gt; {</text:p>
              <text:p text:style-name="P1">syntax/binding_in_when_on_syntax.ts: <text:s text:c="3"/>public inTransientScope(): interfaces.BindingWhenOnSyntax&lt;T&gt; {</text:p>
              <text:p text:style-name="P1"/>
            </office:annotation>
            <text:p>0</text:p>
          </table:table-cell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BindingOnSyntax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23" office:value-type="float" office:value="0" calcext:value-type="float">
            <office:annotation draw:style-name="gr1" draw:text-style-name="P2" svg:width="288.74pt" svg:height="346.03pt" svg:x="1203pt" svg:y="52.75pt" draw:caption-point-x="-11.54pt" draw:caption-point-y="136.52pt">
              <dc:date>2017-01-05T00:00:00</dc:date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/>
            </office:annotation>
            <text:p>0</text:p>
          </table:table-cell>
          <table:table-cell table:style-name="ce24" office:value-type="float" office:value="0" calcext:value-type="float">
            <office:annotation draw:style-name="gr1" draw:text-style-name="P2" svg:width="287.26pt" svg:height="52.64pt" svg:x="1277.23pt" svg:y="199.45pt" draw:caption-point-x="-11.54pt" draw:caption-point-y="-10.18pt">
              <dc:date>2017-01-05T00:00:00</dc:date>
              <text:p text:style-name="P1">syntax/binding_when_on_syntax.ts: <text:s text:c="7"/>this._bindingOnSyntax = new BindingOnSyntax&lt;T&gt;(this._binding);</text:p>
              <text:p text:style-name="P1"/>
            </office:annotation>
            <text:p>0</text:p>
          </table:table-cell>
          <table:table-cell table:style-name="ce23" office:value-type="float" office:value="0" calcext:value-type="float">
            <office:annotation draw:style-name="gr1" draw:text-style-name="P2" svg:width="288pt" svg:height="557.26pt" svg:x="1350.74pt" svg:y="-52.87pt" draw:caption-point-x="-11.54pt" draw:caption-point-y="242.14pt">
              <dc:date>2017-01-05T00:00:00</dc:date>
              <text:p text:style-name="P1">syntax/binding_when_on_syntax.ts: <text:s text:c="7"/>this._bindingOnSyntax = new BindingOnSyntax&lt;T&gt;(this._binding);</text:p>
              <text:p text:style-name="P1">syntax/binding_when_on_syntax.ts: <text:s text:c="3"/>public when(constraint: (request: interfaces.Request) =&gt; boolean): interfaces.BindingOnSyntax&lt;T&gt; {</text:p>
              <text:p text:style-name="P1">syntax/binding_when_on_syntax.ts: <text:s text:c="3"/>public whenTargetNamed(name: string): interfaces.BindingOnSyntax&lt;T&gt; {</text:p>
              <text:p text:style-name="P1">syntax/binding_when_on_syntax.ts: <text:s text:c="3"/>public whenTargetTagged(tag: string, value: any): interfaces.BindingOnSyntax&lt;T&gt; {</text:p>
              <text:p text:style-name="P1">syntax/binding_when_on_syntax.ts: <text:s text:c="3"/>public whenInjectedInto(parent: (Function|string)): interfaces.BindingOnSyntax&lt;T&gt; {</text:p>
              <text:p text:style-name="P1">syntax/binding_when_on_syntax.ts: <text:s text:c="3"/>public whenParentNamed(name: string): interfaces.BindingOnSyntax&lt;T&gt; {</text:p>
              <text:p text:style-name="P1">syntax/binding_when_on_syntax.ts: <text:s text:c="3"/>public whenParentTagged(tag: string, value: any): interfaces.BindingOnSyntax&lt;T&gt; {</text:p>
              <text:p text:style-name="P1">syntax/binding_when_on_syntax.ts: <text:s text:c="3"/>public whenAnyAncestorIs(ancestor: (Function|string)): interfaces.BindingOnSyntax&lt;T&gt; {</text:p>
              <text:p text:style-name="P1">syntax/binding_when_on_syntax.ts: <text:s text:c="3"/>public whenNoAncestorIs(ancestor: (Function|string)): interfaces.BindingOnSyntax&lt;T&gt; {</text:p>
              <text:p text:style-name="P1">syntax/binding_when_on_syntax.ts: <text:s text:c="3"/>public whenAnyAncestorNamed(name: string): interfaces.BindingOnSyntax&lt;T&gt; {</text:p>
              <text:p text:style-name="P1">syntax/binding_when_on_syntax.ts: <text:s text:c="3"/>public whenAnyAncestorTagged(tag: string, value: any): interfaces.BindingOnSyntax&lt;T&gt; {</text:p>
              <text:p text:style-name="P1">syntax/binding_when_on_syntax.ts: <text:s text:c="3"/>public whenNoAncestorNamed(name: string): interfaces.BindingOnSyntax&lt;T&gt; {</text:p>
              <text:p text:style-name="P1">syntax/binding_when_on_syntax.ts: <text:s text:c="3"/>public whenNoAncestorTagged(tag: string, value: any): interfaces.BindingOnSyntax&lt;T&gt; {</text:p>
              <text:p text:style-name="P1">syntax/binding_when_on_syntax.ts: <text:s text:c="3"/>public whenAnyAncestorMatches(constraint: (request: interfaces.Request) =&gt; boolean): interfaces.BindingOnSyntax&lt;T&gt; {</text:p>
              <text:p text:style-name="P1">syntax/binding_when_on_syntax.ts: <text:s text:c="3"/>public whenNoAncestorMatches(constraint: (request: interfaces.Request) =&gt; boolean): interfaces.BindingOnSyntax&lt;T&gt; {</text:p>
              <text:p text:style-name="P1"/>
            </office:annotation>
            <text:p>0</text:p>
          </table:table-cell>
          <table:table-cell/>
          <table:table-cell table:style-name="ce13"/>
          <table:table-cell/>
          <table:table-cell table:style-name="ce13"/>
          <table:table-cell table:style-name="ce24" office:value-type="float" office:value="0" calcext:value-type="float">
            <office:annotation draw:style-name="gr1" draw:text-style-name="P2" svg:width="287.23pt" svg:height="40.9pt" svg:x="1708.5pt" svg:y="205.31pt" draw:caption-point-x="-11.54pt" draw:caption-point-y="-16.04pt">
              <dc:date>2017-01-05T00:00:00</dc:date>
              <text:p text:style-name="P1">syntax/binding_in_when_on_syntax.ts: <text:s text:c="3"/>private _bindingOnSyntax: interfaces.BindingOnSyntax&lt;T&gt;;</text:p>
              <text:p text:style-name="P1"/>
            </office:annotation>
            <text:p>0</text:p>
          </table:table-cell>
          <table:table-cell table:style-name="ce23" office:value-type="float" office:value="0" calcext:value-type="float">
            <office:annotation draw:style-name="gr1" draw:text-style-name="P2" svg:width="287.23pt" svg:height="569pt" svg:x="1783.5pt" svg:y="-58.73pt" draw:caption-point-x="-11.54pt" draw:caption-point-y="248pt">
              <dc:date>2017-01-05T00:00:00</dc:date>
              <text:p text:style-name="P1">syntax/binding_in_when_on_syntax.ts: <text:s text:c="7"/>this._bindingOnSyntax = new BindingOnSyntax&lt;T&gt;(this._binding);</text:p>
              <text:p text:style-name="P1">syntax/binding_in_when_on_syntax.ts: <text:s text:c="3"/>public when(constraint: (request: interfaces.Request) =&gt; boolean): interfaces.BindingOnSyntax&lt;T&gt; {</text:p>
              <text:p text:style-name="P1">syntax/binding_in_when_on_syntax.ts: <text:s text:c="3"/>public whenTargetNamed(name: string): interfaces.BindingOnSyntax&lt;T&gt; {</text:p>
              <text:p text:style-name="P1">syntax/binding_in_when_on_syntax.ts: <text:s text:c="3"/>public whenTargetTagged(tag: string, value: any): interfaces.BindingOnSyntax&lt;T&gt; {</text:p>
              <text:p text:style-name="P1">syntax/binding_in_when_on_syntax.ts: <text:s text:c="3"/>public whenInjectedInto(parent: (Function|string)): interfaces.BindingOnSyntax&lt;T&gt; {</text:p>
              <text:p text:style-name="P1">syntax/binding_in_when_on_syntax.ts: <text:s text:c="3"/>public whenParentNamed(name: string): interfaces.BindingOnSyntax&lt;T&gt; {</text:p>
              <text:p text:style-name="P1">syntax/binding_in_when_on_syntax.ts: <text:s text:c="3"/>public whenParentTagged(tag: string, value: any): interfaces.BindingOnSyntax&lt;T&gt; {</text:p>
              <text:p text:style-name="P1">syntax/binding_in_when_on_syntax.ts: <text:s text:c="3"/>public whenAnyAncestorIs(ancestor: (Function|string)): interfaces.BindingOnSyntax&lt;T&gt; {</text:p>
              <text:p text:style-name="P1">syntax/binding_in_when_on_syntax.ts: <text:s text:c="3"/>public whenNoAncestorIs(ancestor: (Function|string)): interfaces.BindingOnSyntax&lt;T&gt; {</text:p>
              <text:p text:style-name="P1">syntax/binding_in_when_on_syntax.ts: <text:s text:c="3"/>public whenAnyAncestorNamed(name: string): interfaces.BindingOnSyntax&lt;T&gt; {</text:p>
              <text:p text:style-name="P1">syntax/binding_in_when_on_syntax.ts: <text:s text:c="3"/>public whenAnyAncestorTagged(tag: string, value: any): interfaces.BindingOnSyntax&lt;T&gt; {</text:p>
              <text:p text:style-name="P1">syntax/binding_in_when_on_syntax.ts: <text:s text:c="3"/>public whenNoAncestorNamed(name: string): interfaces.BindingOnSyntax&lt;T&gt; {</text:p>
              <text:p text:style-name="P1">syntax/binding_in_when_on_syntax.ts: <text:s text:c="3"/>public whenNoAncestorTagged(tag: string, value: any): interfaces.BindingOnSyntax&lt;T&gt; {</text:p>
              <text:p text:style-name="P1">syntax/binding_in_when_on_syntax.ts: <text:s text:c="3"/>public whenAnyAncestorMatches(constraint: (request: interfaces.Request) =&gt; boolean): interfaces.BindingOnSyntax&lt;T&gt; {</text:p>
              <text:p text:style-name="P1">syntax/binding_in_when_on_syntax.ts: <text:s text:c="3"/>public whenNoAncestorMatches(constraint: (request: interfaces.Request) =&gt; boolean): interfaces.BindingOnSyntax&lt;T&gt; {</text:p>
              <text:p text:style-name="P1"/>
            </office:annotation>
            <text:p>0</text:p>
          </table:table-cell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BindingInSyntax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24" office:value-type="float" office:value="0" calcext:value-type="float">
            <office:annotation draw:style-name="gr2" draw:text-style-name="P2" svg:width="287.23pt" svg:height="40.9pt" svg:x="1708.5pt" svg:y="221.05pt" draw:caption-point-x="-11.54pt" draw:caption-point-y="-16.02pt">
              <dc:date>2017-01-05T00:00:00</dc:date>
              <text:p text:style-name="P1">syntax/binding_in_when_on_syntax.ts: <text:s text:c="3"/>private _bindingInSyntax: interfaces.BindingInSyntax&lt;T&gt;;</text:p>
              <text:p text:style-name="P1"/>
            </office:annotation>
            <text:p>0</text:p>
          </table:table-cell>
          <table:table-cell table:style-name="ce23" office:value-type="float" office:value="0" calcext:value-type="float">
            <office:annotation draw:style-name="gr2" draw:text-style-name="P2" svg:width="287.23pt" svg:height="40.9pt" svg:x="1783.5pt" svg:y="221.05pt" draw:caption-point-x="-11.54pt" draw:caption-point-y="-16.02pt">
              <dc:date>2017-01-05T00:00:00</dc:date>
              <text:p text:style-name="P1">syntax/binding_in_when_on_syntax.ts: <text:s text:c="7"/>this._bindingInSyntax = new BindingInSyntax&lt;T&gt;(binding);</text:p>
              <text:p text:style-name="P1"/>
            </office:annotation>
            <text:p>0</text:p>
          </table:table-cell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BindingInWhenOnSyntax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/>
          <table:table-cell/>
          <table:table-cell table:style-name="ce23" office:value-type="float" office:value="0" calcext:value-type="float">
            <office:annotation draw:style-name="gr1" draw:text-style-name="P2" svg:width="292.51pt" svg:height="87.85pt" svg:x="1058.23pt" svg:y="213.34pt" draw:caption-point-x="-11.54pt" draw:caption-point-y="7.43pt">
              <dc:date>2017-01-05T00:00:00</dc:date>
              <text:p text:style-name="P1">syntax/binding_to_syntax.ts: <text:s text:c="7"/>return new BindingInWhenOnSyntax&lt;T&gt;(this._binding);</text:p>
              <text:p text:style-name="P1">syntax/binding_to_syntax.ts: <text:s text:c="3"/>public toSelf(): interfaces.BindingInWhenOnSyntax&lt;T&gt; {</text:p>
              <text:p text:style-name="P1">syntax/binding_to_syntax.ts: <text:s text:c="7"/>return new BindingInWhenOnSyntax&lt;T&gt;(this._binding);</text:p>
              <text:p text:style-name="P1"/>
            </office:annotation>
            <text:p>0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Binding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23" office:value-type="float" office:value="0" calcext:value-type="float">
            <office:annotation draw:style-name="gr1" draw:text-style-name="P2" svg:width="288pt" svg:height="76.11pt" svg:x="915pt" svg:y="234.96pt" draw:caption-point-x="-11.54pt" draw:caption-point-y="1.56pt">
              <dc:date>2017-01-05T00:00:00</dc:date>
              <text:p text:style-name="P1">kernel/kernel.ts: <text:s text:c="7"/>let binding = new Binding&lt;T&gt;(serviceIdentifier);</text:p>
              <text:p text:style-name="P1">kernel/kernel.ts: <text:s text:c="3"/>private _createContext&lt;T&gt;(binding: interfaces.Binding&lt;T&gt;, target: interfaces.Target): interfaces.Context {</text:p>
              <text:p text:style-name="P1"/>
            </office:annotation>
            <text:p>0</text:p>
          </table:table-cell>
          <table:table-cell table:style-name="ce24" office:value-type="float" office:value="0" calcext:value-type="float">
            <office:annotation draw:style-name="gr1" draw:text-style-name="P2" svg:width="292.51pt" svg:height="52.64pt" svg:x="984.73pt" svg:y="246.7pt" draw:caption-point-x="-11.54pt" draw:caption-point-y="-10.18pt">
              <dc:date>2017-01-05T00:00:00</dc:date>
              <text:p text:style-name="P1">syntax/binding_to_syntax.ts: <text:s text:c="3"/>private _binding: interfaces.Binding&lt;T&gt;;</text:p>
              <text:p text:style-name="P1"/>
              <text:p text:style-name="P1"/>
            </office:annotation>
            <text:p>0</text:p>
          </table:table-cell>
          <table:table-cell table:style-name="ce23" office:value-type="float" office:value="0" calcext:value-type="float">
            <office:annotation draw:style-name="gr1" draw:text-style-name="P2" svg:width="292.51pt" svg:height="29.17pt" svg:x="1058.23pt" svg:y="258.43pt" draw:caption-point-x="-11.54pt" draw:caption-point-y="-21.91pt">
              <dc:date>2017-01-05T00:00:00</dc:date>
              <text:p text:style-name="P1">syntax/binding_to_syntax.ts: <text:s text:c="3"/>public constructor(binding: interfaces.Binding&lt;T&gt;) {</text:p>
            </office:annotation>
            <text:p>0</text:p>
          </table:table-cell>
          <table:table-cell table:style-name="ce24" office:value-type="float" office:value="0" calcext:value-type="float">
            <office:annotation draw:style-name="gr1" draw:text-style-name="P2" svg:width="286.5pt" svg:height="52.64pt" svg:x="1131.73pt" svg:y="246.7pt" draw:caption-point-x="-11.54pt" draw:caption-point-y="-10.18pt">
              <dc:date>2017-01-05T00:00:00</dc:date>
              <text:p text:style-name="P1">syntax/binding_when_syntax.ts: <text:s text:c="3"/>private _binding: interfaces.Binding&lt;T&gt;;</text:p>
              <text:p text:style-name="P1"/>
              <text:p text:style-name="P1"/>
            </office:annotation>
            <text:p>0</text:p>
          </table:table-cell>
          <table:table-cell table:style-name="ce23" office:value-type="float" office:value="0" calcext:value-type="float">
            <office:annotation draw:style-name="gr1" draw:text-style-name="P2" svg:width="288.74pt" svg:height="29.17pt" svg:x="1203pt" svg:y="258.43pt" draw:caption-point-x="-11.54pt" draw:caption-point-y="-21.91pt">
              <dc:date>2017-01-05T00:00:00</dc:date>
              <text:p text:style-name="P1">syntax/binding_when_syntax.ts: <text:s text:c="3"/>public constructor(binding: interfaces.Binding&lt;T&gt;) {</text:p>
            </office:annotation>
            <text:p>0</text:p>
          </table:table-cell>
          <table:table-cell table:style-name="ce24" office:value-type="float" office:value="0" calcext:value-type="float">
            <office:annotation draw:style-name="gr1" draw:text-style-name="P2" svg:width="287.26pt" svg:height="40.9pt" svg:x="1277.23pt" svg:y="252.57pt" draw:caption-point-x="-11.54pt" draw:caption-point-y="-16.04pt">
              <dc:date>2017-01-05T00:00:00</dc:date>
              <text:p text:style-name="P1">syntax/binding_when_on_syntax.ts: <text:s text:c="3"/>private _binding: interfaces.Binding&lt;T&gt;;</text:p>
              <text:p text:style-name="P1"/>
            </office:annotation>
            <text:p>0</text:p>
          </table:table-cell>
          <table:table-cell table:style-name="ce23" office:value-type="float" office:value="0" calcext:value-type="float">
            <office:annotation draw:style-name="gr1" draw:text-style-name="P2" svg:width="288pt" svg:height="40.9pt" svg:x="1350.74pt" svg:y="252.57pt" draw:caption-point-x="-11.54pt" draw:caption-point-y="-16.04pt">
              <dc:date>2017-01-05T00:00:00</dc:date>
              <text:p text:style-name="P1">syntax/binding_when_on_syntax.ts: <text:s text:c="3"/>public constructor(binding: interfaces.Binding&lt;T&gt;) {</text:p>
              <text:p text:style-name="P1"/>
            </office:annotation>
            <text:p>0</text:p>
          </table:table-cell>
          <table:table-cell table:style-name="ce24" office:value-type="float" office:value="0" calcext:value-type="float">
            <office:annotation draw:style-name="gr1" draw:text-style-name="P2" svg:width="290.27pt" svg:height="40.9pt" svg:x="1418.23pt" svg:y="252.57pt" draw:caption-point-x="-11.54pt" draw:caption-point-y="-16.04pt">
              <dc:date>2017-01-05T00:00:00</dc:date>
              <text:p text:style-name="P1">syntax/binding_on_syntax.ts: <text:s text:c="3"/>private _binding: interfaces.Binding&lt;T&gt;;</text:p>
              <text:p text:style-name="P1"/>
            </office:annotation>
            <text:p>0</text:p>
          </table:table-cell>
          <table:table-cell table:style-name="ce23" office:value-type="float" office:value="0" calcext:value-type="float">
            <office:annotation draw:style-name="gr1" draw:text-style-name="P2" svg:width="291.77pt" svg:height="40.9pt" svg:x="1491.73pt" svg:y="252.57pt" draw:caption-point-x="-11.54pt" draw:caption-point-y="-16.04pt">
              <dc:date>2017-01-05T00:00:00</dc:date>
              <text:p text:style-name="P1">syntax/binding_on_syntax.ts: <text:s text:c="3"/>public constructor(binding: interfaces.Binding&lt;T&gt;) {</text:p>
              <text:p text:style-name="P1"/>
            </office:annotation>
            <text:p>0</text:p>
          </table:table-cell>
          <table:table-cell table:style-name="ce24" office:value-type="float" office:value="0" calcext:value-type="float">
            <office:annotation draw:style-name="gr1" draw:text-style-name="P2" svg:width="287.23pt" svg:height="52.64pt" svg:x="1564.5pt" svg:y="246.7pt" draw:caption-point-x="-11.54pt" draw:caption-point-y="-10.18pt">
              <dc:date>2017-01-05T00:00:00</dc:date>
              <text:p text:style-name="P1">syntax/binding_in_syntax.ts: <text:s text:c="3"/>private _binding: interfaces.Binding&lt;T&gt;;</text:p>
              <text:p text:style-name="P1"/>
              <text:p text:style-name="P1"/>
            </office:annotation>
            <text:p>0</text:p>
          </table:table-cell>
          <table:table-cell table:style-name="ce23" office:value-type="float" office:value="0" calcext:value-type="float">
            <office:annotation draw:style-name="gr1" draw:text-style-name="P2" svg:width="287.26pt" svg:height="29.17pt" svg:x="1638.74pt" svg:y="258.43pt" draw:caption-point-x="-11.54pt" draw:caption-point-y="-21.91pt">
              <dc:date>2017-01-05T00:00:00</dc:date>
              <text:p text:style-name="P1">syntax/binding_in_syntax.ts: <text:s text:c="3"/>public constructor(binding: interfaces.Binding&lt;T&gt;) {</text:p>
            </office:annotation>
            <text:p>0</text:p>
          </table:table-cell>
          <table:table-cell table:style-name="ce24" office:value-type="float" office:value="0" calcext:value-type="float">
            <office:annotation draw:style-name="gr1" draw:text-style-name="P2" svg:width="287.23pt" svg:height="52.64pt" svg:x="1708.5pt" svg:y="246.7pt" draw:caption-point-x="-11.54pt" draw:caption-point-y="-10.18pt">
              <dc:date>2017-01-05T00:00:00</dc:date>
              <text:p text:style-name="P1">syntax/binding_in_when_on_syntax.ts: <text:s text:c="3"/>private _binding: interfaces.Binding&lt;T&gt;;</text:p>
              <text:p text:style-name="P1"/>
              <text:p text:style-name="P1"/>
            </office:annotation>
            <text:p>0</text:p>
          </table:table-cell>
          <table:table-cell table:style-name="ce23" office:value-type="float" office:value="0" calcext:value-type="float">
            <office:annotation draw:style-name="gr1" draw:text-style-name="P2" svg:width="287.23pt" svg:height="29.17pt" svg:x="1783.5pt" svg:y="258.43pt" draw:caption-point-x="-11.54pt" draw:caption-point-y="-21.91pt">
              <dc:date>2017-01-05T00:00:00</dc:date>
              <text:p text:style-name="P1">syntax/binding_in_when_on_syntax.ts: <text:s text:c="3"/>public constructor(binding: interfaces.Binding&lt;T&gt;) {</text:p>
            </office:annotation>
            <text:p>0</text:p>
          </table:table-cell>
          <table:table-cell table:style-name="ce9"/>
          <table:table-cell table:style-name="ce13"/>
          <table:table-cell table:style-name="ce24" office:value-type="float" office:value="0" calcext:value-type="float">
            <office:annotation draw:style-name="gr1" draw:text-style-name="P2" svg:width="318.76pt" svg:height="29.17pt" svg:x="1995.73pt" svg:y="258.43pt" draw:caption-point-x="-11.54pt" draw:caption-point-y="-21.91pt">
              <dc:date>2017-01-05T00:00:00</dc:date>
              <text:p text:style-name="P1">planning/request.ts: <text:s text:c="3"/>public bindings: interfaces.Binding&lt;any&gt;[];</text:p>
              <text:p text:style-name="P1"/>
            </office:annotation>
            <text:p>0</text:p>
          </table:table-cell>
          <table:table-cell table:style-name="ce23" office:value-type="float" office:value="0" calcext:value-type="float">
            <office:annotation draw:style-name="gr1" draw:text-style-name="P2" svg:width="333.75pt" svg:height="64.37pt" svg:x="2070.74pt" svg:y="240.83pt" draw:caption-point-x="-11.54pt" draw:caption-point-y="-4.31pt">
              <dc:date>2017-01-05T00:00:00</dc:date>
              <text:p text:style-name="P1">planning/request.ts: <text:s text:c="7"/>bindings: (interfaces.Binding&lt;any&gt;|interfaces.Binding&lt;any&gt;[]),</text:p>
              <text:p text:style-name="P1">planning/request.ts: <text:s text:c="7"/>bindings: (interfaces.Binding&lt;any&gt;|interfaces.Binding&lt;any&gt;[]),</text:p>
              <text:p text:style-name="P1"/>
            </office:annotation>
            <text:p>0</text:p>
          </table:table-cell>
          <table:table-cell table:style-name="ce9"/>
          <table:table-cell table:style-name="ce13" table:number-columns-repeated="2"/>
          <table:table-cell table:style-name="ce19"/>
          <table:table-cell table:number-columns-repeated="2"/>
          <table:table-cell table:style-name="ce9"/>
          <table:table-cell table:style-name="ce24" office:value-type="float" office:value="0" calcext:value-type="float">
            <office:annotation draw:style-name="gr1" draw:text-style-name="P2" svg:width="329.24pt" svg:height="111.32pt" svg:x="2687.24pt" svg:y="217.36pt" draw:caption-point-x="-11.54pt" draw:caption-point-y="19.16pt">
              <dc:date>2017-01-05T00:00:00</dc:date>
              <text:p text:style-name="P1">planning/planner.ts: <text:s text:c="7"/>binding: interfaces.Binding&lt;any&gt;,</text:p>
              <text:p text:style-name="P1">planning/planner.ts: <text:s text:c="3"/>): interfaces.Binding&lt;T&gt;[] {</text:p>
              <text:p text:style-name="P1">planning/planner.ts: <text:s text:c="7"/>let bindings: interfaces.Binding&lt;T&gt;[] = [];</text:p>
              <text:p text:style-name="P1">planning/planner.ts: <text:s text:c="3"/>): interfaces.Binding&lt;any&gt;[] {</text:p>
              <text:p text:style-name="P1">planning/planner.ts: <text:s text:c="7"/>let activeBindings: interfaces.Binding&lt;any&gt;[] = [];</text:p>
              <text:p text:style-name="P1">planning/planner.ts: <text:s text:c="7"/>bindings: interfaces.Binding&lt;any&gt;[]</text:p>
              <text:p text:style-name="P1"/>
              <text:p text:style-name="P1"/>
            </office:annotation>
            <text:p>0</text:p>
          </table:table-cell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Request</text:p>
          </table:table-cell>
          <table:table-cell table:style-name="ce9"/>
          <table:table-cell table:style-name="ce23" office:value-type="float" office:value="0" calcext:value-type="float">
            <office:annotation draw:style-name="gr1" draw:text-style-name="P2" svg:width="318.76pt" svg:height="240.41pt" svg:x="296.99pt" svg:y="168.55pt" draw:caption-point-x="-11.54pt" draw:caption-point-y="83.74pt">
              <dc:date>2017-01-05T00:00:00</dc:date>
              <text:p text:style-name="P1">resolution/resolver.ts: <text:s text:c="3"/>private _resolve(request: interfaces.Request): any {</text:p>
              <text:p text:style-name="P1">resolution/resolver.ts: <text:s text:c="11"/>return childRequests.map((childRequest: interfaces.Request) =&gt; { return this._resolve(childRequest); });</text:p>
              <text:p text:style-name="P1">resolution/resolver.ts: <text:s text:c="23"/>let constructorInjectionsRequests = childRequests.filter((childRequest: interfaces.Request) =&gt; {</text:p>
              <text:p text:style-name="P1">resolution/resolver.ts: <text:s text:c="23"/>let constructorInjections = constructorInjectionsRequests.map((childRequest: interfaces.Request) =&gt; {</text:p>
              <text:p text:style-name="P1">resolution/resolver.ts: <text:s text:c="3"/>private _injectProperties(instance: any, childRequests: interfaces.Request[]) {</text:p>
              <text:p text:style-name="P1">resolution/resolver.ts: <text:s text:c="7"/>let propertyInjectionsRequests = childRequests.filter((childRequest: interfaces.Request) =&gt; {</text:p>
              <text:p text:style-name="P1">resolution/resolver.ts: <text:s text:c="7"/>let propertyInjections = propertyInjectionsRequests.map((childRequest: interfaces.Request) =&gt; {</text:p>
              <text:p text:style-name="P1">resolution/resolver.ts: <text:s text:c="7"/>propertyInjectionsRequests.forEach((r: interfaces.Request, index: number) =&gt; {</text:p>
              <text:p text:style-name="P1"/>
            </office:annotation>
            <text:p>0</text:p>
          </table:table-cell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23" office:value-type="float" office:value="0" calcext:value-type="float">
            <office:annotation draw:style-name="gr1" draw:text-style-name="P2" svg:width="288pt" svg:height="29.17pt" svg:x="915pt" svg:y="274.17pt" draw:caption-point-x="-11.54pt" draw:caption-point-y="-21.88pt">
              <dc:date>2017-01-05T00:00:00</dc:date>
              <text:p text:style-name="P1">kernel/kernel.ts: <text:s text:c="11"/>let request = new Request(</text:p>
              <text:p text:style-name="P1"/>
            </office:annotation>
            <text:p>0</text:p>
          </table:table-cell>
          <table:table-cell/>
          <table:table-cell table:style-name="ce13"/>
          <table:table-cell/>
          <table:table-cell table:style-name="ce23" office:value-type="float" office:value="0" calcext:value-type="float">
            <office:annotation draw:style-name="gr1" draw:text-style-name="P2" svg:width="288.74pt" svg:height="287.35pt" svg:x="1203pt" svg:y="145.08pt" draw:caption-point-x="-11.54pt" draw:caption-point-y="107.21pt">
              <dc:date>2017-01-05T00:00:00</dc:date>
              <text:p text:style-name="P1">syntax/binding_when_syntax.ts: <text:s text:c="3"/>public when(constraint: (request: interfaces.Request) =&gt; boolean): interfaces.BindingOnSyntax&lt;T&gt; {</text:p>
              <text:p text:style-name="P1">syntax/binding_when_syntax.ts: <text:s text:c="7"/>this._binding.constraint = (request: interfaces.Request) =&gt; {</text:p>
              <text:p text:style-name="P1">syntax/binding_when_syntax.ts: <text:s text:c="7"/>this._binding.constraint = (request: interfaces.Request) =&gt; {</text:p>
              <text:p text:style-name="P1">syntax/binding_when_syntax.ts: <text:s text:c="7"/>this._binding.constraint = (request: interfaces.Request) =&gt; {</text:p>
              <text:p text:style-name="P1">syntax/binding_when_syntax.ts: <text:s text:c="7"/>this._binding.constraint = (request: interfaces.Request) =&gt; {</text:p>
              <text:p text:style-name="P1">syntax/binding_when_syntax.ts: <text:s text:c="3"/>public whenAnyAncestorMatches(constraint: (request: interfaces.Request) =&gt; boolean): interfaces.BindingOnSyntax&lt;T&gt; {</text:p>
              <text:p text:style-name="P1">syntax/binding_when_syntax.ts: <text:s text:c="7"/>this._binding.constraint = (request: interfaces.Request) =&gt; {</text:p>
              <text:p text:style-name="P1">syntax/binding_when_syntax.ts: <text:s text:c="3"/>public whenNoAncestorMatches(constraint: (request: interfaces.Request) =&gt; boolean): interfaces.BindingOnSyntax&lt;T&gt; {</text:p>
              <text:p text:style-name="P1">syntax/binding_when_syntax.ts: <text:s text:c="7"/>this._binding.constraint = (request: interfaces.Request) =&gt; {</text:p>
              <text:p text:style-name="P1"/>
            </office:annotation>
            <text:p>0</text:p>
          </table:table-cell>
          <table:table-cell/>
          <table:table-cell table:style-name="ce23" office:value-type="float" office:value="0" calcext:value-type="float">
            <office:annotation draw:style-name="gr1" draw:text-style-name="P2" svg:width="288pt" svg:height="146.52pt" svg:x="1350.74pt" svg:y="215.49pt" draw:caption-point-x="-11.54pt" draw:caption-point-y="36.79pt">
              <dc:date>2017-01-05T00:00:00</dc:date>
              <text:p text:style-name="P1">syntax/binding_when_on_syntax.ts: <text:s text:c="3"/>public when(constraint: (request: interfaces.Request) =&gt; boolean): interfaces.BindingOnSyntax&lt;T&gt; {</text:p>
              <text:p text:style-name="P1">syntax/binding_when_on_syntax.ts: <text:s text:c="3"/>public whenAnyAncestorMatches(constraint: (request: interfaces.Request) =&gt; boolean): interfaces.BindingOnSyntax&lt;T&gt; {</text:p>
              <text:p text:style-name="P1">syntax/binding_when_on_syntax.ts: <text:s text:c="3"/>public whenNoAncestorMatches(constraint: (request: interfaces.Request) =&gt; boolean): interfaces.BindingOnSyntax&lt;T&gt; {</text:p>
              <text:p text:style-name="P1"/>
            </office:annotation>
            <text:p>0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24" office:value-type="float" office:value="0" calcext:value-type="float">
            <office:annotation draw:style-name="gr1" draw:text-style-name="P2" svg:width="287.23pt" svg:height="146.52pt" svg:x="1783.5pt" svg:y="215.49pt" draw:caption-point-x="-11.54pt" draw:caption-point-y="36.79pt">
              <dc:date>2017-01-05T00:00:00</dc:date>
              <text:p text:style-name="P1">syntax/binding_in_when_on_syntax.ts: <text:s text:c="3"/>public when(constraint: (request: interfaces.Request) =&gt; boolean): interfaces.BindingOnSyntax&lt;T&gt; {</text:p>
              <text:p text:style-name="P1">syntax/binding_in_when_on_syntax.ts: <text:s text:c="3"/>public whenAnyAncestorMatches(constraint: (request: interfaces.Request) =&gt; boolean): interfaces.BindingOnSyntax&lt;T&gt; {</text:p>
              <text:p text:style-name="P1">syntax/binding_in_when_on_syntax.ts: <text:s text:c="3"/>public whenNoAncestorMatches(constraint: (request: interfaces.Request) =&gt; boolean): interfaces.BindingOnSyntax&lt;T&gt; {</text:p>
              <text:p text:style-name="P1"/>
            </office:annotation>
            <text:p>0</text:p>
          </table:table-cell>
          <table:table-cell table:style-name="ce9"/>
          <table:table-cell table:style-name="ce23" office:value-type="float" office:value="0" calcext:value-type="float">
            <office:annotation draw:style-name="gr1" draw:text-style-name="P2" svg:width="289.5pt" svg:height="64.37pt" svg:x="1926pt" svg:y="256.56pt" draw:caption-point-x="-11.54pt" draw:caption-point-y="-4.28pt">
              <dc:date>2017-01-05T00:00:00</dc:date>
              <text:p text:style-name="P1">bindings/binding.ts: <text:s text:c="3"/>public constraint: (request: interfaces.Request) =&gt; boolean;</text:p>
              <text:p text:style-name="P1">bindings/binding.ts: <text:s text:c="7"/>this.constraint = (request: interfaces.Request) =&gt; { return true; };</text:p>
              <text:p text:style-name="P1"/>
            </office:annotation>
            <text:p>0</text:p>
          </table:table-cell>
          <table:table-cell/>
          <table:table-cell table:style-name="ce13"/>
          <table:table-cell table:style-name="ce29" office:value-type="float" office:value="1" calcext:value-type="float">
            <office:annotation draw:style-name="gr1" draw:text-style-name="P2" svg:width="327.74pt" svg:height="29.17pt" svg:x="2141.23pt" svg:y="274.17pt" draw:caption-point-x="-11.54pt" draw:caption-point-y="-21.88pt">
              <dc:date>2017-01-05T00:00:00</dc:date>
              <text:p text:style-name="P1">planning/plan.ts: <text:s text:c="3"/>public rootRequest: interfaces.Request;</text:p>
              <text:p text:style-name="P1"/>
            </office:annotation>
            <text:p>1</text:p>
          </table:table-cell>
          <table:table-cell table:style-name="ce28" office:value-type="float" office:value="1" calcext:value-type="float">
            <office:annotation draw:style-name="gr1" draw:text-style-name="P2" svg:width="327.74pt" svg:height="40.9pt" svg:x="2215.5pt" svg:y="268.3pt" draw:caption-point-x="-11.54pt" draw:caption-point-y="-16.02pt">
              <dc:date>2017-01-05T00:00:00</dc:date>
              <text:p text:style-name="P1">planning/plan.ts: <text:s text:c="3"/>public constructor(parentContext: interfaces.Context, rootRequest: interfaces.Request) {</text:p>
              <text:p text:style-name="P1"/>
            </office:annotation>
            <text:p>1</text:p>
          </table:table-cell>
          <table:table-cell table:style-name="ce13"/>
          <table:table-cell table:style-name="ce19"/>
          <table:table-cell table:number-columns-repeated="2"/>
          <table:table-cell table:style-name="ce9"/>
          <table:table-cell table:style-name="ce24" office:value-type="float" office:value="0" calcext:value-type="float">
            <office:annotation draw:style-name="gr1" draw:text-style-name="P2" svg:width="329.24pt" svg:height="64.37pt" svg:x="2687.24pt" svg:y="256.56pt" draw:caption-point-x="-11.54pt" draw:caption-point-y="-4.28pt">
              <dc:date>2017-01-05T00:00:00</dc:date>
              <text:p text:style-name="P1">planning/planner.ts: <text:s text:c="7"/>let rootRequest = new Request(</text:p>
              <text:p text:style-name="P1">planning/planner.ts: <text:s text:c="15"/>let request = new Request(</text:p>
              <text:p text:style-name="P1">planning/planner.ts: <text:s text:c="3"/>private _createSubRequest(parentRequest: interfaces.Request, target: interfaces.Target) {</text:p>
              <text:p text:style-name="P1"/>
            </office:annotation>
            <text:p>0</text:p>
          </table:table-cell>
          <table:table-cell table:style-name="ce9"/>
          <table:table-cell table:style-name="ce13"/>
          <table:table-cell table:style-name="ce4"/>
          <table:table-cell table:number-columns-repeated="986"/>
        </table:table-row>
        <table:table-row table:style-name="ro1">
          <table:table-cell table:style-name="ce4" office:value-type="string" calcext:value-type="string">
            <text:p>Plan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 table:number-columns-repeated="2"/>
          <table:table-cell table:style-name="ce9"/>
          <table:table-cell table:style-name="ce24" office:value-type="float" office:value="0" calcext:value-type="float">
            <office:annotation draw:style-name="gr1" draw:text-style-name="P2" svg:width="329.24pt" svg:height="40.9pt" svg:x="2687.24pt" svg:y="284.06pt" draw:caption-point-x="-11.54pt" draw:caption-point-y="-16.04pt">
              <dc:date>2017-01-05T00:00:00</dc:date>
              <text:p text:style-name="P1">src/planning/planner.ts: <text:s text:c="7"/>let plan = new Plan(context, rootRequest);</text:p>
              <text:p text:style-name="P1"/>
            </office:annotation>
            <text:p>0</text:p>
          </table:table-cell>
          <table:table-cell table:style-name="ce33" office:value-type="float" office:value="0" calcext:value-type="float">
            <office:annotation draw:style-name="gr1" draw:text-style-name="P2" svg:width="345.74pt" svg:height="29.17pt" svg:x="2760.75pt" svg:y="289.93pt" draw:caption-point-x="-11.54pt" draw:caption-point-y="-21.91pt">
              <dc:date>2017-01-05T00:00:00</dc:date>
              <text:p text:style-name="P1">src/planning/context.ts: <text:s text:c="3"/>public plan: interfaces.Plan;</text:p>
              <text:p text:style-name="P1"/>
            </office:annotation>
            <text:p>0</text:p>
          </table:table-cell>
          <table:table-cell table:style-name="ce23" office:value-type="float" office:value="0" calcext:value-type="float">
            <office:annotation draw:style-name="gr1" draw:text-style-name="P2" svg:width="360pt" svg:height="29.17pt" svg:x="2836.49pt" svg:y="289.93pt" draw:caption-point-x="-11.54pt" draw:caption-point-y="-21.91pt">
              <dc:date>2017-01-05T00:00:00</dc:date>
              <text:p text:style-name="P1">src/planning/context.ts: <text:s text:c="3"/>public addPlan(plan: interfaces.Plan) {</text:p>
              <text:p text:style-name="P1"/>
            </office:annotation>
            <text:p>0</text:p>
          </table:table-cell>
          <table:table-cell table:number-columns-repeated="987"/>
        </table:table-row>
        <table:table-row table:style-name="ro1">
          <table:table-cell table:style-name="ce4" office:value-type="string" calcext:value-type="string">
            <text:p>QueryableString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 table:style-name="ce24" office:value-type="float" office:value="0" calcext:value-type="float">
            <office:annotation draw:style-name="gr2" draw:text-style-name="P2" svg:width="291.77pt" svg:height="40.9pt" svg:x="2468.98pt" svg:y="299.79pt" draw:caption-point-x="-11.54pt" draw:caption-point-y="-16.02pt">
              <dc:date>2017-01-05T00:00:00</dc:date>
              <text:p text:style-name="P1">src/planning/target.ts: <text:s text:c="3"/>public name: interfaces.QueryableString;</text:p>
              <text:p text:style-name="P1"/>
            </office:annotation>
            <text:p>0</text:p>
          </table:table-cell>
          <table:table-cell table:style-name="ce24" office:value-type="float" office:value="0" calcext:value-type="float">
            <office:annotation draw:style-name="gr2" draw:text-style-name="P2" svg:width="293.24pt" svg:height="40.9pt" svg:x="2543.24pt" svg:y="299.79pt" draw:caption-point-x="-11.54pt" draw:caption-point-y="-16.02pt">
              <dc:date>2017-01-05T00:00:00</dc:date>
              <text:p text:style-name="P1">src/planning/target.ts: <text:s text:c="7"/>this.name = new QueryableString(name || "");</text:p>
              <text:p text:style-name="P1"/>
            </office:annotation>
            <text:p>0</text:p>
          </table:table-cell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Metadata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23" office:value-type="float" office:value="0" calcext:value-type="float">
            <office:annotation draw:style-name="gr1" draw:text-style-name="P2" svg:width="288pt" svg:height="64.37pt" svg:x="915pt" svg:y="303.82pt" draw:caption-point-x="-11.54pt" draw:caption-point-y="-4.31pt">
              <dc:date>2017-01-05T00:00:00</dc:date>
              <text:p text:style-name="P1">src/kernel/kernel.ts: <text:s text:c="7"/>let metadata = new Metadata(key, value);</text:p>
              <text:p text:style-name="P1">src/kernel/kernel.ts: <text:s text:c="7"/>let metadata = new Metadata(key, value);</text:p>
              <text:p text:style-name="P1"/>
            </office:annotation>
            <text:p>0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 table:style-name="ce24" office:value-type="float" office:value="0" calcext:value-type="float">
            <office:annotation draw:style-name="gr1" draw:text-style-name="P2" svg:width="291.77pt" svg:height="29.17pt" svg:x="2468.98pt" svg:y="321.42pt" draw:caption-point-x="-11.54pt" draw:caption-point-y="-21.91pt">
              <dc:date>2017-01-05T00:00:00</dc:date>
              <text:p text:style-name="P1">src/planning/target.ts: <text:s text:c="3"/>public metadata: Array&lt;Metadata&gt;;</text:p>
              <text:p text:style-name="P1"/>
            </office:annotation>
            <text:p>0</text:p>
          </table:table-cell>
          <table:table-cell table:style-name="ce32" office:value-type="float" office:value="3" calcext:value-type="float">
            <office:annotation draw:style-name="gr1" draw:text-style-name="P2" svg:width="293.24pt" svg:height="134.79pt" svg:x="2543.24pt" svg:y="268.61pt" draw:caption-point-x="-11.54pt" draw:caption-point-y="30.9pt">
              <dc:date>2017-01-05T00:00:00</dc:date>
              <text:p text:style-name="P1">src/planning/target.ts: <text:s text:c="7"/>namedOrTagged?: (string|Metadata)</text:p>
              <text:p text:style-name="P1">src/planning/target.ts: <text:s text:c="7"/>this.metadata = new Array&lt;Metadata&gt;();</text:p>
              <text:p text:style-name="P1">src/planning/target.ts: <text:s text:c="7"/>let metadataItem: interfaces.Metadata = null;</text:p>
              <text:p text:style-name="P1">src/planning/target.ts: <text:s text:c="11"/>metadataItem = new Metadata(METADATA_KEY.NAMED_TAG, namedOrTagged);</text:p>
              <text:p text:style-name="P1">src/planning/target.ts: <text:s text:c="7"/>} else if (namedOrTagged instanceof Metadata) {</text:p>
              <text:p text:style-name="P1"/>
            </office:annotation>
            <text:p>3</text:p>
          </table:table-cell>
          <table:table-cell table:style-name="ce9"/>
          <table:table-cell table:style-name="ce24" office:value-type="float" office:value="0" calcext:value-type="float">
            <office:annotation draw:style-name="gr1" draw:text-style-name="P2" svg:width="329.24pt" svg:height="64.37pt" svg:x="2687.24pt" svg:y="303.82pt" draw:caption-point-x="-11.54pt" draw:caption-point-y="-4.31pt">
              <dc:date>2017-01-05T00:00:00</dc:date>
              <text:p text:style-name="P1">src/planning/planner.ts: <text:s text:c="7"/>targetMetadata.forEach((m: interfaces.Metadata) =&gt; {</text:p>
              <text:p text:style-name="P1">src/planning/planner.ts: <text:s text:c="15"/>return t.metadata.filter((m: interfaces.Metadata) =&gt; {</text:p>
              <text:p text:style-name="P1"/>
            </office:annotation>
            <text:p>0</text:p>
          </table:table-cell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Target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23" office:value-type="float" office:value="0" calcext:value-type="float">
            <office:annotation draw:style-name="gr1" draw:text-style-name="P2" svg:width="288pt" svg:height="134.79pt" svg:x="915pt" svg:y="284.37pt" draw:caption-point-x="-11.54pt" draw:caption-point-y="30.9pt">
              <dc:date>2017-01-05T00:00:00</dc:date>
              <text:p text:style-name="P1">src/kernel/kernel.ts: <text:s text:c="7"/>let target = new Target(TargetType.ConstructorArgument, null, serviceIdentifier, metadata);</text:p>
              <text:p text:style-name="P1">src/kernel/kernel.ts: <text:s text:c="7"/>let target = new Target(null, null, serviceIdentifier, metadata);</text:p>
              <text:p text:style-name="P1">src/kernel/kernel.ts: <text:s text:c="7"/>target: interfaces.Target</text:p>
              <text:p text:style-name="P1">src/kernel/kernel.ts: <text:s text:c="7"/>target: interfaces.Target</text:p>
              <text:p text:style-name="P1">src/kernel/kernel.ts: <text:s text:c="3"/>private _createContext&lt;T&gt;(binding: interfaces.Binding&lt;T&gt;, target: interfaces.Target): interfaces.Context {</text:p>
              <text:p text:style-name="P1"/>
            </office:annotation>
            <text:p>0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 table:style-name="ce27" office:value-type="float" office:value="1" calcext:value-type="float">
            <office:annotation draw:style-name="gr1" draw:text-style-name="P2" svg:width="318.76pt" svg:height="29.17pt" svg:x="1995.73pt" svg:y="337.18pt" draw:caption-point-x="-11.54pt" draw:caption-point-y="-21.91pt">
              <dc:date>2017-01-05T00:00:00</dc:date>
              <text:p text:style-name="P1">src/planning/request.ts: <text:s text:c="3"/>public target: interfaces.Target;</text:p>
              <text:p text:style-name="P1"/>
            </office:annotation>
            <text:p>1</text:p>
          </table:table-cell>
          <table:table-cell table:style-name="ce27" office:value-type="float" office:value="2" calcext:value-type="float">
            <office:annotation draw:style-name="gr1" draw:text-style-name="P2" svg:width="333.75pt" svg:height="40.9pt" svg:x="2070.74pt" svg:y="331.31pt" draw:caption-point-x="-11.54pt" draw:caption-point-y="-16.04pt">
              <dc:date>2017-01-05T00:00:00</dc:date>
              <text:p text:style-name="P1">src/planning/request.ts: <text:s text:c="7"/>target: interfaces.Target = null</text:p>
              <text:p text:style-name="P1">src/planning/request.ts: <text:s text:c="7"/>target: interfaces.Target</text:p>
              <text:p text:style-name="P1"/>
            </office:annotation>
            <text:p>2</text:p>
          </table:table-cell>
          <table:table-cell table:style-name="ce9"/>
          <table:table-cell table:style-name="ce13" table:number-columns-repeated="2"/>
          <table:table-cell table:style-name="ce19"/>
          <table:table-cell table:number-columns-repeated="2"/>
          <table:table-cell table:style-name="ce9"/>
          <table:table-cell table:style-name="ce24" office:value-type="float" office:value="0" calcext:value-type="float">
            <office:annotation draw:style-name="gr1" draw:text-style-name="P2" svg:width="329.24pt" svg:height="193.46pt" svg:x="2687.24pt" svg:y="255.03pt" draw:caption-point-x="-11.54pt" draw:caption-point-y="60.24pt">
              <dc:date>2017-01-05T00:00:00</dc:date>
              <text:p text:style-name="P1">src/planning/planner.ts: <text:s text:c="3"/>private _createSubRequest(parentRequest: interfaces.Request, target: interfaces.Target) {</text:p>
              <text:p text:style-name="P1">src/planning/planner.ts: <text:s text:c="3"/>private _getTargets(func: Function, isBaseClass: boolean): interfaces.Target[] {</text:p>
              <text:p text:style-name="P1">src/planning/planner.ts: <text:s text:c="11"/>let target = new Target(TargetType.ConstructorArgument, metadata.targetName, serviceIndentifier);</text:p>
              <text:p text:style-name="P1">src/planning/planner.ts: <text:s text:c="11"/>let target = new Target(TargetType.ClassProperty, targetName, serviceIndentifier);</text:p>
              <text:p text:style-name="P1">src/planning/planner.ts: <text:s text:c="3"/>private _getDependencies(func: Function): interfaces.Target[] {</text:p>
              <text:p text:style-name="P1">src/planning/planner.ts: <text:s text:c="7"/>let targets: interfaces.Target[] = this._getTargets(func, false);</text:p>
              <text:p text:style-name="P1">src/planning/planner.ts: <text:s text:c="11"/>let metadata: any[] = targets.map((t: interfaces.Target) =&gt; {</text:p>
              <text:p text:style-name="P1"/>
            </office:annotation>
            <text:p>0</text:p>
          </table:table-cell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Planner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 table:style-name="ce24" office:value-type="float" office:value="0" calcext:value-type="float">
            <office:annotation draw:style-name="gr2" draw:text-style-name="P2" svg:width="293.24pt" svg:height="29.17pt" svg:x="838.49pt" svg:y="352.91pt" draw:caption-point-x="-11.54pt" draw:caption-point-y="-21.88pt">
              <dc:date>2017-01-05T00:00:00</dc:date>
              <text:p text:style-name="P1">src/kernel/kernel.ts: <text:s text:c="3"/>private _planner: Planner;</text:p>
              <text:p text:style-name="P1"/>
            </office:annotation>
            <text:p>0</text:p>
          </table:table-cell>
          <table:table-cell table:style-name="ce23" office:value-type="float" office:value="0" calcext:value-type="float">
            <office:annotation draw:style-name="gr2" draw:text-style-name="P2" svg:width="288pt" svg:height="29.17pt" svg:x="915pt" svg:y="352.91pt" draw:caption-point-x="-11.54pt" draw:caption-point-y="-21.88pt">
              <dc:date>2017-01-05T00:00:00</dc:date>
              <text:p text:style-name="P1">src/kernel/kernel.ts: <text:s text:c="7"/>this._planner = new Planner();</text:p>
              <text:p text:style-name="P1"/>
            </office:annotation>
            <text:p>0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 table:number-columns-repeated="2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Context</text:p>
          </table:table-cell>
          <table:table-cell table:style-name="ce9"/>
          <table:table-cell table:style-name="ce23" office:value-type="float" office:value="0" calcext:value-type="float">
            <office:annotation draw:style-name="gr1" draw:text-style-name="P2" svg:width="318.76pt" svg:height="40.9pt" svg:x="296.99pt" svg:y="362.81pt" draw:caption-point-x="-11.54pt" draw:caption-point-y="-16.04pt">
              <dc:date>2017-01-05T00:00:00</dc:date>
              <text:p text:style-name="P1">src/resolution/resolver.ts: <text:s text:c="3"/>public resolve&lt;T&gt;(context: interfaces.Context): T {</text:p>
              <text:p text:style-name="P1"/>
            </office:annotation>
            <text:p>0</text:p>
          </table:table-cell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23" office:value-type="float" office:value="0" calcext:value-type="float">
            <office:annotation draw:style-name="gr1" draw:text-style-name="P2" svg:width="288pt" svg:height="169.99pt" svg:x="915pt" svg:y="298.26pt" draw:caption-point-x="-11.54pt" draw:caption-point-y="48.5pt">
              <dc:date>2017-01-05T00:00:00</dc:date>
              <text:p text:style-name="P1">src/kernel/kernel.ts: <text:s text:c="11"/>contextInterceptor: (context: interfaces.Context) =&gt; { return context; },</text:p>
              <text:p text:style-name="P1">src/kernel/kernel.ts: <text:s text:c="11"/>contextInterceptor: (context: interfaces.Context) =&gt; { return context; },</text:p>
              <text:p text:style-name="P1">src/kernel/kernel.ts: <text:s text:c="11"/>contextInterceptor: (context: interfaces.Context) =&gt; { return context; },</text:p>
              <text:p text:style-name="P1">src/kernel/kernel.ts: <text:s text:c="11"/>contextInterceptor: (context: interfaces.Context) =&gt; { return context; },</text:p>
              <text:p text:style-name="P1">src/kernel/kernel.ts: <text:s text:c="3"/>private _createContext&lt;T&gt;(binding: interfaces.Binding&lt;T&gt;, target: interfaces.Target): interfaces.Context {</text:p>
              <text:p text:style-name="P1">src/kernel/kernel.ts: <text:s text:c="7"/>contextInterceptor: (context: interfaces.Context) =&gt; interfaces.Context</text:p>
              <text:p text:style-name="P1"/>
            </office:annotation>
            <text:p>0</text:p>
          </table:table-cell>
          <table:table-cell/>
          <table:table-cell table:style-name="ce23" office:value-type="float" office:value="0" calcext:value-type="float">
            <office:annotation draw:style-name="gr1" draw:text-style-name="P2" svg:width="292.51pt" svg:height="52.64pt" svg:x="1058.23pt" svg:y="356.94pt" draw:caption-point-x="-11.54pt" draw:caption-point-y="-10.18pt">
              <dc:date>2017-01-05T00:00:00</dc:date>
              <text:p text:style-name="P1">src/syntax/binding_to_syntax.ts: <text:s text:c="3"/>public toDynamicValue(func: (context: interfaces.Context) =&gt; T): interfaces.BindingInWhenOnSyntax&lt;T&gt; {</text:p>
              <text:p text:style-name="P1"/>
            </office:annotation>
            <text:p>0</text:p>
          </table:table-cell>
          <table:table-cell/>
          <table:table-cell table:style-name="ce13"/>
          <table:table-cell/>
          <table:table-cell table:style-name="ce23" office:value-type="float" office:value="0" calcext:value-type="float">
            <office:annotation draw:style-name="gr1" draw:text-style-name="P2" svg:width="288pt" svg:height="52.64pt" svg:x="1350.74pt" svg:y="356.94pt" draw:caption-point-x="-11.54pt" draw:caption-point-y="-10.18pt">
              <dc:date>2017-01-05T00:00:00</dc:date>
              <text:p text:style-name="P1">src/syntax/binding_when_on_syntax.ts: <text:s text:c="3"/>public onActivation(handler: (context: interfaces.Context, injectable: T) =&gt; T): interfaces.BindingWhenSyntax&lt;T&gt; {</text:p>
              <text:p text:style-name="P1"/>
            </office:annotation>
            <text:p>0</text:p>
          </table:table-cell>
          <table:table-cell/>
          <table:table-cell table:style-name="ce23" office:value-type="float" office:value="0" calcext:value-type="float">
            <office:annotation draw:style-name="gr1" draw:text-style-name="P2" svg:width="291.77pt" svg:height="52.64pt" svg:x="1491.73pt" svg:y="356.94pt" draw:caption-point-x="-11.54pt" draw:caption-point-y="-10.18pt">
              <dc:date>2017-01-05T00:00:00</dc:date>
              <text:p text:style-name="P1">src/syntax/binding_on_syntax.ts: <text:s text:c="3"/>public onActivation(handler: (context: interfaces.Context, injectable: T) =&gt; T): interfaces.BindingWhenSyntax&lt;T&gt; {</text:p>
              <text:p text:style-name="P1"/>
            </office:annotation>
            <text:p>0</text:p>
          </table:table-cell>
          <table:table-cell/>
          <table:table-cell table:style-name="ce13"/>
          <table:table-cell/>
          <table:table-cell table:style-name="ce24" office:value-type="float" office:value="0" calcext:value-type="float">
            <office:annotation draw:style-name="gr1" draw:text-style-name="P2" svg:width="287.23pt" svg:height="52.64pt" svg:x="1783.5pt" svg:y="356.94pt" draw:caption-point-x="-11.54pt" draw:caption-point-y="-10.18pt">
              <dc:date>2017-01-05T00:00:00</dc:date>
              <text:p text:style-name="P1">src/syntax/binding_in_when_on_syntax.ts: <text:s text:c="3"/>public onActivation(handler: (context: interfaces.Context, injectable: T) =&gt; T): interfaces.BindingWhenSyntax&lt;T&gt; {</text:p>
              <text:p text:style-name="P1"/>
            </office:annotation>
            <text:p>0</text:p>
          </table:table-cell>
          <table:table-cell table:style-name="ce9"/>
          <table:table-cell table:style-name="ce13"/>
          <table:table-cell table:style-name="ce27" office:value-type="float" office:value="1" calcext:value-type="float">
            <office:annotation draw:style-name="gr1" draw:text-style-name="P2" svg:width="318.76pt" svg:height="29.17pt" svg:x="1995.73pt" svg:y="368.67pt" draw:caption-point-x="-11.54pt" draw:caption-point-y="-21.91pt">
              <dc:date>2017-01-05T00:00:00</dc:date>
              <text:p text:style-name="P1">src/planning/request.ts: <text:s text:c="3"/>public parentContext: interfaces.Context;</text:p>
              <text:p text:style-name="P1"/>
            </office:annotation>
            <text:p>1</text:p>
          </table:table-cell>
          <table:table-cell table:style-name="ce28" office:value-type="float" office:value="1" calcext:value-type="float">
            <office:annotation draw:style-name="gr1" draw:text-style-name="P2" svg:width="333.75pt" svg:height="29.17pt" svg:x="2070.74pt" svg:y="368.67pt" draw:caption-point-x="-11.54pt" draw:caption-point-y="-21.91pt">
              <dc:date>2017-01-05T00:00:00</dc:date>
              <text:p text:style-name="P1">src/planning/request.ts: <text:s text:c="7"/>parentContext: interfaces.Context,</text:p>
              <text:p text:style-name="P1"/>
            </office:annotation>
            <text:p>1</text:p>
          </table:table-cell>
          <table:table-cell table:style-name="ce29" office:value-type="float" office:value="1" calcext:value-type="float">
            <office:annotation draw:style-name="gr1" draw:text-style-name="P2" svg:width="327.74pt" svg:height="29.17pt" svg:x="2141.23pt" svg:y="368.67pt" draw:caption-point-x="-11.54pt" draw:caption-point-y="-21.91pt">
              <dc:date>2017-01-05T00:00:00</dc:date>
              <text:p text:style-name="P1">src/planning/plan.ts: <text:s text:c="3"/>public parentContext: interfaces.Context;</text:p>
              <text:p text:style-name="P1"/>
            </office:annotation>
            <text:p>1</text:p>
          </table:table-cell>
          <table:table-cell table:style-name="ce28" office:value-type="float" office:value="1" calcext:value-type="float">
            <office:annotation draw:style-name="gr1" draw:text-style-name="P2" svg:width="327.74pt" svg:height="40.9pt" svg:x="2215.5pt" svg:y="362.81pt" draw:caption-point-x="-11.54pt" draw:caption-point-y="-16.04pt">
              <dc:date>2017-01-05T00:00:00</dc:date>
              <text:p text:style-name="P1">src/planning/plan.ts: <text:s text:c="3"/>public constructor(parentContext: interfaces.Context, rootRequest: interfaces.Request) {</text:p>
              <text:p text:style-name="P1"/>
            </office:annotation>
            <text:p>1</text:p>
          </table:table-cell>
          <table:table-cell table:style-name="ce13"/>
          <table:table-cell table:style-name="ce19"/>
          <table:table-cell table:number-columns-repeated="2"/>
          <table:table-cell table:style-name="ce9"/>
          <table:table-cell table:style-name="ce24" office:value-type="float" office:value="0" calcext:value-type="float">
            <office:annotation draw:style-name="gr1" draw:text-style-name="P2" svg:width="329.24pt" svg:height="29.17pt" svg:x="2687.24pt" svg:y="368.67pt" draw:caption-point-x="-11.54pt" draw:caption-point-y="-21.91pt">
              <dc:date>2017-01-05T00:00:00</dc:date>
              <text:p text:style-name="P1">src/planning/planner.ts: <text:s text:c="7"/>return new Context(kernel);</text:p>
              <text:p text:style-name="P1"/>
            </office:annotation>
            <text:p>0</text:p>
          </table:table-cell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number-columns-repeated="21"/>
          <table:table-cell table:style-name="ce4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Total of Associations:</text:p>
          </table:table-cell>
          <table:table-cell table:formula="of:=SUM([.B4:.B23];[.D4:.D23];[.H4:.H23];[.J4:.J23];[.L4:.L23];[.N4:.N23];[.P4:.P23];[.R4:.R23];[.T4:.T23];[.V4:.V23];[.X4:.X23];[.Z4:.Z23];[.AB4:.AB23];[.AF4:.AF23];[.AH4:.AH23];[.AJ4:.AJ23])" office:value-type="string" office:string-value="5" calcext:value-type="string">
            <text:p>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otal of Dependencies:</text:p>
          </table:table-cell>
          <table:table-cell table:formula="of:=SUM([.C4:.C23];[.E4:.E23];[.I4:.I23];[.K4:.K23];[.M4:.M23];[.O4:.O23];[.Q4:.Q23];[.S4:.S23];[.U4:.U23];[.W4:.W23];[.Y4:.Y23];[.AA4:.AA23];[.AC4:.AC23];[.AG4:.AG23];[.AI4:.AI23];[.AK4:.AK23])" office:value-type="string" office:string-value="9" calcext:value-type="string">
            <text:p>9</text:p>
          </table:table-cell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lass-tests'.A2:'class-tests'.AO2">
            <calcext:condition calcext:apply-style-name="ConditionalStyle_1" calcext:value="formula-is(LEN(TRIM([.A2]))&gt;0)" calcext:base-cell-address="'class-tests'.A2"/>
          </calcext:conditional-format>
        </calcext:conditional-formats>
      </table:table>
      <table:table table:name="annotated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6" table:number-columns-repeated="987" table:default-cell-style-name="Default"/>
        <table:table-row table:style-name="ro1">
          <table:table-cell table:style-name="ce1" office:value-type="string" calcext:value-type="string">
            <text:p>System:</text:p>
          </table:table-cell>
          <table:table-cell table:style-name="ce5" office:value-type="string" calcext:value-type="string">
            <text:p>inversifyJ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4"/>
          <table:table-cell table:style-name="ce35" office:value-type="string" calcext:value-type="string" table:number-columns-spanned="2" table:number-rows-spanned="1">
            <text:p>Resolver</text:p>
          </table:table-cell>
          <table:covered-table-cell table:style-name="ce36"/>
          <table:table-cell table:style-name="ce35" office:value-type="string" calcext:value-type="string" table:number-columns-spanned="2" table:number-rows-spanned="1">
            <text:p>KernelSnapshot</text:p>
          </table:table-cell>
          <table:covered-table-cell table:style-name="ce36"/>
          <table:table-cell table:style-name="ce37" office:value-type="string" calcext:value-type="string">
            <text:p>KernelModule</text:p>
          </table:table-cell>
          <table:table-cell table:style-name="ce37" office:value-type="string" calcext:value-type="string">
            <text:p>KeyValuePair</text:p>
          </table:table-cell>
          <table:table-cell table:style-name="ce35" office:value-type="string" calcext:value-type="string" table:number-columns-spanned="2" table:number-rows-spanned="1">
            <text:p>Lookup</text:p>
          </table:table-cell>
          <table:covered-table-cell table:style-name="ce36"/>
          <table:table-cell table:style-name="ce35" office:value-type="string" calcext:value-type="string" table:number-columns-spanned="2" table:number-rows-spanned="1">
            <text:p>Kernel</text:p>
          </table:table-cell>
          <table:covered-table-cell table:style-name="ce36"/>
          <table:table-cell table:style-name="ce35" office:value-type="string" calcext:value-type="string" table:number-columns-spanned="2" table:number-rows-spanned="1">
            <text:p>BindingToSyntax</text:p>
          </table:table-cell>
          <table:covered-table-cell table:style-name="ce36"/>
          <table:table-cell table:style-name="ce35" office:value-type="string" calcext:value-type="string" table:number-columns-spanned="2" table:number-rows-spanned="1">
            <text:p>BindingWhenSyntax</text:p>
          </table:table-cell>
          <table:covered-table-cell table:style-name="ce36"/>
          <table:table-cell table:style-name="ce35" office:value-type="string" calcext:value-type="string" table:number-columns-spanned="2" table:number-rows-spanned="1">
            <text:p>BindingWhenOnSyntax</text:p>
          </table:table-cell>
          <table:covered-table-cell table:style-name="ce36"/>
          <table:table-cell table:style-name="ce35" office:value-type="string" calcext:value-type="string" table:number-columns-spanned="2" table:number-rows-spanned="1">
            <text:p>BindingOnSyntax</text:p>
          </table:table-cell>
          <table:covered-table-cell table:style-name="ce36"/>
          <table:table-cell table:style-name="ce35" office:value-type="string" calcext:value-type="string" table:number-columns-spanned="2" table:number-rows-spanned="1">
            <text:p>BindingInSyntax</text:p>
          </table:table-cell>
          <table:covered-table-cell table:style-name="ce36"/>
          <table:table-cell table:style-name="ce35" office:value-type="string" calcext:value-type="string" table:number-columns-spanned="2" table:number-rows-spanned="1">
            <text:p>BindingInWhenOnSyntax</text:p>
          </table:table-cell>
          <table:covered-table-cell table:style-name="ce36"/>
          <table:table-cell table:style-name="ce39" office:value-type="string" calcext:value-type="string" table:number-columns-spanned="2" table:number-rows-spanned="1">
            <text:p>Binding</text:p>
          </table:table-cell>
          <table:covered-table-cell table:style-name="ce36"/>
          <table:table-cell table:style-name="ce35" office:value-type="string" calcext:value-type="string" table:number-columns-spanned="2" table:number-rows-spanned="1">
            <text:p>Request</text:p>
          </table:table-cell>
          <table:covered-table-cell table:style-name="ce36"/>
          <table:table-cell table:style-name="ce39" office:value-type="string" calcext:value-type="string" table:number-columns-spanned="2" table:number-rows-spanned="1">
            <text:p>Plan</text:p>
          </table:table-cell>
          <table:covered-table-cell table:style-name="ce36"/>
          <table:table-cell table:style-name="ce40" office:value-type="string" calcext:value-type="string">
            <text:p>QueryableString</text:p>
          </table:table-cell>
          <table:table-cell table:style-name="ce41" office:value-type="string" calcext:value-type="string">
            <text:p>Metadata</text:p>
          </table:table-cell>
          <table:table-cell table:style-name="ce35" office:value-type="string" calcext:value-type="string" table:number-columns-spanned="2" table:number-rows-spanned="1">
            <text:p>Target</text:p>
          </table:table-cell>
          <table:covered-table-cell table:style-name="ce36"/>
          <table:table-cell table:style-name="ce39" office:value-type="string" calcext:value-type="string" table:number-columns-spanned="2" table:number-rows-spanned="1">
            <text:p>Planner</text:p>
          </table:table-cell>
          <table:covered-table-cell table:style-name="ce36"/>
          <table:table-cell table:style-name="ce39" office:value-type="string" calcext:value-type="string" table:number-columns-spanned="2" table:number-rows-spanned="1">
            <text:p>Context</text:p>
          </table:table-cell>
          <table:covered-table-cell table:style-name="ce36"/>
          <table:table-cell table:style-name="ce40" table:number-columns-repeated="4"/>
          <table:table-cell table:number-columns-repeated="983"/>
        </table:table-row>
        <table:table-row table:style-name="ro1">
          <table:table-cell table:style-name="ce3"/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11" table:number-columns-repeated="2"/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11"/>
          <table:table-cell table:style-name="ce18"/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7" office:value-type="string" calcext:value-type="string">
            <text:p>Association</text:p>
          </table:table-cell>
          <table:table-cell table:style-name="ce11" office:value-type="string" calcext:value-type="string">
            <text:p>Dependency</text:p>
          </table:table-cell>
          <table:table-cell table:style-name="ce3" table:number-columns-repeated="4"/>
          <table:table-cell table:number-columns-repeated="983"/>
        </table:table-row>
        <table:table-row table:style-name="ro1">
          <table:table-cell table:style-name="ce4" office:value-type="string" calcext:value-type="string">
            <text:p>Resolver</text:p>
          </table:table-cell>
          <table:table-cell table:style-name="ce8"/>
          <table:table-cell table:style-name="ce12"/>
          <table:table-cell/>
          <table:table-cell table:style-name="ce13" table:number-columns-repeated="3"/>
          <table:table-cell/>
          <table:table-cell table:style-name="ce13"/>
          <table:table-cell table:style-name="ce27" office:value-type="float" office:value="1" calcext:value-type="float">
            <office:annotation draw:style-name="gr1" draw:text-style-name="P2" svg:width="293.24pt" svg:height="29.17pt" svg:x="838.49pt" svg:y="69.42pt" draw:caption-point-x="-11.54pt" draw:caption-point-y="-21.91pt">
              <dc:date>2017-01-05T00:00:00</dc:date>
              <text:p text:style-name="P1">kernel/kernel.ts: <text:s text:c="3"/>private _resolver: Resolver;</text:p>
              <text:p text:style-name="P1"/>
            </office:annotation>
            <text:p>1</text:p>
          </table:table-cell>
          <table:table-cell table:style-name="ce27" office:value-type="float" office:value="1" calcext:value-type="float">
            <office:annotation draw:style-name="gr1" draw:text-style-name="P2" svg:width="288pt" svg:height="29.17pt" svg:x="915pt" svg:y="69.42pt" draw:caption-point-x="-11.54pt" draw:caption-point-y="-21.91pt">
              <dc:date>2017-01-05T00:00:00</dc:date>
              <text:p text:style-name="P1">kernel/kernel.ts: <text:s text:c="7"/>this._resolver = new Resolver();</text:p>
              <text:p text:style-name="P1"/>
            </office:annotation>
            <text:p>1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KernelSnapshot</text:p>
          </table:table-cell>
          <table:table-cell table:style-name="ce8"/>
          <table:table-cell table:style-name="ce12"/>
          <table:table-cell/>
          <table:table-cell table:style-name="ce13" table:number-columns-repeated="3"/>
          <table:table-cell/>
          <table:table-cell table:style-name="ce13"/>
          <table:table-cell table:style-name="ce24" office:value-type="float" office:value="0" calcext:value-type="float">
            <office:annotation draw:style-name="gr1" draw:text-style-name="P2" svg:width="293.24pt" svg:height="40.9pt" svg:x="838.49pt" svg:y="79.31pt" draw:caption-point-x="-11.54pt" draw:caption-point-y="-16.04pt">
              <dc:date>2017-01-05T00:00:00</dc:date>
              <text:p text:style-name="P1">kernel/kernel.ts: <text:s text:c="3"/>private _snapshots: Array&lt;KernelSnapshot&gt;;</text:p>
              <text:p text:style-name="P1"/>
            </office:annotation>
            <text:p>0</text:p>
          </table:table-cell>
          <table:table-cell table:style-name="ce38" office:value-type="float" office:value="1" calcext:value-type="float">
            <office:annotation draw:style-name="gr1" draw:text-style-name="P2" svg:width="288pt" svg:height="40.9pt" svg:x="915pt" svg:y="79.31pt" draw:caption-point-x="-11.54pt" draw:caption-point-y="-16.04pt">
              <dc:date>2017-01-05T00:00:00</dc:date>
              <text:p text:style-name="P1">kernel/kernel.ts: <text:s text:c="7"/>this._snapshots.push(KernelSnapshot.of(this._bindingDictionary.clone(), this._middleware));</text:p>
            </office:annotation>
            <text:p>1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KernelModule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 table:number-columns-repeated="2"/>
          <table:table-cell table:style-name="ce9"/>
          <table:table-cell table:style-name="ce23" office:value-type="float" office:value="0" calcext:value-type="float">
            <office:annotation draw:style-name="gr2" draw:text-style-name="P2" svg:width="288pt" svg:height="64.37pt" svg:x="915pt" svg:y="83.31pt" draw:caption-point-x="-11.54pt" draw:caption-point-y="-4.28pt">
              <dc:date>2017-01-05T00:00:00</dc:date>
              <text:p text:style-name="P1">kernel/kernel.ts: <text:s text:c="3"/>public load(...modules: interfaces.KernelModule[]): void {</text:p>
              <text:p text:style-name="P1">kernel/kernel.ts: <text:s text:c="3"/>public unload(...modules: interfaces.KernelModule[]): void {</text:p>
              <text:p text:style-name="P1"/>
            </office:annotation>
            <text:p>0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KeyValuePair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 table:style-name="ce24" office:value-type="float" office:value="0" calcext:value-type="float">
            <office:annotation draw:style-name="gr1" draw:text-style-name="P2" svg:width="297.75pt" svg:height="40.9pt" svg:x="686.98pt" svg:y="110.81pt" draw:caption-point-x="-11.54pt" draw:caption-point-y="-16.04pt">
              <dc:date>2017-01-05T00:00:00</dc:date>
              <text:p text:style-name="P1">kernel/lookup.ts: <text:s text:c="3"/>private _dictionary: Array&lt;interfaces.KeyValuePair&lt;T&gt;&gt;;</text:p>
              <text:p text:style-name="P1"/>
            </office:annotation>
            <text:p>0</text:p>
          </table:table-cell>
          <table:table-cell table:style-name="ce38" office:value-type="float" office:value="1" calcext:value-type="float">
            <office:annotation draw:style-name="gr1" draw:text-style-name="P2" svg:width="293.98pt" svg:height="87.85pt" svg:x="764.25pt" svg:y="87.34pt" draw:caption-point-x="-11.54pt" draw:caption-point-y="7.43pt">
              <dc:date>2017-01-05T00:00:00</dc:date>
              <text:p text:style-name="P1">kernel/lookup.ts: <text:s text:c="7"/>this._dictionary.push(new KeyValuePair(serviceIdentifier, value));</text:p>
              <text:p text:style-name="P1">kernel/lookup.ts: <text:s text:c="7"/>this._dictionary.forEach((keyValuePair: KeyValuePair&lt;any&gt;) =&gt; {</text:p>
              <text:p text:style-name="P1">kernel/lookup.ts: <text:s text:c="7"/>this._dictionary = this._dictionary.filter((keyValuePair: KeyValuePair&lt;any&gt;) =&gt; {</text:p>
              <text:p text:style-name="P1"/>
            </office:annotation>
            <text:p>1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Lookup</text:p>
          </table:table-cell>
          <table:table-cell table:style-name="ce9"/>
          <table:table-cell table:style-name="ce13"/>
          <table:table-cell table:style-name="ce24" office:value-type="float" office:value="0" calcext:value-type="float">
            <office:annotation draw:style-name="gr1" draw:text-style-name="P2" svg:width="325.47pt" svg:height="40.9pt" svg:x="361.5pt" svg:y="126.57pt" draw:caption-point-x="-11.54pt" draw:caption-point-y="-16.04pt">
              <dc:date>2017-01-05T00:00:00</dc:date>
              <text:p text:style-name="P1">kernel/kernel_snapshot.ts: <text:s text:c="3"/>public bindings: interfaces.Lookup&lt;interfaces.Binding&lt;any&gt;&gt;;</text:p>
              <text:p text:style-name="P1"/>
            </office:annotation>
            <text:p>0</text:p>
          </table:table-cell>
          <table:table-cell table:style-name="ce23" office:value-type="float" office:value="0" calcext:value-type="float">
            <office:annotation draw:style-name="gr1" draw:text-style-name="P2" svg:width="328.51pt" svg:height="52.64pt" svg:x="435.74pt" svg:y="120.7pt" draw:caption-point-x="-11.54pt" draw:caption-point-y="-10.18pt">
              <dc:date>2017-01-05T00:00:00</dc:date>
              <text:p text:style-name="P1">kernel/kernel_snapshot.ts: <text:s text:c="3"/>public static of(bindings: interfaces.Lookup&lt;interfaces.Binding&lt;any&gt;&gt;, middleware: interfaces.PlanAndResolve&lt;any&gt;) {</text:p>
              <text:p text:style-name="P1"/>
            </office:annotation>
            <text:p>0</text:p>
          </table:table-cell>
          <table:table-cell table:style-name="ce13" table:number-columns-repeated="2"/>
          <table:table-cell/>
          <table:table-cell table:style-name="ce13"/>
          <table:table-cell table:style-name="ce27" office:value-type="float" office:value="1" calcext:value-type="float">
            <office:annotation draw:style-name="gr1" draw:text-style-name="P2" svg:width="293.24pt" svg:height="52.64pt" svg:x="838.49pt" svg:y="120.7pt" draw:caption-point-x="-11.54pt" draw:caption-point-y="-10.18pt">
              <dc:date>2017-01-05T00:00:00</dc:date>
              <text:p text:style-name="P1">kernel/kernel.ts: <text:s text:c="3"/>private _bindingDictionary: interfaces.Lookup&lt;Binding&lt;any&gt;&gt;;</text:p>
              <text:p text:style-name="P1"/>
              <text:p text:style-name="P1"/>
            </office:annotation>
            <text:p>1</text:p>
          </table:table-cell>
          <table:table-cell table:style-name="ce28" office:value-type="float" office:value="2" calcext:value-type="float">
            <office:annotation draw:style-name="gr1" draw:text-style-name="P2" svg:width="288pt" svg:height="64.37pt" svg:x="915pt" svg:y="114.83pt" draw:caption-point-x="-11.54pt" draw:caption-point-y="-4.31pt">
              <dc:date>2017-01-05T00:00:00</dc:date>
              <text:p text:style-name="P1">kernel/kernel.ts: <text:s text:c="7"/>this._bindingDictionary = new Lookup&lt;Binding&lt;any&gt;&gt;();</text:p>
              <text:p text:style-name="P1">kernel/kernel.ts: <text:s text:c="7"/>this._bindingDictionary = new Lookup&lt;Binding&lt;any&gt;&gt;();</text:p>
              <text:p text:style-name="P1"/>
            </office:annotation>
            <text:p>2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Kernel</text:p>
          </table:table-cell>
          <table:table-cell table:style-name="ce8"/>
          <table:table-cell table:style-name="ce12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 table:number-columns-repeated="2"/>
          <table:table-cell table:style-name="ce9"/>
          <table:table-cell table:style-name="ce24" office:value-type="float" office:value="0" calcext:value-type="float">
            <office:annotation draw:style-name="gr1" draw:text-style-name="P2" svg:width="329.24pt" svg:height="52.64pt" svg:x="2687.24pt" svg:y="136.43pt" draw:caption-point-x="-11.54pt" draw:caption-point-y="-10.15pt">
              <dc:date>2017-01-05T00:00:00</dc:date>
              <text:p text:style-name="P1">planning/planner.ts: <text:s text:c="3"/>public createContext(kernel: interfaces.Kernel): interfaces.Context {</text:p>
              <text:p text:style-name="P1">planning/planner.ts: <text:s text:c="7"/>kernel: interfaces.Kernel,</text:p>
              <text:p text:style-name="P1"/>
            </office:annotation>
            <text:p>0</text:p>
          </table:table-cell>
          <table:table-cell table:style-name="ce29" office:value-type="float" office:value="1" calcext:value-type="float">
            <office:annotation draw:style-name="gr1" draw:text-style-name="P2" svg:width="345.74pt" svg:height="29.17pt" svg:x="2760.75pt" svg:y="148.17pt" draw:caption-point-x="-11.54pt" draw:caption-point-y="-21.88pt">
              <dc:date>2017-01-05T00:00:00</dc:date>
              <text:p text:style-name="P1">planning/context.ts: <text:s text:c="3"/>public kernel: interfaces.Kernel;</text:p>
              <text:p text:style-name="P1"/>
            </office:annotation>
            <text:p>1</text:p>
          </table:table-cell>
          <table:table-cell table:style-name="ce28" office:value-type="float" office:value="1" calcext:value-type="float">
            <office:annotation draw:style-name="gr1" draw:text-style-name="P2" svg:width="360pt" svg:height="29.17pt" svg:x="2836.49pt" svg:y="148.17pt" draw:caption-point-x="-11.54pt" draw:caption-point-y="-21.88pt">
              <dc:date>2017-01-05T00:00:00</dc:date>
              <text:p text:style-name="P1">planning/context.ts: <text:s text:c="3"/>public constructor(kernel: interfaces.Kernel) {</text:p>
              <text:p text:style-name="P1"/>
            </office:annotation>
            <text:p>1</text:p>
          </table:table-cell>
          <table:table-cell table:number-columns-repeated="987"/>
        </table:table-row>
        <table:table-row table:style-name="ro1">
          <table:table-cell table:style-name="ce4" office:value-type="string" calcext:value-type="string">
            <text:p>BindingToSyntax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28" office:value-type="float" office:value="1" calcext:value-type="float">
            <office:annotation draw:style-name="gr1" draw:text-style-name="P2" svg:width="288pt" svg:height="40.9pt" svg:x="915pt" svg:y="158.06pt" draw:caption-point-x="-11.54pt" draw:caption-point-y="-16.04pt">
              <dc:date>2017-01-05T00:00:00</dc:date>
              <text:p text:style-name="P1">kernel/kernel.ts: <text:s text:c="7"/>return new BindingToSyntax&lt;T&gt;(binding);</text:p>
              <text:p text:style-name="P1"/>
            </office:annotation>
            <text:p>1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BindingWhenSyntax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27" office:value-type="float" office:value="1" calcext:value-type="float">
            <office:annotation draw:style-name="gr2" draw:text-style-name="P2" svg:width="287.26pt" svg:height="40.9pt" svg:x="1277.23pt" svg:y="173.79pt" draw:caption-point-x="-11.54pt" draw:caption-point-y="-16.02pt">
              <dc:date>2017-01-05T00:00:00</dc:date>
              <text:p text:style-name="P1">syntax/binding_when_on_syntax.ts: <text:s text:c="3"/>private _bindingWhenSyntax: interfaces.BindingWhenSyntax&lt;T&gt;;</text:p>
              <text:p text:style-name="P1"/>
            </office:annotation>
            <text:p>1</text:p>
          </table:table-cell>
          <table:table-cell table:style-name="ce28" office:value-type="float" office:value="1" calcext:value-type="float">
            <office:annotation draw:style-name="gr2" draw:text-style-name="P2" svg:width="288pt" svg:height="52.64pt" svg:x="1350.74pt" svg:y="167.92pt" draw:caption-point-x="-11.54pt" draw:caption-point-y="-10.15pt">
              <dc:date>2017-01-05T00:00:00</dc:date>
              <text:p text:style-name="P1">syntax/binding_when_on_syntax.ts: <text:s text:c="7"/>this._bindingWhenSyntax = new BindingWhenSyntax&lt;T&gt;(this._binding);</text:p>
              <text:p text:style-name="P1"/>
            </office:annotation>
            <text:p>1</text:p>
          </table:table-cell>
          <table:table-cell/>
          <table:table-cell table:style-name="ce28" office:value-type="float" office:value="1" calcext:value-type="float">
            <office:annotation draw:style-name="gr2" draw:text-style-name="P2" svg:width="291.77pt" svg:height="76.11pt" svg:x="1491.73pt" svg:y="156.19pt" draw:caption-point-x="-11.54pt" draw:caption-point-y="1.59pt">
              <dc:date>2017-01-05T00:00:00</dc:date>
              <text:p text:style-name="P1">syntax/binding_on_syntax.ts: <text:s text:c="3"/>public onActivation(handler: (context: interfaces.Context, injectable: T) =&gt; T): interfaces.BindingWhenSyntax&lt;T&gt; {</text:p>
              <text:p text:style-name="P1">syntax/binding_on_syntax.ts: <text:s text:c="7"/>return new BindingWhenSyntax&lt;T&gt;(this._binding);</text:p>
              <text:p text:style-name="P1"/>
            </office:annotation>
            <text:p>1</text:p>
          </table:table-cell>
          <table:table-cell/>
          <table:table-cell table:style-name="ce13"/>
          <table:table-cell table:style-name="ce27" office:value-type="float" office:value="1" calcext:value-type="float">
            <office:annotation draw:style-name="gr2" draw:text-style-name="P2" svg:width="287.23pt" svg:height="40.9pt" svg:x="1708.5pt" svg:y="173.79pt" draw:caption-point-x="-11.54pt" draw:caption-point-y="-16.02pt">
              <dc:date>2017-01-05T00:00:00</dc:date>
              <text:p text:style-name="P1">syntax/binding_in_when_on_syntax.ts: <text:s text:c="3"/>private _bindingWhenSyntax: interfaces.BindingWhenSyntax&lt;T&gt;;</text:p>
              <text:p text:style-name="P1"/>
            </office:annotation>
            <text:p>1</text:p>
          </table:table-cell>
          <table:table-cell table:style-name="ce28" office:value-type="float" office:value="1" calcext:value-type="float">
            <office:annotation draw:style-name="gr2" draw:text-style-name="P2" svg:width="287.23pt" svg:height="52.64pt" svg:x="1783.5pt" svg:y="167.92pt" draw:caption-point-x="-11.54pt" draw:caption-point-y="-10.15pt">
              <dc:date>2017-01-05T00:00:00</dc:date>
              <text:p text:style-name="P1">syntax/binding_in_when_on_syntax.ts: <text:s text:c="7"/>this._bindingWhenSyntax = new BindingWhenSyntax&lt;T&gt;(this._binding);</text:p>
              <text:p text:style-name="P1"/>
            </office:annotation>
            <text:p>1</text:p>
          </table:table-cell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BindingWhenOnSyntax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/>
          <table:table-cell/>
          <table:table-cell table:style-name="ce38" office:value-type="float" office:value="5" calcext:value-type="float">
            <office:annotation draw:style-name="gr1" draw:text-style-name="P2" svg:width="292.51pt" svg:height="158.26pt" svg:x="1058.23pt" svg:y="130.88pt" draw:caption-point-x="-11.54pt" draw:caption-point-y="42.63pt">
              <dc:date>2017-01-05T00:00:00</dc:date>
              <text:p text:style-name="P1">syntax/binding_to_syntax.ts: <text:s text:c="7"/>return new BindingWhenOnSyntax&lt;T&gt;(this._binding);</text:p>
              <text:p text:style-name="P1">syntax/binding_to_syntax.ts: <text:s text:c="7"/>return new BindingWhenOnSyntax&lt;T&gt;(this._binding);</text:p>
              <text:p text:style-name="P1">syntax/binding_to_syntax.ts: <text:s text:c="7"/>return new BindingWhenOnSyntax&lt;T&gt;(this._binding);</text:p>
              <text:p text:style-name="P1">syntax/binding_to_syntax.ts: <text:s text:c="3"/>public toFunction(func: T): interfaces.BindingWhenOnSyntax&lt;T&gt; {</text:p>
              <text:p text:style-name="P1">syntax/binding_to_syntax.ts: <text:s text:c="7"/>return new BindingWhenOnSyntax&lt;T&gt;(this._binding);</text:p>
              <text:p text:style-name="P1">syntax/binding_to_syntax.ts: <text:s text:c="7"/>return new BindingWhenOnSyntax&lt;T&gt;(this._binding);</text:p>
              <text:p text:style-name="P1"/>
            </office:annotation>
            <text:p>5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27" office:value-type="float" office:value="2" calcext:value-type="float">
            <office:annotation draw:style-name="gr1" draw:text-style-name="P2" svg:width="287.26pt" svg:height="64.37pt" svg:x="1638.74pt" svg:y="177.82pt" draw:caption-point-x="-11.54pt" draw:caption-point-y="-4.31pt">
              <dc:date>2017-01-05T00:00:00</dc:date>
              <text:p text:style-name="P1">syntax/binding_in_syntax.ts: <text:s text:c="7"/>return new BindingWhenOnSyntax&lt;T&gt;(this._binding);</text:p>
              <text:p text:style-name="P1">syntax/binding_in_syntax.ts: <text:s text:c="7"/>return new BindingWhenOnSyntax&lt;T&gt;(this._binding);</text:p>
              <text:p text:style-name="P1"/>
            </office:annotation>
            <text:p>2</text:p>
          </table:table-cell>
          <table:table-cell table:style-name="ce8"/>
          <table:table-cell table:style-name="ce23" office:value-type="float" office:value="0" calcext:value-type="float">
            <office:annotation draw:style-name="gr1" draw:text-style-name="P2" svg:width="287.23pt" svg:height="64.37pt" svg:x="1783.5pt" svg:y="177.82pt" draw:caption-point-x="-11.54pt" draw:caption-point-y="-4.31pt">
              <dc:date>2017-01-05T00:00:00</dc:date>
              <text:p text:style-name="P1">syntax/binding_in_when_on_syntax.ts: <text:s text:c="3"/>public inSingletonScope(): interfaces.BindingWhenOnSyntax&lt;T&gt; {</text:p>
              <text:p text:style-name="P1">syntax/binding_in_when_on_syntax.ts: <text:s text:c="3"/>public inTransientScope(): interfaces.BindingWhenOnSyntax&lt;T&gt; {</text:p>
              <text:p text:style-name="P1"/>
            </office:annotation>
            <text:p>0</text:p>
          </table:table-cell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BindingOnSyntax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28" office:value-type="float" office:value="14" calcext:value-type="float">
            <office:annotation draw:style-name="gr1" draw:text-style-name="P2" svg:width="288.74pt" svg:height="346.03pt" svg:x="1203pt" svg:y="52.75pt" draw:caption-point-x="-11.54pt" draw:caption-point-y="136.52pt">
              <dc:date>2017-01-05T00:00:00</dc:date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>syntax/binding_when_syntax.ts: <text:s text:c="7"/>return new BindingOnSyntax&lt;T&gt;(this._binding);</text:p>
              <text:p text:style-name="P1"/>
            </office:annotation>
            <text:p>14</text:p>
          </table:table-cell>
          <table:table-cell table:style-name="ce27" office:value-type="float" office:value="1" calcext:value-type="float">
            <office:annotation draw:style-name="gr1" draw:text-style-name="P2" svg:width="287.26pt" svg:height="52.64pt" svg:x="1277.23pt" svg:y="199.45pt" draw:caption-point-x="-11.54pt" draw:caption-point-y="-10.18pt">
              <dc:date>2017-01-05T00:00:00</dc:date>
              <text:p text:style-name="P1">syntax/binding_when_on_syntax.ts: <text:s text:c="7"/>this._bindingOnSyntax = new BindingOnSyntax&lt;T&gt;(this._binding);</text:p>
              <text:p text:style-name="P1"/>
            </office:annotation>
            <text:p>1</text:p>
          </table:table-cell>
          <table:table-cell table:style-name="ce38" office:value-type="float" office:value="1" calcext:value-type="float">
            <office:annotation draw:style-name="gr1" draw:text-style-name="P2" svg:width="288pt" svg:height="557.26pt" svg:x="1350.74pt" svg:y="-52.87pt" draw:caption-point-x="-11.54pt" draw:caption-point-y="242.14pt">
              <dc:date>2017-01-05T00:00:00</dc:date>
              <text:p text:style-name="P1">syntax/binding_when_on_syntax.ts: <text:s text:c="7"/>this._bindingOnSyntax = new BindingOnSyntax&lt;T&gt;(this._binding);</text:p>
              <text:p text:style-name="P1">syntax/binding_when_on_syntax.ts: <text:s text:c="3"/>public when(constraint: (request: interfaces.Request) =&gt; boolean): interfaces.BindingOnSyntax&lt;T&gt; {</text:p>
              <text:p text:style-name="P1">syntax/binding_when_on_syntax.ts: <text:s text:c="3"/>public whenTargetNamed(name: string): interfaces.BindingOnSyntax&lt;T&gt; {</text:p>
              <text:p text:style-name="P1">syntax/binding_when_on_syntax.ts: <text:s text:c="3"/>public whenTargetTagged(tag: string, value: any): interfaces.BindingOnSyntax&lt;T&gt; {</text:p>
              <text:p text:style-name="P1">syntax/binding_when_on_syntax.ts: <text:s text:c="3"/>public whenInjectedInto(parent: (Function|string)): interfaces.BindingOnSyntax&lt;T&gt; {</text:p>
              <text:p text:style-name="P1">syntax/binding_when_on_syntax.ts: <text:s text:c="3"/>public whenParentNamed(name: string): interfaces.BindingOnSyntax&lt;T&gt; {</text:p>
              <text:p text:style-name="P1">syntax/binding_when_on_syntax.ts: <text:s text:c="3"/>public whenParentTagged(tag: string, value: any): interfaces.BindingOnSyntax&lt;T&gt; {</text:p>
              <text:p text:style-name="P1">syntax/binding_when_on_syntax.ts: <text:s text:c="3"/>public whenAnyAncestorIs(ancestor: (Function|string)): interfaces.BindingOnSyntax&lt;T&gt; {</text:p>
              <text:p text:style-name="P1">syntax/binding_when_on_syntax.ts: <text:s text:c="3"/>public whenNoAncestorIs(ancestor: (Function|string)): interfaces.BindingOnSyntax&lt;T&gt; {</text:p>
              <text:p text:style-name="P1">syntax/binding_when_on_syntax.ts: <text:s text:c="3"/>public whenAnyAncestorNamed(name: string): interfaces.BindingOnSyntax&lt;T&gt; {</text:p>
              <text:p text:style-name="P1">syntax/binding_when_on_syntax.ts: <text:s text:c="3"/>public whenAnyAncestorTagged(tag: string, value: any): interfaces.BindingOnSyntax&lt;T&gt; {</text:p>
              <text:p text:style-name="P1">syntax/binding_when_on_syntax.ts: <text:s text:c="3"/>public whenNoAncestorNamed(name: string): interfaces.BindingOnSyntax&lt;T&gt; {</text:p>
              <text:p text:style-name="P1">syntax/binding_when_on_syntax.ts: <text:s text:c="3"/>public whenNoAncestorTagged(tag: string, value: any): interfaces.BindingOnSyntax&lt;T&gt; {</text:p>
              <text:p text:style-name="P1">syntax/binding_when_on_syntax.ts: <text:s text:c="3"/>public whenAnyAncestorMatches(constraint: (request: interfaces.Request) =&gt; boolean): interfaces.BindingOnSyntax&lt;T&gt; {</text:p>
              <text:p text:style-name="P1">syntax/binding_when_on_syntax.ts: <text:s text:c="3"/>public whenNoAncestorMatches(constraint: (request: interfaces.Request) =&gt; boolean): interfaces.BindingOnSyntax&lt;T&gt; {</text:p>
              <text:p text:style-name="P1"/>
            </office:annotation>
            <text:p>1</text:p>
          </table:table-cell>
          <table:table-cell/>
          <table:table-cell table:style-name="ce13"/>
          <table:table-cell/>
          <table:table-cell table:style-name="ce13"/>
          <table:table-cell table:style-name="ce27" office:value-type="float" office:value="1" calcext:value-type="float">
            <office:annotation draw:style-name="gr1" draw:text-style-name="P2" svg:width="287.23pt" svg:height="40.9pt" svg:x="1708.5pt" svg:y="205.31pt" draw:caption-point-x="-11.54pt" draw:caption-point-y="-16.04pt">
              <dc:date>2017-01-05T00:00:00</dc:date>
              <text:p text:style-name="P1">syntax/binding_in_when_on_syntax.ts: <text:s text:c="3"/>private _bindingOnSyntax: interfaces.BindingOnSyntax&lt;T&gt;;</text:p>
              <text:p text:style-name="P1"/>
            </office:annotation>
            <text:p>1</text:p>
          </table:table-cell>
          <table:table-cell table:style-name="ce38" office:value-type="float" office:value="1" calcext:value-type="float">
            <office:annotation draw:style-name="gr1" draw:text-style-name="P2" svg:width="287.23pt" svg:height="569pt" svg:x="1783.5pt" svg:y="-58.73pt" draw:caption-point-x="-11.54pt" draw:caption-point-y="248pt">
              <dc:date>2017-01-05T00:00:00</dc:date>
              <text:p text:style-name="P1">syntax/binding_in_when_on_syntax.ts: <text:s text:c="7"/>this._bindingOnSyntax = new BindingOnSyntax&lt;T&gt;(this._binding);</text:p>
              <text:p text:style-name="P1">syntax/binding_in_when_on_syntax.ts: <text:s text:c="3"/>public when(constraint: (request: interfaces.Request) =&gt; boolean): interfaces.BindingOnSyntax&lt;T&gt; {</text:p>
              <text:p text:style-name="P1">syntax/binding_in_when_on_syntax.ts: <text:s text:c="3"/>public whenTargetNamed(name: string): interfaces.BindingOnSyntax&lt;T&gt; {</text:p>
              <text:p text:style-name="P1">syntax/binding_in_when_on_syntax.ts: <text:s text:c="3"/>public whenTargetTagged(tag: string, value: any): interfaces.BindingOnSyntax&lt;T&gt; {</text:p>
              <text:p text:style-name="P1">syntax/binding_in_when_on_syntax.ts: <text:s text:c="3"/>public whenInjectedInto(parent: (Function|string)): interfaces.BindingOnSyntax&lt;T&gt; {</text:p>
              <text:p text:style-name="P1">syntax/binding_in_when_on_syntax.ts: <text:s text:c="3"/>public whenParentNamed(name: string): interfaces.BindingOnSyntax&lt;T&gt; {</text:p>
              <text:p text:style-name="P1">syntax/binding_in_when_on_syntax.ts: <text:s text:c="3"/>public whenParentTagged(tag: string, value: any): interfaces.BindingOnSyntax&lt;T&gt; {</text:p>
              <text:p text:style-name="P1">syntax/binding_in_when_on_syntax.ts: <text:s text:c="3"/>public whenAnyAncestorIs(ancestor: (Function|string)): interfaces.BindingOnSyntax&lt;T&gt; {</text:p>
              <text:p text:style-name="P1">syntax/binding_in_when_on_syntax.ts: <text:s text:c="3"/>public whenNoAncestorIs(ancestor: (Function|string)): interfaces.BindingOnSyntax&lt;T&gt; {</text:p>
              <text:p text:style-name="P1">syntax/binding_in_when_on_syntax.ts: <text:s text:c="3"/>public whenAnyAncestorNamed(name: string): interfaces.BindingOnSyntax&lt;T&gt; {</text:p>
              <text:p text:style-name="P1">syntax/binding_in_when_on_syntax.ts: <text:s text:c="3"/>public whenAnyAncestorTagged(tag: string, value: any): interfaces.BindingOnSyntax&lt;T&gt; {</text:p>
              <text:p text:style-name="P1">syntax/binding_in_when_on_syntax.ts: <text:s text:c="3"/>public whenNoAncestorNamed(name: string): interfaces.BindingOnSyntax&lt;T&gt; {</text:p>
              <text:p text:style-name="P1">syntax/binding_in_when_on_syntax.ts: <text:s text:c="3"/>public whenNoAncestorTagged(tag: string, value: any): interfaces.BindingOnSyntax&lt;T&gt; {</text:p>
              <text:p text:style-name="P1">syntax/binding_in_when_on_syntax.ts: <text:s text:c="3"/>public whenAnyAncestorMatches(constraint: (request: interfaces.Request) =&gt; boolean): interfaces.BindingOnSyntax&lt;T&gt; {</text:p>
              <text:p text:style-name="P1">syntax/binding_in_when_on_syntax.ts: <text:s text:c="3"/>public whenNoAncestorMatches(constraint: (request: interfaces.Request) =&gt; boolean): interfaces.BindingOnSyntax&lt;T&gt; {</text:p>
              <text:p text:style-name="P1"/>
            </office:annotation>
            <text:p>1</text:p>
          </table:table-cell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BindingInSyntax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27" office:value-type="float" office:value="1" calcext:value-type="float">
            <office:annotation draw:style-name="gr2" draw:text-style-name="P2" svg:width="287.23pt" svg:height="40.9pt" svg:x="1708.5pt" svg:y="221.05pt" draw:caption-point-x="-11.54pt" draw:caption-point-y="-16.02pt">
              <dc:date>2017-01-05T00:00:00</dc:date>
              <text:p text:style-name="P1">syntax/binding_in_when_on_syntax.ts: <text:s text:c="3"/>private _bindingInSyntax: interfaces.BindingInSyntax&lt;T&gt;;</text:p>
              <text:p text:style-name="P1"/>
            </office:annotation>
            <text:p>1</text:p>
          </table:table-cell>
          <table:table-cell table:style-name="ce28" office:value-type="float" office:value="1" calcext:value-type="float">
            <office:annotation draw:style-name="gr2" draw:text-style-name="P2" svg:width="287.23pt" svg:height="40.9pt" svg:x="1783.5pt" svg:y="221.05pt" draw:caption-point-x="-11.54pt" draw:caption-point-y="-16.02pt">
              <dc:date>2017-01-05T00:00:00</dc:date>
              <text:p text:style-name="P1">syntax/binding_in_when_on_syntax.ts: <text:s text:c="7"/>this._bindingInSyntax = new BindingInSyntax&lt;T&gt;(binding);</text:p>
              <text:p text:style-name="P1"/>
            </office:annotation>
            <text:p>1</text:p>
          </table:table-cell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BindingInWhenOnSyntax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/>
          <table:table-cell/>
          <table:table-cell table:style-name="ce38" office:value-type="float" office:value="2" calcext:value-type="float">
            <office:annotation draw:style-name="gr1" draw:text-style-name="P2" svg:width="292.51pt" svg:height="87.85pt" svg:x="1058.23pt" svg:y="213.34pt" draw:caption-point-x="-11.54pt" draw:caption-point-y="7.43pt">
              <dc:date>2017-01-05T00:00:00</dc:date>
              <text:p text:style-name="P1">syntax/binding_to_syntax.ts: <text:s text:c="7"/>return new BindingInWhenOnSyntax&lt;T&gt;(this._binding);</text:p>
              <text:p text:style-name="P1">syntax/binding_to_syntax.ts: <text:s text:c="3"/>public toSelf(): interfaces.BindingInWhenOnSyntax&lt;T&gt; {</text:p>
              <text:p text:style-name="P1">syntax/binding_to_syntax.ts: <text:s text:c="7"/>return new BindingInWhenOnSyntax&lt;T&gt;(this._binding);</text:p>
              <text:p text:style-name="P1"/>
            </office:annotation>
            <text:p>2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Binding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38" office:value-type="float" office:value="1" calcext:value-type="float">
            <office:annotation draw:style-name="gr1" draw:text-style-name="P2" svg:width="288pt" svg:height="76.11pt" svg:x="915pt" svg:y="234.96pt" draw:caption-point-x="-11.54pt" draw:caption-point-y="1.56pt">
              <dc:date>2017-01-05T00:00:00</dc:date>
              <text:p text:style-name="P1">kernel/kernel.ts: <text:s text:c="7"/>let binding = new Binding&lt;T&gt;(serviceIdentifier);</text:p>
              <text:p text:style-name="P1">kernel/kernel.ts: <text:s text:c="3"/>private _createContext&lt;T&gt;(binding: interfaces.Binding&lt;T&gt;, target: interfaces.Target): interfaces.Context {</text:p>
              <text:p text:style-name="P1"/>
            </office:annotation>
            <text:p>1</text:p>
          </table:table-cell>
          <table:table-cell table:style-name="ce24" office:value-type="float" office:value="0" calcext:value-type="float">
            <office:annotation draw:style-name="gr1" draw:text-style-name="P2" svg:width="292.51pt" svg:height="52.64pt" svg:x="984.73pt" svg:y="246.7pt" draw:caption-point-x="-11.54pt" draw:caption-point-y="-10.18pt">
              <dc:date>2017-01-05T00:00:00</dc:date>
              <text:p text:style-name="P1">syntax/binding_to_syntax.ts: <text:s text:c="3"/>private _binding: interfaces.Binding&lt;T&gt;;</text:p>
              <text:p text:style-name="P1"/>
              <text:p text:style-name="P1"/>
            </office:annotation>
            <text:p>0</text:p>
          </table:table-cell>
          <table:table-cell table:style-name="ce23" office:value-type="float" office:value="0" calcext:value-type="float">
            <office:annotation draw:style-name="gr1" draw:text-style-name="P2" svg:width="292.51pt" svg:height="29.17pt" svg:x="1058.23pt" svg:y="258.43pt" draw:caption-point-x="-11.54pt" draw:caption-point-y="-21.91pt">
              <dc:date>2017-01-05T00:00:00</dc:date>
              <text:p text:style-name="P1">syntax/binding_to_syntax.ts: <text:s text:c="3"/>public constructor(binding: interfaces.Binding&lt;T&gt;) {</text:p>
            </office:annotation>
            <text:p>0</text:p>
          </table:table-cell>
          <table:table-cell table:style-name="ce24" office:value-type="float" office:value="0" calcext:value-type="float">
            <office:annotation draw:style-name="gr1" draw:text-style-name="P2" svg:width="286.5pt" svg:height="52.64pt" svg:x="1131.73pt" svg:y="246.7pt" draw:caption-point-x="-11.54pt" draw:caption-point-y="-10.18pt">
              <dc:date>2017-01-05T00:00:00</dc:date>
              <text:p text:style-name="P1">syntax/binding_when_syntax.ts: <text:s text:c="3"/>private _binding: interfaces.Binding&lt;T&gt;;</text:p>
              <text:p text:style-name="P1"/>
              <text:p text:style-name="P1"/>
            </office:annotation>
            <text:p>0</text:p>
          </table:table-cell>
          <table:table-cell table:style-name="ce23" office:value-type="float" office:value="0" calcext:value-type="float">
            <office:annotation draw:style-name="gr1" draw:text-style-name="P2" svg:width="288.74pt" svg:height="29.17pt" svg:x="1203pt" svg:y="258.43pt" draw:caption-point-x="-11.54pt" draw:caption-point-y="-21.91pt">
              <dc:date>2017-01-05T00:00:00</dc:date>
              <text:p text:style-name="P1">syntax/binding_when_syntax.ts: <text:s text:c="3"/>public constructor(binding: interfaces.Binding&lt;T&gt;) {</text:p>
            </office:annotation>
            <text:p>0</text:p>
          </table:table-cell>
          <table:table-cell table:style-name="ce24" office:value-type="float" office:value="0" calcext:value-type="float">
            <office:annotation draw:style-name="gr1" draw:text-style-name="P2" svg:width="287.26pt" svg:height="40.9pt" svg:x="1277.23pt" svg:y="252.57pt" draw:caption-point-x="-11.54pt" draw:caption-point-y="-16.04pt">
              <dc:date>2017-01-05T00:00:00</dc:date>
              <text:p text:style-name="P1">syntax/binding_when_on_syntax.ts: <text:s text:c="3"/>private _binding: interfaces.Binding&lt;T&gt;;</text:p>
              <text:p text:style-name="P1"/>
            </office:annotation>
            <text:p>0</text:p>
          </table:table-cell>
          <table:table-cell table:style-name="ce23" office:value-type="float" office:value="0" calcext:value-type="float">
            <office:annotation draw:style-name="gr1" draw:text-style-name="P2" svg:width="288pt" svg:height="40.9pt" svg:x="1350.74pt" svg:y="252.57pt" draw:caption-point-x="-11.54pt" draw:caption-point-y="-16.04pt">
              <dc:date>2017-01-05T00:00:00</dc:date>
              <text:p text:style-name="P1">syntax/binding_when_on_syntax.ts: <text:s text:c="3"/>public constructor(binding: interfaces.Binding&lt;T&gt;) {</text:p>
              <text:p text:style-name="P1"/>
            </office:annotation>
            <text:p>0</text:p>
          </table:table-cell>
          <table:table-cell table:style-name="ce24" office:value-type="float" office:value="0" calcext:value-type="float">
            <office:annotation draw:style-name="gr1" draw:text-style-name="P2" svg:width="290.27pt" svg:height="40.9pt" svg:x="1418.23pt" svg:y="252.57pt" draw:caption-point-x="-11.54pt" draw:caption-point-y="-16.04pt">
              <dc:date>2017-01-05T00:00:00</dc:date>
              <text:p text:style-name="P1">syntax/binding_on_syntax.ts: <text:s text:c="3"/>private _binding: interfaces.Binding&lt;T&gt;;</text:p>
              <text:p text:style-name="P1"/>
            </office:annotation>
            <text:p>0</text:p>
          </table:table-cell>
          <table:table-cell table:style-name="ce23" office:value-type="float" office:value="0" calcext:value-type="float">
            <office:annotation draw:style-name="gr1" draw:text-style-name="P2" svg:width="291.77pt" svg:height="40.9pt" svg:x="1491.73pt" svg:y="252.57pt" draw:caption-point-x="-11.54pt" draw:caption-point-y="-16.04pt">
              <dc:date>2017-01-05T00:00:00</dc:date>
              <text:p text:style-name="P1">syntax/binding_on_syntax.ts: <text:s text:c="3"/>public constructor(binding: interfaces.Binding&lt;T&gt;) {</text:p>
              <text:p text:style-name="P1"/>
            </office:annotation>
            <text:p>0</text:p>
          </table:table-cell>
          <table:table-cell table:style-name="ce24" office:value-type="float" office:value="0" calcext:value-type="float">
            <office:annotation draw:style-name="gr1" draw:text-style-name="P2" svg:width="287.23pt" svg:height="52.64pt" svg:x="1564.5pt" svg:y="246.7pt" draw:caption-point-x="-11.54pt" draw:caption-point-y="-10.18pt">
              <dc:date>2017-01-05T00:00:00</dc:date>
              <text:p text:style-name="P1">syntax/binding_in_syntax.ts: <text:s text:c="3"/>private _binding: interfaces.Binding&lt;T&gt;;</text:p>
              <text:p text:style-name="P1"/>
              <text:p text:style-name="P1"/>
            </office:annotation>
            <text:p>0</text:p>
          </table:table-cell>
          <table:table-cell table:style-name="ce23" office:value-type="float" office:value="0" calcext:value-type="float">
            <office:annotation draw:style-name="gr1" draw:text-style-name="P2" svg:width="287.26pt" svg:height="29.17pt" svg:x="1638.74pt" svg:y="258.43pt" draw:caption-point-x="-11.54pt" draw:caption-point-y="-21.91pt">
              <dc:date>2017-01-05T00:00:00</dc:date>
              <text:p text:style-name="P1">syntax/binding_in_syntax.ts: <text:s text:c="3"/>public constructor(binding: interfaces.Binding&lt;T&gt;) {</text:p>
            </office:annotation>
            <text:p>0</text:p>
          </table:table-cell>
          <table:table-cell table:style-name="ce24" office:value-type="float" office:value="0" calcext:value-type="float">
            <office:annotation draw:style-name="gr1" draw:text-style-name="P2" svg:width="287.23pt" svg:height="52.64pt" svg:x="1708.5pt" svg:y="246.7pt" draw:caption-point-x="-11.54pt" draw:caption-point-y="-10.18pt">
              <dc:date>2017-01-05T00:00:00</dc:date>
              <text:p text:style-name="P1">syntax/binding_in_when_on_syntax.ts: <text:s text:c="3"/>private _binding: interfaces.Binding&lt;T&gt;;</text:p>
              <text:p text:style-name="P1"/>
              <text:p text:style-name="P1"/>
            </office:annotation>
            <text:p>0</text:p>
          </table:table-cell>
          <table:table-cell table:style-name="ce23" office:value-type="float" office:value="0" calcext:value-type="float">
            <office:annotation draw:style-name="gr1" draw:text-style-name="P2" svg:width="287.23pt" svg:height="29.17pt" svg:x="1783.5pt" svg:y="258.43pt" draw:caption-point-x="-11.54pt" draw:caption-point-y="-21.91pt">
              <dc:date>2017-01-05T00:00:00</dc:date>
              <text:p text:style-name="P1">syntax/binding_in_when_on_syntax.ts: <text:s text:c="3"/>public constructor(binding: interfaces.Binding&lt;T&gt;) {</text:p>
            </office:annotation>
            <text:p>0</text:p>
          </table:table-cell>
          <table:table-cell table:style-name="ce9"/>
          <table:table-cell table:style-name="ce13"/>
          <table:table-cell table:style-name="ce24" office:value-type="float" office:value="0" calcext:value-type="float">
            <office:annotation draw:style-name="gr1" draw:text-style-name="P2" svg:width="318.76pt" svg:height="29.17pt" svg:x="1995.73pt" svg:y="258.43pt" draw:caption-point-x="-11.54pt" draw:caption-point-y="-21.91pt">
              <dc:date>2017-01-05T00:00:00</dc:date>
              <text:p text:style-name="P1">planning/request.ts: <text:s text:c="3"/>public bindings: interfaces.Binding&lt;any&gt;[];</text:p>
              <text:p text:style-name="P1"/>
            </office:annotation>
            <text:p>0</text:p>
          </table:table-cell>
          <table:table-cell table:style-name="ce23" office:value-type="float" office:value="0" calcext:value-type="float">
            <office:annotation draw:style-name="gr1" draw:text-style-name="P2" svg:width="333.75pt" svg:height="64.37pt" svg:x="2070.74pt" svg:y="240.83pt" draw:caption-point-x="-11.54pt" draw:caption-point-y="-4.31pt">
              <dc:date>2017-01-05T00:00:00</dc:date>
              <text:p text:style-name="P1">planning/request.ts: <text:s text:c="7"/>bindings: (interfaces.Binding&lt;any&gt;|interfaces.Binding&lt;any&gt;[]),</text:p>
              <text:p text:style-name="P1">planning/request.ts: <text:s text:c="7"/>bindings: (interfaces.Binding&lt;any&gt;|interfaces.Binding&lt;any&gt;[]),</text:p>
              <text:p text:style-name="P1"/>
            </office:annotation>
            <text:p>0</text:p>
          </table:table-cell>
          <table:table-cell table:style-name="ce9"/>
          <table:table-cell table:style-name="ce13" table:number-columns-repeated="2"/>
          <table:table-cell table:style-name="ce19"/>
          <table:table-cell table:number-columns-repeated="2"/>
          <table:table-cell table:style-name="ce9"/>
          <table:table-cell table:style-name="ce24" office:value-type="float" office:value="0" calcext:value-type="float">
            <office:annotation draw:style-name="gr1" draw:text-style-name="P2" svg:width="329.24pt" svg:height="111.32pt" svg:x="2687.24pt" svg:y="217.36pt" draw:caption-point-x="-11.54pt" draw:caption-point-y="19.16pt">
              <dc:date>2017-01-05T00:00:00</dc:date>
              <text:p text:style-name="P1">planning/planner.ts: <text:s text:c="7"/>binding: interfaces.Binding&lt;any&gt;,</text:p>
              <text:p text:style-name="P1">planning/planner.ts: <text:s text:c="3"/>): interfaces.Binding&lt;T&gt;[] {</text:p>
              <text:p text:style-name="P1">planning/planner.ts: <text:s text:c="7"/>let bindings: interfaces.Binding&lt;T&gt;[] = [];</text:p>
              <text:p text:style-name="P1">planning/planner.ts: <text:s text:c="3"/>): interfaces.Binding&lt;any&gt;[] {</text:p>
              <text:p text:style-name="P1">planning/planner.ts: <text:s text:c="7"/>let activeBindings: interfaces.Binding&lt;any&gt;[] = [];</text:p>
              <text:p text:style-name="P1">planning/planner.ts: <text:s text:c="7"/>bindings: interfaces.Binding&lt;any&gt;[]</text:p>
              <text:p text:style-name="P1"/>
              <text:p text:style-name="P1"/>
            </office:annotation>
            <text:p>0</text:p>
          </table:table-cell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Request</text:p>
          </table:table-cell>
          <table:table-cell table:style-name="ce9"/>
          <table:table-cell table:style-name="ce23" office:value-type="float" office:value="0" calcext:value-type="float">
            <office:annotation draw:style-name="gr1" draw:text-style-name="P2" svg:width="318.76pt" svg:height="240.41pt" svg:x="296.99pt" svg:y="168.55pt" draw:caption-point-x="-11.54pt" draw:caption-point-y="83.74pt">
              <dc:date>2017-01-05T00:00:00</dc:date>
              <text:p text:style-name="P1">resolution/resolver.ts: <text:s text:c="3"/>private _resolve(request: interfaces.Request): any {</text:p>
              <text:p text:style-name="P1">resolution/resolver.ts: <text:s text:c="11"/>return childRequests.map((childRequest: interfaces.Request) =&gt; { return this._resolve(childRequest); });</text:p>
              <text:p text:style-name="P1">resolution/resolver.ts: <text:s text:c="23"/>let constructorInjectionsRequests = childRequests.filter((childRequest: interfaces.Request) =&gt; {</text:p>
              <text:p text:style-name="P1">resolution/resolver.ts: <text:s text:c="23"/>let constructorInjections = constructorInjectionsRequests.map((childRequest: interfaces.Request) =&gt; {</text:p>
              <text:p text:style-name="P1">resolution/resolver.ts: <text:s text:c="3"/>private _injectProperties(instance: any, childRequests: interfaces.Request[]) {</text:p>
              <text:p text:style-name="P1">resolution/resolver.ts: <text:s text:c="7"/>let propertyInjectionsRequests = childRequests.filter((childRequest: interfaces.Request) =&gt; {</text:p>
              <text:p text:style-name="P1">resolution/resolver.ts: <text:s text:c="7"/>let propertyInjections = propertyInjectionsRequests.map((childRequest: interfaces.Request) =&gt; {</text:p>
              <text:p text:style-name="P1">resolution/resolver.ts: <text:s text:c="7"/>propertyInjectionsRequests.forEach((r: interfaces.Request, index: number) =&gt; {</text:p>
              <text:p text:style-name="P1"/>
            </office:annotation>
            <text:p>0</text:p>
          </table:table-cell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28" office:value-type="float" office:value="1" calcext:value-type="float">
            <office:annotation draw:style-name="gr1" draw:text-style-name="P2" svg:width="288pt" svg:height="29.17pt" svg:x="915pt" svg:y="274.17pt" draw:caption-point-x="-11.54pt" draw:caption-point-y="-21.88pt">
              <dc:date>2017-01-05T00:00:00</dc:date>
              <text:p text:style-name="P1">kernel/kernel.ts: <text:s text:c="11"/>let request = new Request(</text:p>
              <text:p text:style-name="P1"/>
            </office:annotation>
            <text:p>1</text:p>
          </table:table-cell>
          <table:table-cell/>
          <table:table-cell table:style-name="ce13"/>
          <table:table-cell/>
          <table:table-cell table:style-name="ce23" office:value-type="float" office:value="0" calcext:value-type="float">
            <office:annotation draw:style-name="gr1" draw:text-style-name="P2" svg:width="288.74pt" svg:height="287.35pt" svg:x="1203pt" svg:y="145.08pt" draw:caption-point-x="-11.54pt" draw:caption-point-y="107.21pt">
              <dc:date>2017-01-05T00:00:00</dc:date>
              <text:p text:style-name="P1">syntax/binding_when_syntax.ts: <text:s text:c="3"/>public when(constraint: (request: interfaces.Request) =&gt; boolean): interfaces.BindingOnSyntax&lt;T&gt; {</text:p>
              <text:p text:style-name="P1">syntax/binding_when_syntax.ts: <text:s text:c="7"/>this._binding.constraint = (request: interfaces.Request) =&gt; {</text:p>
              <text:p text:style-name="P1">syntax/binding_when_syntax.ts: <text:s text:c="7"/>this._binding.constraint = (request: interfaces.Request) =&gt; {</text:p>
              <text:p text:style-name="P1">syntax/binding_when_syntax.ts: <text:s text:c="7"/>this._binding.constraint = (request: interfaces.Request) =&gt; {</text:p>
              <text:p text:style-name="P1">syntax/binding_when_syntax.ts: <text:s text:c="7"/>this._binding.constraint = (request: interfaces.Request) =&gt; {</text:p>
              <text:p text:style-name="P1">syntax/binding_when_syntax.ts: <text:s text:c="3"/>public whenAnyAncestorMatches(constraint: (request: interfaces.Request) =&gt; boolean): interfaces.BindingOnSyntax&lt;T&gt; {</text:p>
              <text:p text:style-name="P1">syntax/binding_when_syntax.ts: <text:s text:c="7"/>this._binding.constraint = (request: interfaces.Request) =&gt; {</text:p>
              <text:p text:style-name="P1">syntax/binding_when_syntax.ts: <text:s text:c="3"/>public whenNoAncestorMatches(constraint: (request: interfaces.Request) =&gt; boolean): interfaces.BindingOnSyntax&lt;T&gt; {</text:p>
              <text:p text:style-name="P1">syntax/binding_when_syntax.ts: <text:s text:c="7"/>this._binding.constraint = (request: interfaces.Request) =&gt; {</text:p>
              <text:p text:style-name="P1"/>
            </office:annotation>
            <text:p>0</text:p>
          </table:table-cell>
          <table:table-cell/>
          <table:table-cell table:style-name="ce23" office:value-type="float" office:value="0" calcext:value-type="float">
            <office:annotation draw:style-name="gr1" draw:text-style-name="P2" svg:width="288pt" svg:height="146.52pt" svg:x="1350.74pt" svg:y="215.49pt" draw:caption-point-x="-11.54pt" draw:caption-point-y="36.79pt">
              <dc:date>2017-01-05T00:00:00</dc:date>
              <text:p text:style-name="P1">syntax/binding_when_on_syntax.ts: <text:s text:c="3"/>public when(constraint: (request: interfaces.Request) =&gt; boolean): interfaces.BindingOnSyntax&lt;T&gt; {</text:p>
              <text:p text:style-name="P1">syntax/binding_when_on_syntax.ts: <text:s text:c="3"/>public whenAnyAncestorMatches(constraint: (request: interfaces.Request) =&gt; boolean): interfaces.BindingOnSyntax&lt;T&gt; {</text:p>
              <text:p text:style-name="P1">syntax/binding_when_on_syntax.ts: <text:s text:c="3"/>public whenNoAncestorMatches(constraint: (request: interfaces.Request) =&gt; boolean): interfaces.BindingOnSyntax&lt;T&gt; {</text:p>
              <text:p text:style-name="P1"/>
            </office:annotation>
            <text:p>0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24" office:value-type="float" office:value="0" calcext:value-type="float">
            <office:annotation draw:style-name="gr1" draw:text-style-name="P2" svg:width="287.23pt" svg:height="146.52pt" svg:x="1783.5pt" svg:y="215.49pt" draw:caption-point-x="-11.54pt" draw:caption-point-y="36.79pt">
              <dc:date>2017-01-05T00:00:00</dc:date>
              <text:p text:style-name="P1">syntax/binding_in_when_on_syntax.ts: <text:s text:c="3"/>public when(constraint: (request: interfaces.Request) =&gt; boolean): interfaces.BindingOnSyntax&lt;T&gt; {</text:p>
              <text:p text:style-name="P1">syntax/binding_in_when_on_syntax.ts: <text:s text:c="3"/>public whenAnyAncestorMatches(constraint: (request: interfaces.Request) =&gt; boolean): interfaces.BindingOnSyntax&lt;T&gt; {</text:p>
              <text:p text:style-name="P1">syntax/binding_in_when_on_syntax.ts: <text:s text:c="3"/>public whenNoAncestorMatches(constraint: (request: interfaces.Request) =&gt; boolean): interfaces.BindingOnSyntax&lt;T&gt; {</text:p>
              <text:p text:style-name="P1"/>
            </office:annotation>
            <text:p>0</text:p>
          </table:table-cell>
          <table:table-cell table:style-name="ce9"/>
          <table:table-cell table:style-name="ce23" office:value-type="float" office:value="0" calcext:value-type="float">
            <office:annotation draw:style-name="gr1" draw:text-style-name="P2" svg:width="289.5pt" svg:height="64.37pt" svg:x="1926pt" svg:y="256.56pt" draw:caption-point-x="-11.54pt" draw:caption-point-y="-4.28pt">
              <dc:date>2017-01-05T00:00:00</dc:date>
              <text:p text:style-name="P1">bindings/binding.ts: <text:s text:c="3"/>public constraint: (request: interfaces.Request) =&gt; boolean;</text:p>
              <text:p text:style-name="P1">bindings/binding.ts: <text:s text:c="7"/>this.constraint = (request: interfaces.Request) =&gt; { return true; };</text:p>
              <text:p text:style-name="P1"/>
            </office:annotation>
            <text:p>0</text:p>
          </table:table-cell>
          <table:table-cell/>
          <table:table-cell table:style-name="ce13"/>
          <table:table-cell table:style-name="ce29" office:value-type="float" office:value="1" calcext:value-type="float">
            <office:annotation draw:style-name="gr1" draw:text-style-name="P2" svg:width="327.74pt" svg:height="29.17pt" svg:x="2141.23pt" svg:y="274.17pt" draw:caption-point-x="-11.54pt" draw:caption-point-y="-21.88pt">
              <dc:date>2017-01-05T00:00:00</dc:date>
              <text:p text:style-name="P1">planning/plan.ts: <text:s text:c="3"/>public rootRequest: interfaces.Request;</text:p>
              <text:p text:style-name="P1"/>
            </office:annotation>
            <text:p>1</text:p>
          </table:table-cell>
          <table:table-cell table:style-name="ce28" office:value-type="float" office:value="1" calcext:value-type="float">
            <office:annotation draw:style-name="gr1" draw:text-style-name="P2" svg:width="327.74pt" svg:height="40.9pt" svg:x="2215.5pt" svg:y="268.3pt" draw:caption-point-x="-11.54pt" draw:caption-point-y="-16.02pt">
              <dc:date>2017-01-05T00:00:00</dc:date>
              <text:p text:style-name="P1">planning/plan.ts: <text:s text:c="3"/>public constructor(parentContext: interfaces.Context, rootRequest: interfaces.Request) {</text:p>
              <text:p text:style-name="P1"/>
            </office:annotation>
            <text:p>1</text:p>
          </table:table-cell>
          <table:table-cell table:style-name="ce13"/>
          <table:table-cell table:style-name="ce19"/>
          <table:table-cell table:number-columns-repeated="2"/>
          <table:table-cell table:style-name="ce9"/>
          <table:table-cell table:style-name="ce32" office:value-type="float" office:value="2" calcext:value-type="float">
            <office:annotation draw:style-name="gr1" draw:text-style-name="P2" svg:width="329.24pt" svg:height="64.37pt" svg:x="2687.24pt" svg:y="256.56pt" draw:caption-point-x="-11.54pt" draw:caption-point-y="-4.28pt">
              <dc:date>2017-01-05T00:00:00</dc:date>
              <text:p text:style-name="P1">planning/planner.ts: <text:s text:c="7"/>let rootRequest = new Request(</text:p>
              <text:p text:style-name="P1">planning/planner.ts: <text:s text:c="15"/>let request = new Request(</text:p>
              <text:p text:style-name="P1">planning/planner.ts: <text:s text:c="3"/>private _createSubRequest(parentRequest: interfaces.Request, target: interfaces.Target) {</text:p>
              <text:p text:style-name="P1"/>
            </office:annotation>
            <text:p>2</text:p>
          </table:table-cell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Plan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 table:number-columns-repeated="2"/>
          <table:table-cell table:style-name="ce9"/>
          <table:table-cell table:style-name="ce27" office:value-type="float" office:value="1" calcext:value-type="float">
            <office:annotation draw:style-name="gr1" draw:text-style-name="P2" svg:width="329.24pt" svg:height="40.9pt" svg:x="2687.24pt" svg:y="284.06pt" draw:caption-point-x="-11.54pt" draw:caption-point-y="-16.04pt">
              <dc:date>2017-01-05T00:00:00</dc:date>
              <text:p text:style-name="P1">src/planning/planner.ts: <text:s text:c="7"/>let plan = new Plan(context, rootRequest);</text:p>
              <text:p text:style-name="P1"/>
            </office:annotation>
            <text:p>1</text:p>
          </table:table-cell>
          <table:table-cell table:style-name="ce33" office:value-type="float" office:value="0" calcext:value-type="float">
            <office:annotation draw:style-name="gr1" draw:text-style-name="P2" svg:width="345.74pt" svg:height="29.17pt" svg:x="2760.75pt" svg:y="289.93pt" draw:caption-point-x="-11.54pt" draw:caption-point-y="-21.91pt">
              <dc:date>2017-01-05T00:00:00</dc:date>
              <text:p text:style-name="P1">src/planning/context.ts: <text:s text:c="3"/>public plan: interfaces.Plan;</text:p>
              <text:p text:style-name="P1"/>
            </office:annotation>
            <text:p>0</text:p>
          </table:table-cell>
          <table:table-cell table:style-name="ce23" office:value-type="float" office:value="0" calcext:value-type="float">
            <office:annotation draw:style-name="gr1" draw:text-style-name="P2" svg:width="360pt" svg:height="29.17pt" svg:x="2836.49pt" svg:y="289.93pt" draw:caption-point-x="-11.54pt" draw:caption-point-y="-21.91pt">
              <dc:date>2017-01-05T00:00:00</dc:date>
              <text:p text:style-name="P1">src/planning/context.ts: <text:s text:c="3"/>public addPlan(plan: interfaces.Plan) {</text:p>
              <text:p text:style-name="P1"/>
            </office:annotation>
            <text:p>0</text:p>
          </table:table-cell>
          <table:table-cell table:number-columns-repeated="987"/>
        </table:table-row>
        <table:table-row table:style-name="ro1">
          <table:table-cell table:style-name="ce4" office:value-type="string" calcext:value-type="string">
            <text:p>QueryableString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 table:style-name="ce27" office:value-type="float" office:value="1" calcext:value-type="float">
            <office:annotation draw:style-name="gr2" draw:text-style-name="P2" svg:width="291.77pt" svg:height="40.9pt" svg:x="2468.98pt" svg:y="299.79pt" draw:caption-point-x="-11.54pt" draw:caption-point-y="-16.02pt">
              <dc:date>2017-01-05T00:00:00</dc:date>
              <text:p text:style-name="P1">src/planning/target.ts: <text:s text:c="3"/>public name: interfaces.QueryableString;</text:p>
              <text:p text:style-name="P1"/>
            </office:annotation>
            <text:p>1</text:p>
          </table:table-cell>
          <table:table-cell table:style-name="ce27" office:value-type="float" office:value="1" calcext:value-type="float">
            <office:annotation draw:style-name="gr2" draw:text-style-name="P2" svg:width="293.24pt" svg:height="40.9pt" svg:x="2543.24pt" svg:y="299.79pt" draw:caption-point-x="-11.54pt" draw:caption-point-y="-16.02pt">
              <dc:date>2017-01-05T00:00:00</dc:date>
              <text:p text:style-name="P1">src/planning/target.ts: <text:s text:c="7"/>this.name = new QueryableString(name || "");</text:p>
              <text:p text:style-name="P1"/>
            </office:annotation>
            <text:p>1</text:p>
          </table:table-cell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Metadata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28" office:value-type="float" office:value="2" calcext:value-type="float">
            <office:annotation draw:style-name="gr1" draw:text-style-name="P2" svg:width="288pt" svg:height="64.37pt" svg:x="915pt" svg:y="303.82pt" draw:caption-point-x="-11.54pt" draw:caption-point-y="-4.31pt">
              <dc:date>2017-01-05T00:00:00</dc:date>
              <text:p text:style-name="P1">src/kernel/kernel.ts: <text:s text:c="7"/>let metadata = new Metadata(key, value);</text:p>
              <text:p text:style-name="P1">src/kernel/kernel.ts: <text:s text:c="7"/>let metadata = new Metadata(key, value);</text:p>
              <text:p text:style-name="P1"/>
            </office:annotation>
            <text:p>2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 table:style-name="ce24" office:value-type="float" office:value="0" calcext:value-type="float">
            <office:annotation draw:style-name="gr1" draw:text-style-name="P2" svg:width="291.77pt" svg:height="29.17pt" svg:x="2468.98pt" svg:y="321.42pt" draw:caption-point-x="-11.54pt" draw:caption-point-y="-21.91pt">
              <dc:date>2017-01-05T00:00:00</dc:date>
              <text:p text:style-name="P1">src/planning/target.ts: <text:s text:c="3"/>public metadata: Array&lt;Metadata&gt;;</text:p>
              <text:p text:style-name="P1"/>
            </office:annotation>
            <text:p>0</text:p>
          </table:table-cell>
          <table:table-cell table:style-name="ce32" office:value-type="float" office:value="4" calcext:value-type="float">
            <office:annotation draw:style-name="gr1" draw:text-style-name="P2" svg:width="293.24pt" svg:height="134.79pt" svg:x="2543.24pt" svg:y="268.61pt" draw:caption-point-x="-11.54pt" draw:caption-point-y="30.9pt">
              <dc:date>2017-01-05T00:00:00</dc:date>
              <text:p text:style-name="P1">src/planning/target.ts: <text:s text:c="7"/>namedOrTagged?: (string|Metadata)</text:p>
              <text:p text:style-name="P1">src/planning/target.ts: <text:s text:c="7"/>this.metadata = new Array&lt;Metadata&gt;();</text:p>
              <text:p text:style-name="P1">src/planning/target.ts: <text:s text:c="7"/>let metadataItem: interfaces.Metadata = null;</text:p>
              <text:p text:style-name="P1">src/planning/target.ts: <text:s text:c="11"/>metadataItem = new Metadata(METADATA_KEY.NAMED_TAG, namedOrTagged);</text:p>
              <text:p text:style-name="P1">src/planning/target.ts: <text:s text:c="7"/>} else if (namedOrTagged instanceof Metadata) {</text:p>
              <text:p text:style-name="P1"/>
            </office:annotation>
            <text:p>4</text:p>
          </table:table-cell>
          <table:table-cell table:style-name="ce9"/>
          <table:table-cell table:style-name="ce24" office:value-type="float" office:value="0" calcext:value-type="float">
            <office:annotation draw:style-name="gr1" draw:text-style-name="P2" svg:width="329.24pt" svg:height="64.37pt" svg:x="2687.24pt" svg:y="303.82pt" draw:caption-point-x="-11.54pt" draw:caption-point-y="-4.31pt">
              <dc:date>2017-01-05T00:00:00</dc:date>
              <text:p text:style-name="P1">src/planning/planner.ts: <text:s text:c="7"/>targetMetadata.forEach((m: interfaces.Metadata) =&gt; {</text:p>
              <text:p text:style-name="P1">src/planning/planner.ts: <text:s text:c="15"/>return t.metadata.filter((m: interfaces.Metadata) =&gt; {</text:p>
              <text:p text:style-name="P1"/>
            </office:annotation>
            <text:p>0</text:p>
          </table:table-cell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Target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38" office:value-type="float" office:value="2" calcext:value-type="float">
            <office:annotation draw:style-name="gr1" draw:text-style-name="P2" svg:width="288pt" svg:height="111.32pt" svg:x="915pt" svg:y="296.11pt" draw:caption-point-x="-11.54pt" draw:caption-point-y="19.16pt">
              <dc:date>2017-01-05T00:00:00</dc:date>
              <text:p text:style-name="P1">src/kernel/kernel.ts: <text:s text:c="7"/>let target = new Target(TargetType.ConstructorArgument, null, serviceIdentifier, metadata);</text:p>
              <text:p text:style-name="P1">src/kernel/kernel.ts: <text:s text:c="7"/>let target = new Target(null, null, serviceIdentifier, metadata);</text:p>
              <text:p text:style-name="P1">src/kernel/kernel.ts: <text:s text:c="3"/>private _createContext&lt;T&gt;(binding: interfaces.Binding&lt;T&gt;, target: interfaces.Target): interfaces.Context {</text:p>
              <text:p text:style-name="P1"/>
            </office:annotation>
            <text:p>2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 table:style-name="ce27" office:value-type="float" office:value="1" calcext:value-type="float">
            <office:annotation draw:style-name="gr1" draw:text-style-name="P2" svg:width="318.76pt" svg:height="29.17pt" svg:x="1995.73pt" svg:y="337.18pt" draw:caption-point-x="-11.54pt" draw:caption-point-y="-21.91pt">
              <dc:date>2017-01-05T00:00:00</dc:date>
              <text:p text:style-name="P1">src/planning/request.ts: <text:s text:c="3"/>public target: interfaces.Target;</text:p>
              <text:p text:style-name="P1"/>
            </office:annotation>
            <text:p>1</text:p>
          </table:table-cell>
          <table:table-cell table:style-name="ce27" office:value-type="float" office:value="2" calcext:value-type="float">
            <office:annotation draw:style-name="gr1" draw:text-style-name="P2" svg:width="333.75pt" svg:height="40.9pt" svg:x="2070.74pt" svg:y="331.31pt" draw:caption-point-x="-11.54pt" draw:caption-point-y="-16.04pt">
              <dc:date>2017-01-05T00:00:00</dc:date>
              <text:p text:style-name="P1">src/planning/request.ts: <text:s text:c="7"/>target: interfaces.Target = null</text:p>
              <text:p text:style-name="P1">src/planning/request.ts: <text:s text:c="7"/>target: interfaces.Target</text:p>
              <text:p text:style-name="P1"/>
            </office:annotation>
            <text:p>2</text:p>
          </table:table-cell>
          <table:table-cell table:style-name="ce9"/>
          <table:table-cell table:style-name="ce13" table:number-columns-repeated="2"/>
          <table:table-cell table:style-name="ce19"/>
          <table:table-cell table:number-columns-repeated="2"/>
          <table:table-cell table:style-name="ce9"/>
          <table:table-cell table:style-name="ce32" office:value-type="float" office:value="2" calcext:value-type="float">
            <office:annotation draw:style-name="gr1" draw:text-style-name="P2" svg:width="329.24pt" svg:height="193.46pt" svg:x="2687.24pt" svg:y="255.03pt" draw:caption-point-x="-11.54pt" draw:caption-point-y="60.24pt">
              <dc:date>2017-01-05T00:00:00</dc:date>
              <text:p text:style-name="P1">src/planning/planner.ts: <text:s text:c="3"/>private _createSubRequest(parentRequest: interfaces.Request, target: interfaces.Target) {</text:p>
              <text:p text:style-name="P1">src/planning/planner.ts: <text:s text:c="3"/>private _getTargets(func: Function, isBaseClass: boolean): interfaces.Target[] {</text:p>
              <text:p text:style-name="P1">src/planning/planner.ts: <text:s text:c="11"/>let target = new Target(TargetType.ConstructorArgument, metadata.targetName, serviceIndentifier);</text:p>
              <text:p text:style-name="P1">src/planning/planner.ts: <text:s text:c="11"/>let target = new Target(TargetType.ClassProperty, targetName, serviceIndentifier);</text:p>
              <text:p text:style-name="P1">src/planning/planner.ts: <text:s text:c="3"/>private _getDependencies(func: Function): interfaces.Target[] {</text:p>
              <text:p text:style-name="P1">src/planning/planner.ts: <text:s text:c="7"/>let targets: interfaces.Target[] = this._getTargets(func, false);</text:p>
              <text:p text:style-name="P1">src/planning/planner.ts: <text:s text:c="11"/>let metadata: any[] = targets.map((t: interfaces.Target) =&gt; {</text:p>
              <text:p text:style-name="P1"/>
            </office:annotation>
            <text:p>2</text:p>
          </table:table-cell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Planner</text:p>
          </table:table-cell>
          <table:table-cell table:style-name="ce9"/>
          <table:table-cell table:style-name="ce13"/>
          <table:table-cell/>
          <table:table-cell table:style-name="ce13" table:number-columns-repeated="3"/>
          <table:table-cell/>
          <table:table-cell table:style-name="ce13"/>
          <table:table-cell table:style-name="ce27" office:value-type="float" office:value="1" calcext:value-type="float">
            <office:annotation draw:style-name="gr2" draw:text-style-name="P2" svg:width="293.24pt" svg:height="29.17pt" svg:x="838.49pt" svg:y="352.91pt" draw:caption-point-x="-11.54pt" draw:caption-point-y="-21.88pt">
              <dc:date>2017-01-05T00:00:00</dc:date>
              <text:p text:style-name="P1">src/kernel/kernel.ts: <text:s text:c="3"/>private _planner: Planner;</text:p>
              <text:p text:style-name="P1"/>
            </office:annotation>
            <text:p>1</text:p>
          </table:table-cell>
          <table:table-cell table:style-name="ce28" office:value-type="float" office:value="1" calcext:value-type="float">
            <office:annotation draw:style-name="gr2" draw:text-style-name="P2" svg:width="288pt" svg:height="29.17pt" svg:x="915pt" svg:y="352.91pt" draw:caption-point-x="-11.54pt" draw:caption-point-y="-21.88pt">
              <dc:date>2017-01-05T00:00:00</dc:date>
              <text:p text:style-name="P1">src/kernel/kernel.ts: <text:s text:c="7"/>this._planner = new Planner();</text:p>
              <text:p text:style-name="P1"/>
            </office:annotation>
            <text:p>1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style-name="ce9"/>
          <table:table-cell table:style-name="ce13" table:number-columns-repeated="2"/>
          <table:table-cell table:style-name="ce19"/>
          <table:table-cell table:number-columns-repeated="2"/>
          <table:table-cell table:style-name="ce9"/>
          <table:table-cell table:style-name="ce13"/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style-name="ce4" office:value-type="string" calcext:value-type="string">
            <text:p>Context</text:p>
          </table:table-cell>
          <table:table-cell table:style-name="ce9"/>
          <table:table-cell table:style-name="ce23" office:value-type="float" office:value="0" calcext:value-type="float">
            <office:annotation draw:style-name="gr1" draw:text-style-name="P2" svg:width="318.76pt" svg:height="40.9pt" svg:x="296.99pt" svg:y="362.81pt" draw:caption-point-x="-11.54pt" draw:caption-point-y="-16.04pt">
              <dc:date>2017-01-05T00:00:00</dc:date>
              <text:p text:style-name="P1">src/resolution/resolver.ts: <text:s text:c="3"/>public resolve&lt;T&gt;(context: interfaces.Context): T {</text:p>
              <text:p text:style-name="P1"/>
            </office:annotation>
            <text:p>0</text:p>
          </table:table-cell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23" office:value-type="float" office:value="0" calcext:value-type="float">
            <office:annotation draw:style-name="gr1" draw:text-style-name="P2" svg:width="288pt" svg:height="169.99pt" svg:x="915pt" svg:y="298.26pt" draw:caption-point-x="-11.54pt" draw:caption-point-y="48.5pt">
              <dc:date>2017-01-05T00:00:00</dc:date>
              <text:p text:style-name="P1">src/kernel/kernel.ts: <text:s text:c="11"/>contextInterceptor: (context: interfaces.Context) =&gt; { return context; },</text:p>
              <text:p text:style-name="P1">src/kernel/kernel.ts: <text:s text:c="11"/>contextInterceptor: (context: interfaces.Context) =&gt; { return context; },</text:p>
              <text:p text:style-name="P1">src/kernel/kernel.ts: <text:s text:c="11"/>contextInterceptor: (context: interfaces.Context) =&gt; { return context; },</text:p>
              <text:p text:style-name="P1">src/kernel/kernel.ts: <text:s text:c="11"/>contextInterceptor: (context: interfaces.Context) =&gt; { return context; },</text:p>
              <text:p text:style-name="P1">src/kernel/kernel.ts: <text:s text:c="3"/>private _createContext&lt;T&gt;(binding: interfaces.Binding&lt;T&gt;, target: interfaces.Target): interfaces.Context {</text:p>
              <text:p text:style-name="P1">src/kernel/kernel.ts: <text:s text:c="7"/>contextInterceptor: (context: interfaces.Context) =&gt; interfaces.Context</text:p>
              <text:p text:style-name="P1"/>
            </office:annotation>
            <text:p>0</text:p>
          </table:table-cell>
          <table:table-cell/>
          <table:table-cell table:style-name="ce23" office:value-type="float" office:value="0" calcext:value-type="float">
            <office:annotation draw:style-name="gr1" draw:text-style-name="P2" svg:width="292.51pt" svg:height="52.64pt" svg:x="1058.23pt" svg:y="356.94pt" draw:caption-point-x="-11.54pt" draw:caption-point-y="-10.18pt">
              <dc:date>2017-01-05T00:00:00</dc:date>
              <text:p text:style-name="P1">src/syntax/binding_to_syntax.ts: <text:s text:c="3"/>public toDynamicValue(func: (context: interfaces.Context) =&gt; T): interfaces.BindingInWhenOnSyntax&lt;T&gt; {</text:p>
              <text:p text:style-name="P1"/>
            </office:annotation>
            <text:p>0</text:p>
          </table:table-cell>
          <table:table-cell/>
          <table:table-cell table:style-name="ce13"/>
          <table:table-cell/>
          <table:table-cell table:style-name="ce23" office:value-type="float" office:value="0" calcext:value-type="float">
            <office:annotation draw:style-name="gr1" draw:text-style-name="P2" svg:width="288pt" svg:height="52.64pt" svg:x="1350.74pt" svg:y="356.94pt" draw:caption-point-x="-11.54pt" draw:caption-point-y="-10.18pt">
              <dc:date>2017-01-05T00:00:00</dc:date>
              <text:p text:style-name="P1">src/syntax/binding_when_on_syntax.ts: <text:s text:c="3"/>public onActivation(handler: (context: interfaces.Context, injectable: T) =&gt; T): interfaces.BindingWhenSyntax&lt;T&gt; {</text:p>
              <text:p text:style-name="P1"/>
            </office:annotation>
            <text:p>0</text:p>
          </table:table-cell>
          <table:table-cell/>
          <table:table-cell table:style-name="ce23" office:value-type="float" office:value="0" calcext:value-type="float">
            <office:annotation draw:style-name="gr1" draw:text-style-name="P2" svg:width="291.77pt" svg:height="52.64pt" svg:x="1491.73pt" svg:y="356.94pt" draw:caption-point-x="-11.54pt" draw:caption-point-y="-10.18pt">
              <dc:date>2017-01-05T00:00:00</dc:date>
              <text:p text:style-name="P1">src/syntax/binding_on_syntax.ts: <text:s text:c="3"/>public onActivation(handler: (context: interfaces.Context, injectable: T) =&gt; T): interfaces.BindingWhenSyntax&lt;T&gt; {</text:p>
              <text:p text:style-name="P1"/>
            </office:annotation>
            <text:p>0</text:p>
          </table:table-cell>
          <table:table-cell/>
          <table:table-cell table:style-name="ce13"/>
          <table:table-cell/>
          <table:table-cell table:style-name="ce24" office:value-type="float" office:value="0" calcext:value-type="float">
            <office:annotation draw:style-name="gr1" draw:text-style-name="P2" svg:width="287.23pt" svg:height="52.64pt" svg:x="1783.5pt" svg:y="356.94pt" draw:caption-point-x="-11.54pt" draw:caption-point-y="-10.18pt">
              <dc:date>2017-01-05T00:00:00</dc:date>
              <text:p text:style-name="P1">src/syntax/binding_in_when_on_syntax.ts: <text:s text:c="3"/>public onActivation(handler: (context: interfaces.Context, injectable: T) =&gt; T): interfaces.BindingWhenSyntax&lt;T&gt; {</text:p>
              <text:p text:style-name="P1"/>
            </office:annotation>
            <text:p>0</text:p>
          </table:table-cell>
          <table:table-cell table:style-name="ce9"/>
          <table:table-cell table:style-name="ce13"/>
          <table:table-cell table:style-name="ce27" office:value-type="float" office:value="1" calcext:value-type="float">
            <office:annotation draw:style-name="gr1" draw:text-style-name="P2" svg:width="318.76pt" svg:height="29.17pt" svg:x="1995.73pt" svg:y="368.67pt" draw:caption-point-x="-11.54pt" draw:caption-point-y="-21.91pt">
              <dc:date>2017-01-05T00:00:00</dc:date>
              <text:p text:style-name="P1">src/planning/request.ts: <text:s text:c="3"/>public parentContext: interfaces.Context;</text:p>
              <text:p text:style-name="P1"/>
            </office:annotation>
            <text:p>1</text:p>
          </table:table-cell>
          <table:table-cell table:style-name="ce28" office:value-type="float" office:value="1" calcext:value-type="float">
            <office:annotation draw:style-name="gr1" draw:text-style-name="P2" svg:width="333.75pt" svg:height="29.17pt" svg:x="2070.74pt" svg:y="368.67pt" draw:caption-point-x="-11.54pt" draw:caption-point-y="-21.91pt">
              <dc:date>2017-01-05T00:00:00</dc:date>
              <text:p text:style-name="P1">src/planning/request.ts: <text:s text:c="7"/>parentContext: interfaces.Context,</text:p>
              <text:p text:style-name="P1"/>
            </office:annotation>
            <text:p>1</text:p>
          </table:table-cell>
          <table:table-cell table:style-name="ce29" office:value-type="float" office:value="1" calcext:value-type="float">
            <office:annotation draw:style-name="gr1" draw:text-style-name="P2" svg:width="327.74pt" svg:height="29.17pt" svg:x="2141.23pt" svg:y="368.67pt" draw:caption-point-x="-11.54pt" draw:caption-point-y="-21.91pt">
              <dc:date>2017-01-05T00:00:00</dc:date>
              <text:p text:style-name="P1">src/planning/plan.ts: <text:s text:c="3"/>public parentContext: interfaces.Context;</text:p>
              <text:p text:style-name="P1"/>
            </office:annotation>
            <text:p>1</text:p>
          </table:table-cell>
          <table:table-cell table:style-name="ce28" office:value-type="float" office:value="1" calcext:value-type="float">
            <office:annotation draw:style-name="gr1" draw:text-style-name="P2" svg:width="327.74pt" svg:height="40.9pt" svg:x="2215.5pt" svg:y="362.81pt" draw:caption-point-x="-11.54pt" draw:caption-point-y="-16.04pt">
              <dc:date>2017-01-05T00:00:00</dc:date>
              <text:p text:style-name="P1">src/planning/plan.ts: <text:s text:c="3"/>public constructor(parentContext: interfaces.Context, rootRequest: interfaces.Request) {</text:p>
              <text:p text:style-name="P1"/>
            </office:annotation>
            <text:p>1</text:p>
          </table:table-cell>
          <table:table-cell table:style-name="ce13"/>
          <table:table-cell table:style-name="ce19"/>
          <table:table-cell table:number-columns-repeated="2"/>
          <table:table-cell table:style-name="ce9"/>
          <table:table-cell table:style-name="ce27" office:value-type="float" office:value="1" calcext:value-type="float">
            <office:annotation draw:style-name="gr1" draw:text-style-name="P2" svg:width="329.24pt" svg:height="29.17pt" svg:x="2687.24pt" svg:y="368.67pt" draw:caption-point-x="-11.54pt" draw:caption-point-y="-21.91pt">
              <dc:date>2017-01-05T00:00:00</dc:date>
              <text:p text:style-name="P1">src/planning/planner.ts: <text:s text:c="7"/>return new Context(kernel);</text:p>
              <text:p text:style-name="P1"/>
            </office:annotation>
            <text:p>1</text:p>
          </table:table-cell>
          <table:table-cell table:style-name="ce9"/>
          <table:table-cell table:style-name="ce13"/>
          <table:table-cell table:number-columns-repeated="987"/>
        </table:table-row>
        <table:table-row table:style-name="ro1">
          <table:table-cell table:number-columns-repeated="21"/>
          <table:table-cell table:style-name="ce4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Total of Associations:</text:p>
          </table:table-cell>
          <table:table-cell table:formula="of:=SUM([.B4:.B23];[.D4:.D23];[.H4:.H23];[.J4:.J23];[.L4:.L23];[.N4:.N23];[.P4:.P23];[.R4:.R23];[.T4:.T23];[.V4:.V23];[.X4:.X23];[.Z4:.Z23];[.AB4:.AB23];[.AF4:.AF23];[.AH4:.AH23];[.AJ4:.AJ23])" office:value-type="string" office:string-value="14" calcext:value-type="string">
            <text:p>1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otal of Dependencies:</text:p>
          </table:table-cell>
          <table:table-cell table:formula="of:=SUM([.C4:.C23];[.E4:.E23];[.I4:.I23];[.K4:.K23];[.M4:.M23];[.O4:.O23];[.Q4:.Q23];[.S4:.S23];[.U4:.U23];[.W4:.W23];[.Y4:.Y23];[.AA4:.AA23];[.AC4:.AC23];[.AG4:.AG23];[.AI4:.AI23];[.AK4:.AK23])" office:value-type="string" office:string-value="59" calcext:value-type="string">
            <text:p>59</text:p>
          </table:table-cell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nnotated.A2:annotated.AO2">
            <calcext:condition calcext:apply-style-name="ConditionalStyle_1" calcext:value="formula-is(LEN(TRIM([.A2]))&gt;0)" calcext:base-cell-address="annotated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 fo:border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acle" style:display-name="PageStyle_Orac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-tests" style:display-name="PageStyle_class-te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notated" style:display-name="PageStyle_annotat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80" meta:object-count="0"/>
    <meta:generator>LibreOfficeDev/5.1.0.3$Linux_X86_64 LibreOffice_project/</meta:generator>
  </office:meta>
</office:document-meta>
</file>